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60pt" officeooo:rsid="00150306" officeooo:paragraph-rsid="00150306" style:font-size-asian="60pt" style:font-size-complex="60pt"/>
    </style:style>
    <style:style style:name="P2" style:family="paragraph" style:parent-style-name="Standard">
      <style:paragraph-properties fo:text-align="start" style:justify-single-word="false"/>
      <style:text-properties fo:font-size="14pt" fo:font-style="italic" style:text-underline-style="none" fo:font-weight="bold" officeooo:rsid="001b24b1" officeooo:paragraph-rsid="0016a977" style:font-size-asian="12.25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ext-properties fo:font-size="14pt" fo:font-style="italic" style:text-underline-style="none" fo:font-weight="normal" officeooo:rsid="00096a61" officeooo:paragraph-rsid="0016a97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fo:font-size="14pt" fo:font-style="italic" style:text-underline-style="none" fo:font-weight="normal" officeooo:rsid="000bf9ae" officeooo:paragraph-rsid="0016a977" style:font-size-asian="12.25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fo:font-size="14pt" fo:font-style="italic" style:text-underline-style="none" fo:font-weight="normal" officeooo:rsid="001219e5" officeooo:paragraph-rsid="0016a977" style:font-size-asian="12.25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fo:font-size="14pt" fo:font-style="italic" style:text-underline-style="none" fo:font-weight="normal" officeooo:rsid="00145aa7" officeooo:paragraph-rsid="0016a977" style:font-size-asian="12.25pt" style:font-style-asian="italic" style:font-weight-asian="normal" style:font-size-complex="14pt" style:font-style-complex="italic" style:font-weight-complex="normal"/>
    </style:style>
    <style:style style:name="P7" style:family="paragraph" style:parent-style-name="Standard">
      <style:paragraph-properties fo:text-align="start" style:justify-single-word="false"/>
      <style:text-properties fo:font-size="14pt" fo:font-style="italic" style:text-underline-style="none" fo:font-weight="normal" officeooo:rsid="00145aa7" officeooo:paragraph-rsid="001ee328" style:font-size-asian="12.25pt" style:font-style-asian="italic" style:font-weight-asian="normal" style:font-size-complex="14pt" style:font-style-complex="italic" style:font-weight-complex="normal"/>
    </style:style>
    <style:style style:name="P8" style:family="paragraph" style:parent-style-name="Standard">
      <style:text-properties fo:font-size="14pt" fo:font-style="italic" style:text-underline-style="none" fo:font-weight="normal" officeooo:rsid="0029b9cd" officeooo:paragraph-rsid="001abad8" style:font-size-asian="14pt" style:font-style-asian="italic" style:font-weight-asian="normal" style:font-size-complex="14pt" style:font-style-complex="italic" style:font-weight-complex="normal"/>
    </style:style>
    <style:style style:name="P9" style:family="paragraph" style:parent-style-name="Standard">
      <style:text-properties fo:font-size="14pt" fo:font-style="italic" style:text-underline-style="none" fo:font-weight="normal" officeooo:rsid="0011ab05" officeooo:paragraph-rsid="001abad8"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0631a6" officeooo:paragraph-rsid="0016a977" style:font-size-asian="12.25pt" style:font-style-asian="italic" style:font-weight-asian="bold" style:font-size-complex="14pt" style:font-style-complex="italic" style:font-weight-complex="bold"/>
    </style:style>
    <style:style style:name="P11"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0bf9ae" officeooo:paragraph-rsid="0016a977" style:font-size-asian="12.25pt" style:font-style-asian="italic" style:font-weight-asian="bold" style:font-size-complex="14pt" style:font-style-complex="italic" style:font-weight-complex="bold"/>
    </style:style>
    <style:style style:name="P12"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145aa7" officeooo:paragraph-rsid="0016a977" style:font-size-asian="12.25pt" style:font-style-asian="italic" style:font-weight-asian="bold" style:font-size-complex="14pt" style:font-style-complex="italic" style:font-weight-complex="bold"/>
    </style:style>
    <style:style style:name="P13"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177c2a" officeooo:paragraph-rsid="001ee328" style:font-size-asian="12.25pt" style:font-style-asian="italic" style:font-weight-asian="bold" style:font-size-complex="14pt" style:font-style-complex="italic" style:font-weight-complex="bold"/>
    </style:style>
    <style:style style:name="P14" style:family="paragraph" style:parent-style-name="Standard">
      <style:text-properties fo:font-size="14pt" fo:font-style="italic" style:text-underline-style="solid" style:text-underline-width="auto" style:text-underline-color="font-color" fo:font-weight="bold" officeooo:rsid="0011ab05" officeooo:paragraph-rsid="001abad8" style:font-size-asian="14pt" style:font-style-asian="italic" style:font-weight-asian="bold" style:font-size-complex="14pt" style:font-style-complex="italic" style:font-weight-complex="bold"/>
    </style:style>
    <style:style style:name="P15"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23e8f1" officeooo:paragraph-rsid="001abad8" style:font-size-asian="14pt" style:font-style-asian="italic" style:font-weight-asian="bold" style:font-size-complex="14pt" style:font-style-complex="italic" style:font-weight-complex="bold"/>
    </style:style>
    <style:style style:name="P16" style:family="paragraph" style:parent-style-name="Standard">
      <style:text-properties fo:font-size="14pt" fo:font-style="italic" style:text-underline-style="solid" style:text-underline-width="auto" style:text-underline-color="font-color" fo:font-weight="bold" officeooo:rsid="0028117b" officeooo:paragraph-rsid="001abad8" style:font-size-asian="14pt" style:font-style-asian="italic" style:font-weight-asian="bold" style:font-size-complex="14pt" style:font-style-complex="italic" style:font-weight-complex="bold"/>
    </style:style>
    <style:style style:name="P17" style:family="paragraph" style:parent-style-name="Standard">
      <style:text-properties fo:font-size="14pt" fo:font-style="italic" style:text-underline-style="solid" style:text-underline-width="auto" style:text-underline-color="font-color" fo:font-weight="bold" officeooo:rsid="0029757d" officeooo:paragraph-rsid="001abad8" style:font-size-asian="14pt" style:font-style-asian="italic" style:font-weight-asian="bold" style:font-size-complex="14pt" style:font-style-complex="italic" style:font-weight-complex="bold"/>
    </style:style>
    <style:style style:name="P18" style:family="paragraph" style:parent-style-name="Standard">
      <style:text-properties fo:font-size="14pt" fo:font-style="italic" officeooo:rsid="0012fc7d" officeooo:paragraph-rsid="001abad8" style:font-size-asian="14pt" style:font-style-asian="italic" style:font-size-complex="14pt" style:font-style-complex="italic"/>
    </style:style>
    <style:style style:name="P19" style:family="paragraph" style:parent-style-name="Standard">
      <style:text-properties fo:font-size="14pt" fo:font-style="italic" officeooo:rsid="00146116" officeooo:paragraph-rsid="001abad8" style:font-size-asian="14pt" style:font-style-asian="italic" style:font-size-complex="14pt" style:font-style-complex="italic"/>
    </style:style>
    <style:style style:name="P20" style:family="paragraph" style:parent-style-name="Standard">
      <style:text-properties fo:font-size="14pt" fo:font-style="italic" officeooo:rsid="00181ded" officeooo:paragraph-rsid="001abad8" style:font-size-asian="14pt" style:font-style-asian="italic" style:font-size-complex="14pt" style:font-style-complex="italic"/>
    </style:style>
    <style:style style:name="P21" style:family="paragraph" style:parent-style-name="Standard">
      <style:text-properties fo:font-size="14pt" fo:font-style="italic" officeooo:rsid="0011ab05" officeooo:paragraph-rsid="001abad8" style:font-size-asian="14pt" style:font-style-asian="italic" style:font-size-complex="14pt" style:font-style-complex="italic"/>
    </style:style>
    <style:style style:name="P22" style:family="paragraph" style:parent-style-name="Standard">
      <style:text-properties fo:font-size="14pt" fo:font-style="italic" officeooo:rsid="001ee8ef" officeooo:paragraph-rsid="001abad8" style:font-size-asian="14pt" style:font-style-asian="italic" style:font-size-complex="14pt" style:font-style-complex="italic"/>
    </style:style>
    <style:style style:name="P23" style:family="paragraph" style:parent-style-name="Standard">
      <style:text-properties fo:font-size="14pt" fo:font-style="italic" officeooo:rsid="0015ca20" officeooo:paragraph-rsid="001abad8" style:font-size-asian="14pt" style:font-style-asian="italic" style:font-size-complex="14pt" style:font-style-complex="italic"/>
    </style:style>
    <style:style style:name="P24" style:family="paragraph" style:parent-style-name="Standard">
      <style:text-properties fo:font-size="14pt" fo:font-style="italic" officeooo:rsid="0016c327" officeooo:paragraph-rsid="001abad8" style:font-size-asian="14pt" style:font-style-asian="italic" style:font-size-complex="14pt" style:font-style-complex="italic"/>
    </style:style>
    <style:style style:name="P25" style:family="paragraph" style:parent-style-name="Standard">
      <style:text-properties fo:font-size="14pt" fo:font-style="italic" officeooo:rsid="0023e8f1" officeooo:paragraph-rsid="001abad8" style:font-size-asian="14pt" style:font-style-asian="italic" style:font-size-complex="14pt" style:font-style-complex="italic"/>
    </style:style>
    <style:style style:name="P26" style:family="paragraph" style:parent-style-name="Standard">
      <style:text-properties fo:font-size="14pt" fo:font-style="italic" officeooo:rsid="0024d488" officeooo:paragraph-rsid="001abad8" style:font-size-asian="14pt" style:font-style-asian="italic" style:font-size-complex="14pt" style:font-style-complex="italic"/>
    </style:style>
    <style:style style:name="P27" style:family="paragraph" style:parent-style-name="Standard">
      <style:text-properties fo:font-size="14pt" fo:font-style="italic" officeooo:rsid="0029757d" officeooo:paragraph-rsid="001abad8" style:font-size-asian="14pt" style:font-style-asian="italic" style:font-size-complex="14pt" style:font-style-complex="italic"/>
    </style:style>
    <style:style style:name="P28" style:family="paragraph" style:parent-style-name="Standard">
      <style:text-properties fo:font-size="14pt" fo:font-style="italic" fo:font-weight="bold" officeooo:rsid="00181ded" officeooo:paragraph-rsid="001abad8" style:font-size-asian="14pt" style:font-style-asian="italic" style:font-weight-asian="bold" style:font-size-complex="14pt" style:font-style-complex="italic" style:font-weight-complex="bold"/>
    </style:style>
    <style:style style:name="P29" style:family="paragraph" style:parent-style-name="Standard">
      <style:text-properties fo:font-size="14pt" fo:font-style="italic" fo:font-weight="bold" officeooo:rsid="00205b07" officeooo:paragraph-rsid="001abad8" style:font-size-asian="14pt" style:font-style-asian="italic" style:font-weight-asian="bold" style:font-size-complex="14pt" style:font-style-complex="italic" style:font-weight-complex="bold"/>
    </style:style>
    <style:style style:name="P30" style:family="paragraph" style:parent-style-name="Standard">
      <style:text-properties fo:font-size="14pt" fo:font-style="italic" fo:font-weight="bold" officeooo:rsid="0015ca20" officeooo:paragraph-rsid="001abad8" style:font-size-asian="14pt" style:font-style-asian="italic" style:font-weight-asian="bold" style:font-size-complex="14pt" style:font-style-complex="italic" style:font-weight-complex="bold"/>
    </style:style>
    <style:style style:name="P31" style:family="paragraph" style:parent-style-name="Standard">
      <style:text-properties fo:font-size="14pt" fo:font-style="italic" fo:font-weight="bold" officeooo:rsid="00220555" officeooo:paragraph-rsid="001abad8" style:font-size-asian="14pt" style:font-style-asian="italic" style:font-weight-asian="bold" style:font-size-complex="14pt" style:font-style-complex="italic" style:font-weight-complex="bold"/>
    </style:style>
    <style:style style:name="P32" style:family="paragraph" style:parent-style-name="Standard">
      <style:text-properties fo:font-size="14pt" fo:font-style="italic" fo:font-weight="normal" officeooo:rsid="0011ab05" officeooo:paragraph-rsid="001abad8" style:font-size-asian="14pt" style:font-style-asian="italic" style:font-weight-asian="normal" style:font-size-complex="14pt" style:font-style-complex="italic" style:font-weight-complex="normal"/>
    </style:style>
    <style:style style:name="P33" style:family="paragraph" style:parent-style-name="Standard">
      <style:text-properties fo:font-size="14pt" fo:font-style="italic" fo:font-weight="normal" officeooo:rsid="00218d73" officeooo:paragraph-rsid="001abad8" style:font-size-asian="14pt" style:font-style-asian="italic" style:font-weight-asian="normal" style:font-size-complex="14pt" style:font-style-complex="italic" style:font-weight-complex="normal"/>
    </style:style>
    <style:style style:name="P34" style:family="paragraph" style:parent-style-name="Standard">
      <style:text-properties fo:font-size="14pt" fo:font-style="italic" officeooo:rsid="0011ab05" officeooo:paragraph-rsid="001abad8" fo:background-color="#fcd4d1" style:font-size-asian="14pt" style:font-style-asian="italic" style:font-size-complex="14pt" style:font-style-complex="italic"/>
    </style:style>
    <style:style style:name="P35" style:family="paragraph" style:parent-style-name="Standard">
      <style:text-properties fo:font-size="14pt" officeooo:rsid="0011ab05" officeooo:paragraph-rsid="001abad8" style:font-size-asian="14pt" style:font-size-complex="14pt"/>
    </style:style>
    <style:style style:name="P36" style:family="paragraph" style:parent-style-name="Standard">
      <style:paragraph-properties fo:text-align="start" style:justify-single-word="false"/>
      <style:text-properties fo:font-size="14pt" fo:font-weight="bold" officeooo:rsid="00150306" officeooo:paragraph-rsid="001ee328" style:font-size-asian="12.25pt" style:font-weight-asian="bold" style:font-size-complex="14pt" style:font-weight-complex="bold"/>
    </style:style>
    <style:style style:name="P37" style:family="paragraph" style:parent-style-name="Standard">
      <style:paragraph-properties fo:text-align="center" style:justify-single-word="false"/>
      <style:text-properties fo:font-size="20pt" fo:font-style="italic" style:text-underline-style="solid" style:text-underline-width="auto" style:text-underline-color="font-color" fo:font-weight="bold" officeooo:rsid="0011ab05" officeooo:paragraph-rsid="001abad8" style:font-size-asian="20pt" style:font-style-asian="italic" style:font-weight-asian="bold" style:font-size-complex="20pt" style:font-style-complex="italic" style:font-weight-complex="bold"/>
    </style:style>
    <style:style style:name="P38" style:family="paragraph" style:parent-style-name="Standard">
      <style:paragraph-properties fo:text-align="start" style:justify-single-word="false"/>
      <style:text-properties fo:font-size="20pt" fo:font-style="italic" fo:font-weight="bold" officeooo:rsid="0017d4f7" officeooo:paragraph-rsid="0017d4f7" style:font-size-asian="20pt" style:font-style-asian="italic" style:font-weight-asian="bold" style:font-size-complex="20pt" style:font-style-complex="italic" style:font-weight-complex="bold"/>
    </style:style>
    <style:style style:name="P39" style:family="paragraph" style:parent-style-name="Standard">
      <style:paragraph-properties fo:text-align="start" style:justify-single-word="false"/>
      <style:text-properties fo:color="#000000" fo:font-size="16pt" fo:font-style="italic" officeooo:rsid="000f9666" officeooo:paragraph-rsid="0016a977" style:font-size-asian="16pt" style:font-style-asian="italic" style:font-size-complex="16pt" style:font-style-complex="italic"/>
    </style:style>
    <style:style style:name="P40" style:family="paragraph" style:parent-style-name="Standard">
      <style:paragraph-properties fo:text-align="start" style:justify-single-word="false"/>
      <style:text-properties fo:color="#000000" fo:font-size="16pt" fo:font-style="italic" officeooo:rsid="0011320e" officeooo:paragraph-rsid="0016a977" style:font-size-asian="16pt" style:font-style-asian="italic" style:font-size-complex="16pt" style:font-style-complex="italic"/>
    </style:style>
    <style:style style:name="P41" style:family="paragraph" style:parent-style-name="Standard">
      <style:paragraph-properties fo:text-align="center" style:justify-single-word="false"/>
      <style:text-properties fo:color="#000000" fo:font-size="16pt" fo:font-style="italic" officeooo:rsid="0012e7de" officeooo:paragraph-rsid="0016a977"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officeooo:rsid="0012e7de" officeooo:paragraph-rsid="0016a977"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officeooo:rsid="001624e8" officeooo:paragraph-rsid="0016a977"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officeooo:rsid="001633ea" officeooo:paragraph-rsid="0016a977"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fo:font-style="italic" officeooo:rsid="00223121" officeooo:paragraph-rsid="0016a977" style:font-size-asian="16pt" style:font-style-asian="italic" style:font-size-complex="16pt" style:font-style-complex="italic"/>
    </style:style>
    <style:style style:name="P46" style:family="paragraph" style:parent-style-name="Standard">
      <style:paragraph-properties fo:text-align="start" style:justify-single-word="false"/>
      <style:text-properties fo:color="#000000" fo:font-size="16pt" fo:font-style="italic" officeooo:rsid="00236bb8" officeooo:paragraph-rsid="0016a977" style:font-size-asian="16pt" style:font-style-asian="italic" style:font-size-complex="16pt" style:font-style-complex="italic"/>
    </style:style>
    <style:style style:name="P47" style:family="paragraph" style:parent-style-name="Standard">
      <style:paragraph-properties fo:text-align="start" style:justify-single-word="false"/>
      <style:text-properties fo:color="#000000" fo:font-size="16pt" fo:font-style="italic" officeooo:rsid="00241d0e" officeooo:paragraph-rsid="0016a977" style:font-size-asian="16pt" style:font-style-asian="italic" style:font-size-complex="16pt" style:font-style-complex="italic"/>
    </style:style>
    <style:style style:name="P48" style:family="paragraph" style:parent-style-name="Standard">
      <style:paragraph-properties fo:text-align="start" style:justify-single-word="false"/>
      <style:text-properties fo:color="#000000" fo:font-size="16pt" fo:font-style="italic" officeooo:rsid="001863c4" officeooo:paragraph-rsid="0016a977" style:font-size-asian="16pt" style:font-style-asian="italic" style:font-size-complex="16pt" style:font-style-complex="italic"/>
    </style:style>
    <style:style style:name="P49" style:family="paragraph" style:parent-style-name="Standard">
      <style:paragraph-properties fo:text-align="start" style:justify-single-word="false"/>
      <style:text-properties fo:color="#000000" fo:font-size="16pt" fo:font-style="italic" officeooo:rsid="002452a5" officeooo:paragraph-rsid="0016a977" style:font-size-asian="16pt" style:font-style-asian="italic" style:font-size-complex="16pt" style:font-style-complex="italic"/>
    </style:style>
    <style:style style:name="P50" style:family="paragraph" style:parent-style-name="Standard">
      <style:paragraph-properties fo:text-align="start" style:justify-single-word="false"/>
      <style:text-properties fo:color="#000000" fo:font-size="16pt" fo:font-style="italic" officeooo:rsid="002861b2" officeooo:paragraph-rsid="0016a977" style:font-size-asian="16pt" style:font-style-asian="italic" style:font-size-complex="16pt" style:font-style-complex="italic"/>
    </style:style>
    <style:style style:name="P51" style:family="paragraph" style:parent-style-name="Standard">
      <style:paragraph-properties fo:text-align="start" style:justify-single-word="false"/>
      <style:text-properties fo:color="#000000" fo:font-size="16pt" fo:font-style="italic" officeooo:rsid="001a16a9" officeooo:paragraph-rsid="0016a977" style:font-size-asian="16pt" style:font-style-asian="italic" style:font-size-complex="16pt" style:font-style-complex="italic"/>
    </style:style>
    <style:style style:name="P52" style:family="paragraph" style:parent-style-name="Standard">
      <style:paragraph-properties fo:text-align="start" style:justify-single-word="false"/>
      <style:text-properties fo:color="#000000" fo:font-size="16pt" fo:font-style="italic" officeooo:rsid="001b7f90" officeooo:paragraph-rsid="0016a977" style:font-size-asian="16pt" style:font-style-asian="italic" style:font-size-complex="16pt" style:font-style-complex="italic"/>
    </style:style>
    <style:style style:name="P53" style:family="paragraph" style:parent-style-name="Standard">
      <style:paragraph-properties fo:text-align="start" style:justify-single-word="false"/>
      <style:text-properties fo:color="#000000" fo:font-size="16pt" fo:font-style="italic" officeooo:rsid="001c5951" officeooo:paragraph-rsid="0016a977" style:font-size-asian="16pt" style:font-style-asian="italic" style:font-size-complex="16pt" style:font-style-complex="italic"/>
    </style:style>
    <style:style style:name="P54" style:family="paragraph" style:parent-style-name="Standard">
      <style:paragraph-properties fo:text-align="start" style:justify-single-word="false"/>
      <style:text-properties fo:color="#00599d" fo:font-size="16pt" fo:font-style="italic" fo:font-weight="bold" officeooo:rsid="001b7f90" officeooo:paragraph-rsid="0016a977" style:font-size-asian="16pt" style:font-style-asian="italic" style:font-weight-asian="bold" style:font-size-complex="16pt" style:font-style-complex="italic" style:font-weight-complex="bold"/>
    </style:style>
    <style:style style:name="P55" style:family="paragraph" style:parent-style-name="Standard">
      <style:paragraph-properties fo:text-align="center" style:justify-single-word="false"/>
      <style:text-properties fo:font-size="26pt" fo:font-style="italic" style:text-underline-style="solid" style:text-underline-width="auto" style:text-underline-color="font-color" officeooo:rsid="00300f50" officeooo:paragraph-rsid="0016a977" style:font-size-asian="22.75pt" style:font-style-asian="italic" style:font-size-complex="26pt" style:font-style-complex="italic"/>
    </style:style>
    <style:style style:name="P56" style:family="paragraph" style:parent-style-name="Standard">
      <style:paragraph-properties fo:text-align="start" style:justify-single-word="false"/>
      <style:text-properties fo:font-size="16pt" fo:font-style="italic" officeooo:rsid="000cf6dc" officeooo:paragraph-rsid="0016a977" style:font-size-asian="16pt" style:font-style-asian="italic" style:font-size-complex="16pt" style:font-style-complex="italic"/>
    </style:style>
    <style:style style:name="P57" style:family="paragraph" style:parent-style-name="Standard">
      <style:paragraph-properties fo:text-align="start" style:justify-single-word="false"/>
      <style:text-properties fo:font-size="16pt" fo:font-style="italic" officeooo:rsid="000f4fca" officeooo:paragraph-rsid="0016a977" style:font-size-asian="16pt" style:font-style-asian="italic" style:font-size-complex="16pt" style:font-style-complex="italic"/>
    </style:style>
    <style:style style:name="P58" style:family="paragraph" style:parent-style-name="Standard">
      <style:paragraph-properties fo:text-align="start" style:justify-single-word="false"/>
      <style:text-properties fo:font-size="16pt" fo:font-style="italic" officeooo:rsid="000e1ca1" officeooo:paragraph-rsid="0016a977" style:font-size-asian="16pt" style:font-style-asian="italic" style:font-size-complex="16pt" style:font-style-complex="italic"/>
    </style:style>
    <style:style style:name="P59" style:family="paragraph" style:parent-style-name="Standard">
      <style:paragraph-properties fo:text-align="start" style:justify-single-word="false"/>
      <style:text-properties fo:font-size="16pt" fo:font-style="italic" officeooo:rsid="000ec370" officeooo:paragraph-rsid="0016a977" style:font-size-asian="16pt" style:font-style-asian="italic" style:font-size-complex="16pt" style:font-style-complex="italic"/>
    </style:style>
    <style:style style:name="P60" style:family="paragraph" style:parent-style-name="Standard">
      <style:paragraph-properties fo:text-align="start" style:justify-single-word="false"/>
      <style:text-properties fo:font-size="16pt" fo:font-style="italic" officeooo:rsid="000f9666" officeooo:paragraph-rsid="0016a977" style:font-size-asian="16pt" style:font-style-asian="italic" style:font-size-complex="16pt" style:font-style-complex="italic"/>
    </style:style>
    <style:style style:name="P61" style:family="paragraph" style:parent-style-name="Standard">
      <style:paragraph-properties fo:text-align="start" style:justify-single-word="false"/>
      <style:text-properties fo:font-size="16pt" fo:font-style="italic" officeooo:rsid="0011320e" officeooo:paragraph-rsid="0016a977" style:font-size-asian="16pt" style:font-style-asian="italic" style:font-size-complex="16pt" style:font-style-complex="italic"/>
    </style:style>
    <style:style style:name="P62" style:family="paragraph" style:parent-style-name="Standard">
      <style:paragraph-properties fo:text-align="start" style:justify-single-word="false"/>
      <style:text-properties fo:font-size="16pt" fo:font-style="italic" officeooo:rsid="001272dd" officeooo:paragraph-rsid="0016a977" style:font-size-asian="16pt" style:font-style-asian="italic" style:font-size-complex="16pt" style:font-style-complex="italic"/>
    </style:style>
    <style:style style:name="P63" style:family="paragraph" style:parent-style-name="Standard">
      <style:paragraph-properties fo:text-align="start" style:justify-single-word="false"/>
      <style:text-properties fo:font-size="16pt" fo:font-style="italic" officeooo:rsid="0012e7de" officeooo:paragraph-rsid="0016a977" style:font-size-asian="16pt" style:font-style-asian="italic" style:font-size-complex="16pt" style:font-style-complex="italic"/>
    </style:style>
    <style:style style:name="P64" style:family="paragraph" style:parent-style-name="Standard">
      <style:paragraph-properties fo:text-align="start" style:justify-single-word="false"/>
      <style:text-properties fo:font-size="16pt" fo:font-style="italic" officeooo:rsid="00144445" officeooo:paragraph-rsid="0016a977" style:font-size-asian="16pt" style:font-style-asian="italic" style:font-size-complex="16pt" style:font-style-complex="italic"/>
    </style:style>
    <style:style style:name="P65" style:family="paragraph" style:parent-style-name="Standard">
      <style:paragraph-properties fo:text-align="start" style:justify-single-word="false"/>
      <style:text-properties fo:font-size="16pt" fo:font-style="italic" officeooo:rsid="001624e8" officeooo:paragraph-rsid="0016a977" style:font-size-asian="16pt" style:font-style-asian="italic" style:font-size-complex="16pt" style:font-style-complex="italic"/>
    </style:style>
    <style:style style:name="P66" style:family="paragraph" style:parent-style-name="Standard">
      <style:paragraph-properties fo:text-align="start" style:justify-single-word="false"/>
      <style:text-properties fo:font-size="16pt" fo:font-style="italic" officeooo:rsid="002084e7" officeooo:paragraph-rsid="0016a977" style:font-size-asian="16pt" style:font-style-asian="italic" style:font-size-complex="16pt" style:font-style-complex="italic"/>
    </style:style>
    <style:style style:name="P67" style:family="paragraph" style:parent-style-name="Standard">
      <style:paragraph-properties fo:text-align="start" style:justify-single-word="false"/>
      <style:text-properties fo:font-size="16pt" fo:font-style="italic" officeooo:rsid="001f6b05" officeooo:paragraph-rsid="0016a977" style:font-size-asian="16pt" style:font-style-asian="italic" style:font-size-complex="16pt" style:font-style-complex="italic"/>
    </style:style>
    <style:style style:name="P68" style:family="paragraph" style:parent-style-name="Standard">
      <style:paragraph-properties fo:text-align="start" style:justify-single-word="false"/>
      <style:text-properties fo:font-size="16pt" fo:font-style="italic" officeooo:rsid="001da96f" officeooo:paragraph-rsid="0016a977" style:font-size-asian="16pt" style:font-style-asian="italic" style:font-size-complex="16pt" style:font-style-complex="italic"/>
    </style:style>
    <style:style style:name="P69" style:family="paragraph" style:parent-style-name="Standard">
      <style:paragraph-properties fo:text-align="start" style:justify-single-word="false"/>
      <style:text-properties fo:font-size="16pt" fo:font-style="italic" officeooo:rsid="002452a5" officeooo:paragraph-rsid="0016a977" style:font-size-asian="16pt" style:font-style-asian="italic" style:font-size-complex="16pt" style:font-style-complex="italic"/>
    </style:style>
    <style:style style:name="P70" style:family="paragraph" style:parent-style-name="Standard">
      <style:paragraph-properties fo:text-align="start" style:justify-single-word="false"/>
      <style:text-properties fo:font-size="16pt" fo:font-style="italic" officeooo:rsid="00245d39" officeooo:paragraph-rsid="0016a977" style:font-size-asian="16pt" style:font-style-asian="italic" style:font-size-complex="16pt" style:font-style-complex="italic"/>
    </style:style>
    <style:style style:name="P71" style:family="paragraph" style:parent-style-name="Standard">
      <style:paragraph-properties fo:text-align="start" style:justify-single-word="false"/>
      <style:text-properties fo:font-size="16pt" fo:font-style="italic" officeooo:rsid="00246ce6" officeooo:paragraph-rsid="0016a977" style:font-size-asian="16pt" style:font-style-asian="italic" style:font-size-complex="16pt" style:font-style-complex="italic"/>
    </style:style>
    <style:style style:name="P72" style:family="paragraph" style:parent-style-name="Standard">
      <style:paragraph-properties fo:text-align="start" style:justify-single-word="false"/>
      <style:text-properties fo:font-size="16pt" fo:font-style="italic" officeooo:rsid="0027ec2a" officeooo:paragraph-rsid="0016a977" style:font-size-asian="16pt" style:font-style-asian="italic" style:font-size-complex="16pt" style:font-style-complex="italic"/>
    </style:style>
    <style:style style:name="P73" style:family="paragraph" style:parent-style-name="Standard">
      <style:paragraph-properties fo:text-align="start" style:justify-single-word="false"/>
      <style:text-properties fo:font-size="16pt" fo:font-style="italic" officeooo:rsid="002861b2" officeooo:paragraph-rsid="0016a977" style:font-size-asian="16pt" style:font-style-asian="italic" style:font-size-complex="16pt" style:font-style-complex="italic"/>
    </style:style>
    <style:style style:name="P74" style:family="paragraph" style:parent-style-name="Standard">
      <style:paragraph-properties fo:text-align="start" style:justify-single-word="false"/>
      <style:text-properties fo:font-size="16pt" fo:font-style="italic" officeooo:rsid="001863c4" officeooo:paragraph-rsid="0016a977" style:font-size-asian="16pt" style:font-style-asian="italic" style:font-size-complex="16pt" style:font-style-complex="italic"/>
    </style:style>
    <style:style style:name="P75" style:family="paragraph" style:parent-style-name="Standard">
      <style:paragraph-properties fo:text-align="start" style:justify-single-word="false"/>
      <style:text-properties fo:font-size="16pt" fo:font-style="italic" fo:font-weight="bold" officeooo:rsid="000cf6dc" officeooo:paragraph-rsid="0016a977" style:font-size-asian="16pt" style:font-style-asian="italic" style:font-weight-asian="bold" style:font-size-complex="16pt" style:font-style-complex="italic" style:font-weight-complex="bold"/>
    </style:style>
    <style:style style:name="P76" style:family="paragraph" style:parent-style-name="Standard">
      <style:paragraph-properties fo:text-align="start" style:justify-single-word="false"/>
      <style:text-properties fo:color="#111111" fo:font-size="16pt" fo:font-style="italic" officeooo:rsid="00245d39" officeooo:paragraph-rsid="0016a977" style:font-size-asian="16pt" style:font-style-asian="italic" style:font-size-complex="16pt" style:font-style-complex="italic"/>
    </style:style>
    <style:style style:name="P77" style:family="paragraph" style:parent-style-name="Standard">
      <style:paragraph-properties fo:text-align="start" style:justify-single-word="false"/>
      <style:text-properties fo:color="#111111" fo:font-size="16pt" fo:font-style="italic" officeooo:rsid="00246ce6" officeooo:paragraph-rsid="0016a977" style:font-size-asian="16pt" style:font-style-asian="italic" style:font-size-complex="16pt" style:font-style-complex="italic"/>
    </style:style>
    <style:style style:name="P78" style:family="paragraph" style:parent-style-name="Standard">
      <style:paragraph-properties fo:text-align="start" style:justify-single-word="false"/>
      <style:text-properties fo:color="#111111" fo:font-size="16pt" fo:font-style="italic" officeooo:rsid="0025dbff" officeooo:paragraph-rsid="0016a977" style:font-size-asian="16pt" style:font-style-asian="italic" style:font-size-complex="16pt" style:font-style-complex="italic"/>
    </style:style>
    <style:style style:name="P79" style:family="paragraph" style:parent-style-name="Standard">
      <style:paragraph-properties fo:text-align="start" style:justify-single-word="false"/>
      <style:text-properties fo:color="#111111" fo:font-size="16pt" fo:font-style="italic" officeooo:rsid="0027ec2a" officeooo:paragraph-rsid="0016a977" style:font-size-asian="16pt" style:font-style-asian="italic" style:font-size-complex="16pt" style:font-style-complex="italic"/>
    </style:style>
    <style:style style:name="P80"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font-size="14pt" fo:font-style="italic" style:text-underline-style="none" fo:font-weight="bold" officeooo:rsid="00030ffa" officeooo:paragraph-rsid="00150306" style:font-size-asian="12.25pt" style:font-style-asian="italic" style:font-weight-asian="bold" style:font-size-complex="14pt" style:font-style-complex="italic" style:font-weight-complex="bold"/>
    </style:style>
    <style:style style:name="P81" style:family="paragraph" style:parent-style-name="Standard" style:master-page-name="">
      <loext:graphic-properties draw:fill="none"/>
      <style:paragraph-properties fo:margin-left="-0.9cm" fo:margin-right="-0.499cm" fo:text-align="center" style:justify-single-word="false" fo:text-indent="0cm" style:auto-text-indent="false" style:page-number="auto" fo:background-color="transparent"/>
      <style:text-properties fo:font-size="60pt" officeooo:rsid="00150306" officeooo:paragraph-rsid="00150306" style:font-size-asian="60pt" style:font-size-complex="60pt"/>
    </style:style>
    <style:style style:name="P82" style:family="paragraph" style:parent-style-name="Standard">
      <loext:graphic-properties draw:fill="none"/>
      <style:paragraph-properties fo:margin-left="-0.9cm" fo:margin-right="-0.499cm" fo:text-align="center" style:justify-single-word="false" fo:text-indent="0cm" style:auto-text-indent="false" fo:background-color="transparent"/>
      <style:text-properties fo:font-size="60pt" officeooo:rsid="00150306" officeooo:paragraph-rsid="00150306" style:font-size-asian="60pt" style:font-size-complex="60pt"/>
    </style:style>
    <style:style style:name="P83" style:family="paragraph" style:parent-style-name="Standard">
      <loext:graphic-properties draw:fill="none"/>
      <style:paragraph-properties fo:margin-left="-0.9cm" fo:margin-right="-0.499cm" fo:text-align="center" style:justify-single-word="false" fo:text-indent="0cm" style:auto-text-indent="false" fo:background-color="transparent"/>
      <style:text-properties fo:font-size="14pt" officeooo:rsid="00150306" officeooo:paragraph-rsid="00150306" style:font-size-asian="12.25pt" style:font-size-complex="14pt"/>
    </style:style>
    <style:style style:name="P84" style:family="paragraph" style:parent-style-name="Standard">
      <loext:graphic-properties draw:fill="none"/>
      <style:paragraph-properties fo:margin-left="-0.9cm" fo:margin-right="-0.499cm" fo:text-align="center" style:justify-single-word="false" fo:text-indent="0cm" style:auto-text-indent="false" fo:background-color="transparent"/>
      <style:text-properties fo:font-size="28pt" fo:font-weight="bold" officeooo:rsid="00150306" officeooo:paragraph-rsid="00150306" style:font-size-asian="28pt" style:font-weight-asian="bold" style:font-size-complex="28pt" style:font-weight-complex="bold"/>
    </style:style>
    <style:style style:name="P85" style:family="paragraph" style:parent-style-name="Standard" style:master-page-name="">
      <loext:graphic-properties draw:fill="none"/>
      <style:paragraph-properties fo:margin-left="0.6cm" fo:margin-right="-0.499cm" fo:text-align="start" style:justify-single-word="false" fo:text-indent="0cm" style:auto-text-indent="false" style:page-number="auto" fo:background-color="transparent"/>
      <style:text-properties fo:font-size="14pt" fo:font-weight="bold" officeooo:rsid="00150306" officeooo:paragraph-rsid="00150306" style:font-size-asian="12.25pt" style:font-weight-asian="bold" style:font-size-complex="14pt" style:font-weight-complex="bold"/>
    </style:style>
    <style:style style:name="P86"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fo:font-weight="bold" officeooo:rsid="00150306" officeooo:paragraph-rsid="00150306" style:font-size-asian="12.25pt" style:font-weight-asian="bold" style:font-size-complex="14pt" style:font-weight-complex="bold"/>
    </style:style>
    <style:style style:name="P87"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fo:font-weight="bold" officeooo:rsid="001503c6" officeooo:paragraph-rsid="001503c6" style:font-size-asian="12.25pt" style:font-weight-asian="bold" style:font-size-complex="14pt" style:font-weight-complex="bold"/>
    </style:style>
    <style:style style:name="P88"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style:text-underline-style="none" fo:font-weight="bold" officeooo:rsid="00150306" officeooo:paragraph-rsid="00150306" style:font-size-asian="12.25pt" style:font-weight-asian="bold" style:font-size-complex="14pt" style:font-weight-complex="bold"/>
    </style:style>
    <style:style style:name="P89"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style:text-underline-style="none" fo:font-weight="bold" officeooo:rsid="0016106e" officeooo:paragraph-rsid="0016106e" style:font-size-asian="12.25pt" style:font-weight-asian="bold" style:font-size-complex="14pt" style:font-weight-complex="bold"/>
    </style:style>
    <style:style style:name="P90"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style:text-underline-style="none" fo:font-weight="bold" officeooo:rsid="001503c6" officeooo:paragraph-rsid="001503c6" style:font-size-asian="12.25pt" style:font-weight-asian="bold" style:font-size-complex="14pt" style:font-weight-complex="bold"/>
    </style:style>
    <style:style style:name="P91"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style:text-underline-style="none" fo:font-weight="bold" officeooo:rsid="0016a977" officeooo:paragraph-rsid="0016a977" style:font-size-asian="12.25pt" style:font-weight-asian="bold" style:font-size-complex="14pt" style:font-weight-complex="bold"/>
    </style:style>
    <style:style style:name="P92"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fo:font-style="italic" fo:font-weight="bold" officeooo:rsid="00150306" officeooo:paragraph-rsid="00150306" style:font-size-asian="12.25pt" style:font-style-asian="italic" style:font-weight-asian="bold" style:font-size-complex="14pt" style:font-style-complex="italic" style:font-weight-complex="bold"/>
    </style:style>
    <style:style style:name="P93"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fo:font-style="italic" style:text-underline-style="none" fo:font-weight="bold" officeooo:rsid="000cf6dc" officeooo:paragraph-rsid="001503c6" style:font-size-asian="14pt" style:font-style-asian="italic" style:font-weight-asian="bold" style:font-size-complex="14pt" style:font-style-complex="italic" style:font-weight-complex="bold"/>
    </style:style>
    <style:style style:name="P94"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22pt" fo:font-style="italic" style:text-underline-style="solid" style:text-underline-width="auto" style:text-underline-color="font-color" fo:font-weight="bold" officeooo:rsid="000cf6dc" officeooo:paragraph-rsid="001503c6" style:font-size-asian="22pt" style:font-style-asian="italic" style:font-weight-asian="bold" style:font-size-complex="22pt" style:font-style-complex="italic" style:font-weight-complex="bold"/>
    </style:style>
    <style:style style:name="P95" style:family="paragraph" style:parent-style-name="Standard">
      <loext:graphic-properties draw:fill="none"/>
      <style:paragraph-properties fo:margin-left="0.6cm" fo:margin-right="-0.499cm" fo:text-align="center" style:justify-single-word="false" fo:text-indent="0cm" style:auto-text-indent="false" fo:background-color="transparent"/>
      <style:text-properties fo:font-size="20pt" style:text-underline-style="solid" style:text-underline-width="auto" style:text-underline-color="font-color" fo:font-weight="bold" officeooo:rsid="0016a977" officeooo:paragraph-rsid="0016a977" style:font-size-asian="17.5pt" style:font-weight-asian="bold" style:font-size-complex="20pt" style:font-weight-complex="bold"/>
    </style:style>
    <style:style style:name="P96"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color="#000000" fo:font-size="16pt" fo:font-style="italic" fo:font-weight="bold" officeooo:rsid="001b7f90" officeooo:paragraph-rsid="0016a977" style:font-size-asian="16pt" style:font-style-asian="italic" style:font-weight-asian="bold" style:font-size-complex="16pt" style:font-style-complex="italic" style:font-weight-complex="bold"/>
    </style:style>
    <style:style style:name="P97" style:family="paragraph" style:parent-style-name="Standard">
      <loext:graphic-properties draw:fill="none"/>
      <style:paragraph-properties fo:margin-left="0.6cm" fo:margin-right="-0.499cm" fo:text-align="center" style:justify-single-word="false" fo:text-indent="0cm" style:auto-text-indent="false" fo:background-color="transparent">
        <style:tab-stops>
          <style:tab-stop style:position="7.091cm"/>
        </style:tab-stops>
      </style:paragraph-properties>
      <style:text-properties fo:font-size="24pt" fo:font-style="italic" style:text-underline-style="solid" style:text-underline-width="auto" style:text-underline-color="font-color" fo:font-weight="bold" officeooo:rsid="001b24b1" officeooo:paragraph-rsid="0016a977" style:font-size-asian="24pt" style:font-style-asian="italic" style:font-weight-asian="bold" style:font-size-complex="24pt" style:font-style-complex="italic" style:font-weight-complex="bold"/>
    </style:style>
    <style:style style:name="P98"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weight="normal" officeooo:paragraph-rsid="0016a977" style:font-weight-asian="normal" style:font-weight-complex="normal"/>
    </style:style>
    <style:style style:name="P99"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0pt" fo:font-style="italic" fo:font-weight="normal" officeooo:rsid="0011ab05" officeooo:paragraph-rsid="001abad8" style:font-size-asian="10pt" style:font-style-asian="italic" style:font-weight-asian="normal" style:font-size-complex="10pt" style:font-style-complex="italic" style:font-weight-complex="normal"/>
    </style:style>
    <style:style style:name="P100" style:family="paragraph" style:parent-style-name="Standard" style:master-page-name="">
      <loext:graphic-properties draw:fill="none"/>
      <style:paragraph-properties fo:margin-left="0.6cm" fo:margin-right="0cm" fo:text-align="end" style:justify-single-word="false" fo:text-indent="0cm" style:auto-text-indent="false" style:page-number="auto" fo:background-color="transparent"/>
      <style:text-properties fo:font-size="14pt" fo:font-weight="bold" officeooo:rsid="00150306" officeooo:paragraph-rsid="00150306" style:font-size-asian="12.25pt" style:font-weight-asian="bold" style:font-size-complex="14pt" style:font-weight-complex="bold"/>
    </style:style>
    <style:style style:name="P101" style:family="paragraph" style:parent-style-name="Standard" style:master-page-name="">
      <loext:graphic-properties draw:fill="none"/>
      <style:paragraph-properties fo:margin-left="0.7cm" fo:margin-right="-0.499cm" fo:text-align="start" style:justify-single-word="false" fo:text-indent="0cm" style:auto-text-indent="false" style:page-number="auto" fo:background-color="transparent"/>
      <style:text-properties fo:font-size="14pt" fo:font-weight="bold" officeooo:rsid="0016a977" officeooo:paragraph-rsid="0016a977" style:font-size-asian="14pt" style:font-weight-asian="bold" style:font-size-complex="14pt" style:font-weight-complex="bold"/>
    </style:style>
    <style:style style:name="P102" style:family="paragraph" style:parent-style-name="Standard">
      <loext:graphic-properties draw:fill="none"/>
      <style:paragraph-properties fo:margin-left="0.7cm" fo:margin-right="-0.499cm" fo:text-align="start" style:justify-single-word="false" fo:text-indent="0cm" style:auto-text-indent="false" fo:background-color="transparent"/>
      <style:text-properties fo:font-size="14pt" fo:font-weight="bold" officeooo:rsid="0016a977" officeooo:paragraph-rsid="0016a977" style:font-size-asian="14pt" style:font-weight-asian="bold" style:font-size-complex="14pt" style:font-weight-complex="bold"/>
    </style:style>
    <style:style style:name="P103"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style:text-underline-style="solid" style:text-underline-width="auto" style:text-underline-color="font-color" fo:font-weight="bold" officeooo:rsid="001503c6" officeooo:paragraph-rsid="001503c6" style:font-size-asian="12.25pt" style:font-weight-asian="bold" style:font-size-complex="14pt" style:font-weight-complex="bold"/>
    </style:style>
    <style:style style:name="P104"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style:text-underline-style="solid" style:text-underline-width="auto" style:text-underline-color="font-color" fo:font-weight="bold" officeooo:rsid="00150306" officeooo:paragraph-rsid="00150306" style:font-size-asian="12.25pt" style:font-weight-asian="bold" style:font-size-complex="14pt" style:font-weight-complex="bold"/>
    </style:style>
    <style:style style:name="P105"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fo:font-style="italic" style:text-underline-style="none" fo:font-weight="bold" officeooo:rsid="0016106e" officeooo:paragraph-rsid="0016106e" style:font-size-asian="12.25pt" style:font-style-asian="italic" style:font-weight-asian="bold" style:font-size-complex="14pt" style:font-style-complex="italic" style:font-weight-complex="bold"/>
    </style:style>
    <style:style style:name="P106"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fo:font-style="italic" style:text-underline-style="none" fo:font-weight="normal" officeooo:rsid="00030ffa" officeooo:paragraph-rsid="0016a977" style:font-size-asian="12.25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fo:font-style="italic" fo:font-weight="normal" officeooo:rsid="0016a977" officeooo:paragraph-rsid="0016a977"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fo:font-style="italic" fo:font-weight="bold" officeooo:rsid="000cf6dc" officeooo:paragraph-rsid="001503c6" style:font-size-asian="14pt" style:font-style-asian="italic" style:font-weight-asian="bold" style:font-size-complex="14pt" style:font-style-complex="italic" style:font-weight-complex="bold"/>
    </style:style>
    <style:style style:name="P109"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style:text-underline-style="none" fo:font-weight="bold" officeooo:rsid="001503c6" officeooo:paragraph-rsid="00150306" style:font-size-asian="12.25pt" style:font-weight-asian="bold" style:font-size-complex="14pt" style:font-weight-complex="bold"/>
    </style:style>
    <style:style style:name="P110"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4pt" fo:font-weight="bold" officeooo:rsid="00150306" officeooo:paragraph-rsid="00150306" style:font-size-asian="12.25pt" style:font-weight-asian="bold" style:font-size-complex="14pt" style:font-weight-complex="bold"/>
    </style:style>
    <style:style style:name="P111"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font-size="10pt" fo:font-style="italic" fo:font-weight="normal" officeooo:rsid="0011ab05" officeooo:paragraph-rsid="0025350c" style:font-size-asian="10pt" style:font-style-asian="italic" style:font-weight-asian="normal" style:font-size-complex="10pt" style:font-style-complex="italic" style:font-weight-complex="normal"/>
    </style:style>
    <style:style style:name="P112" style:family="paragraph" style:parent-style-name="Standard">
      <loext:graphic-properties draw:fill="none"/>
      <style:paragraph-properties fo:margin-left="0.6cm" fo:margin-right="-0.499cm" fo:text-align="start" style:justify-single-word="false" fo:text-indent="0cm" style:auto-text-indent="false" fo:background-color="transparent"/>
      <style:text-properties fo:color="#ce181e" fo:font-size="10pt" fo:font-style="italic" style:text-underline-style="none" fo:font-weight="bold" officeooo:rsid="00145aa7" officeooo:paragraph-rsid="0025350c" style:font-size-asian="10pt" style:font-style-asian="italic" style:font-weight-asian="bold" style:font-size-complex="10pt" style:font-style-complex="italic" style:font-weight-complex="bold"/>
    </style:style>
    <style:style style:name="P113" style:family="paragraph" style:parent-style-name="Standard" style:list-style-name="L1">
      <style:paragraph-properties fo:text-align="start" style:justify-single-word="false"/>
      <style:text-properties officeooo:paragraph-rsid="0016a977"/>
    </style:style>
    <style:style style:name="P114" style:family="paragraph" style:parent-style-name="Standard" style:list-style-name="L1">
      <style:paragraph-properties fo:text-align="start" style:justify-single-word="false"/>
      <style:text-properties fo:font-size="14pt" fo:font-style="italic" style:text-underline-style="none" fo:font-weight="normal" officeooo:rsid="000631a6" officeooo:paragraph-rsid="0016a977" style:font-size-asian="12.25pt" style:font-style-asian="italic" style:font-weight-asian="normal" style:font-size-complex="14pt" style:font-style-complex="italic" style:font-weight-complex="normal"/>
    </style:style>
    <style:style style:name="P115" style:family="paragraph" style:parent-style-name="Standard" style:list-style-name="L1">
      <style:paragraph-properties fo:text-align="start" style:justify-single-word="false"/>
      <style:text-properties fo:font-size="14pt" fo:font-style="italic" style:text-underline-style="none" fo:font-weight="normal" officeooo:rsid="00095224" officeooo:paragraph-rsid="0016a977" style:font-size-asian="12.25pt" style:font-style-asian="italic" style:font-weight-asian="normal" style:font-size-complex="14pt" style:font-style-complex="italic" style:font-weight-complex="normal"/>
    </style:style>
    <style:style style:name="P116" style:family="paragraph" style:parent-style-name="Standard" style:list-style-name="L1">
      <style:paragraph-properties fo:text-align="start" style:justify-single-word="false"/>
      <style:text-properties fo:font-size="14pt" fo:font-style="italic" style:text-underline-style="none" fo:font-weight="normal" officeooo:rsid="00096a61" officeooo:paragraph-rsid="0016a977" style:font-size-asian="12.25pt" style:font-style-asian="italic" style:font-weight-asian="normal" style:font-size-complex="14pt" style:font-style-complex="italic" style:font-weight-complex="normal"/>
    </style:style>
    <style:style style:name="P117" style:family="paragraph" style:parent-style-name="Standard" style:list-style-name="L2">
      <style:paragraph-properties fo:text-align="start" style:justify-single-word="false"/>
      <style:text-properties fo:font-size="14pt" fo:font-style="italic" style:text-underline-style="none" fo:font-weight="normal" officeooo:rsid="000f8d9f" officeooo:paragraph-rsid="0016a977" style:font-size-asian="12.25pt" style:font-style-asian="italic" style:font-weight-asian="normal" style:font-size-complex="14pt" style:font-style-complex="italic" style:font-weight-complex="normal"/>
    </style:style>
    <style:style style:name="P118" style:family="paragraph" style:parent-style-name="Standard" style:list-style-name="L2">
      <style:paragraph-properties fo:text-align="start" style:justify-single-word="false"/>
      <style:text-properties fo:font-size="14pt" fo:font-style="italic" style:text-underline-style="none" fo:font-weight="normal" officeooo:rsid="0010aacf" officeooo:paragraph-rsid="0016a977" style:font-size-asian="12.25pt" style:font-style-asian="italic" style:font-weight-asian="normal" style:font-size-complex="14pt" style:font-style-complex="italic" style:font-weight-complex="normal"/>
    </style:style>
    <style:style style:name="P119" style:family="paragraph" style:parent-style-name="Standard" style:list-style-name="L4">
      <style:paragraph-properties fo:text-align="start" style:justify-single-word="false"/>
      <style:text-properties fo:font-size="14pt" fo:font-style="italic" style:text-underline-style="none" fo:font-weight="normal" officeooo:rsid="0010aacf" officeooo:paragraph-rsid="001ee328" style:font-size-asian="12.25pt" style:font-style-asian="italic" style:font-weight-asian="normal" style:font-size-complex="14pt" style:font-style-complex="italic" style:font-weight-complex="normal"/>
    </style:style>
    <style:style style:name="P120" style:family="paragraph" style:parent-style-name="Standard" style:list-style-name="L2">
      <style:paragraph-properties fo:text-align="start" style:justify-single-word="false"/>
      <style:text-properties fo:font-size="14pt" fo:font-style="italic" style:text-underline-style="none" fo:font-weight="normal" officeooo:rsid="001219e5" officeooo:paragraph-rsid="0016a977" style:font-size-asian="12.25pt" style:font-style-asian="italic" style:font-weight-asian="normal" style:font-size-complex="14pt" style:font-style-complex="italic" style:font-weight-complex="normal"/>
    </style:style>
    <style:style style:name="P121" style:family="paragraph" style:parent-style-name="Standard" style:list-style-name="L4">
      <style:paragraph-properties fo:text-align="start" style:justify-single-word="false"/>
      <style:text-properties fo:font-size="14pt" fo:font-style="italic" style:text-underline-style="none" fo:font-weight="normal" officeooo:rsid="001219e5" officeooo:paragraph-rsid="001ee328" style:font-size-asian="12.25pt" style:font-style-asian="italic" style:font-weight-asian="normal" style:font-size-complex="14pt" style:font-style-complex="italic" style:font-weight-complex="normal"/>
    </style:style>
    <style:style style:name="P122" style:family="paragraph" style:parent-style-name="Standard" style:list-style-name="L3">
      <style:paragraph-properties fo:text-align="start" style:justify-single-word="false"/>
      <style:text-properties fo:font-size="14pt" fo:font-style="italic" style:text-underline-style="none" fo:font-weight="normal" officeooo:rsid="00145aa7" officeooo:paragraph-rsid="0016a977" style:font-size-asian="12.25pt" style:font-style-asian="italic" style:font-weight-asian="normal" style:font-size-complex="14pt" style:font-style-complex="italic" style:font-weight-complex="normal"/>
    </style:style>
    <style:style style:name="P123" style:family="paragraph" style:parent-style-name="Standard" style:list-style-name="L4">
      <style:paragraph-properties fo:text-align="start" style:justify-single-word="false"/>
      <style:text-properties fo:font-size="14pt" fo:font-style="italic" style:text-underline-style="none" fo:font-weight="normal" officeooo:rsid="001931ec" officeooo:paragraph-rsid="001ee328" style:font-size-asian="12.25pt" style:font-style-asian="italic" style:font-weight-asian="normal" style:font-size-complex="14pt" style:font-style-complex="italic" style:font-weight-complex="normal"/>
    </style:style>
    <style:style style:name="P124" style:family="paragraph" style:parent-style-name="Standard" style:list-style-name="L1">
      <style:paragraph-properties fo:text-align="start" style:justify-single-word="false"/>
      <style:text-properties fo:font-size="14pt" fo:font-style="italic" style:text-underline-style="none" fo:font-weight="bold" officeooo:rsid="0007a617" officeooo:paragraph-rsid="0016a977" style:font-size-asian="12.25pt" style:font-style-asian="italic" style:font-weight-asian="bold" style:font-size-complex="14pt" style:font-style-complex="italic" style:font-weight-complex="bold"/>
    </style:style>
    <style:style style:name="P125" style:family="paragraph" style:parent-style-name="Standard">
      <style:paragraph-properties fo:text-align="center" style:justify-single-word="false"/>
      <style:text-properties fo:font-size="14pt" fo:font-style="italic" officeooo:rsid="001a1cf6" officeooo:paragraph-rsid="00229644" style:font-size-asian="14pt" style:font-style-asian="italic" style:font-size-complex="14pt" style:font-style-complex="italic"/>
    </style:style>
    <style:style style:name="P126" style:family="paragraph" style:parent-style-name="Standard">
      <style:paragraph-properties fo:text-align="start" style:justify-single-word="false"/>
      <style:text-properties fo:font-size="14pt" fo:font-style="italic" officeooo:rsid="0028586b" officeooo:paragraph-rsid="00229644" style:font-size-asian="14pt" style:font-style-asian="italic" style:font-size-complex="14pt" style:font-style-complex="italic"/>
    </style:style>
    <style:style style:name="P127" style:family="paragraph" style:parent-style-name="Standard">
      <style:paragraph-properties fo:text-align="start" style:justify-single-word="false"/>
      <style:text-properties fo:font-size="14pt" fo:font-style="italic" officeooo:rsid="0032c6f4" officeooo:paragraph-rsid="00229644" style:font-size-asian="14pt" style:font-style-asian="italic" style:font-size-complex="14pt" style:font-style-complex="italic"/>
    </style:style>
    <style:style style:name="P128" style:family="paragraph" style:parent-style-name="Standard">
      <style:paragraph-properties fo:text-align="start" style:justify-single-word="false"/>
      <style:text-properties fo:font-size="14pt" fo:font-style="italic" officeooo:rsid="0035cdee" officeooo:paragraph-rsid="00229644" style:font-size-asian="14pt" style:font-style-asian="italic" style:font-size-complex="14pt" style:font-style-complex="italic"/>
    </style:style>
    <style:style style:name="P129" style:family="paragraph" style:parent-style-name="Standard">
      <style:paragraph-properties fo:text-align="start" style:justify-single-word="false"/>
      <style:text-properties fo:font-size="14pt" fo:font-style="italic" officeooo:rsid="001adab0" officeooo:paragraph-rsid="00229644" style:font-size-asian="14pt" style:font-style-asian="italic" style:font-size-complex="14pt" style:font-style-complex="italic"/>
    </style:style>
    <style:style style:name="P130" style:family="paragraph" style:parent-style-name="Standard">
      <style:paragraph-properties fo:text-align="start" style:justify-single-word="false"/>
      <style:text-properties fo:font-size="14pt" fo:font-style="italic" officeooo:rsid="001cf573" officeooo:paragraph-rsid="00229644" style:font-size-asian="14pt" style:font-style-asian="italic" style:font-size-complex="14pt" style:font-style-complex="italic"/>
    </style:style>
    <style:style style:name="P131" style:family="paragraph" style:parent-style-name="Standard">
      <style:paragraph-properties fo:text-align="start" style:justify-single-word="false"/>
      <style:text-properties fo:font-size="14pt" fo:font-style="italic" officeooo:rsid="001ecc96" officeooo:paragraph-rsid="00229644" style:font-size-asian="14pt" style:font-style-asian="italic" style:font-size-complex="14pt" style:font-style-complex="italic"/>
    </style:style>
    <style:style style:name="P132" style:family="paragraph" style:parent-style-name="Standard">
      <style:paragraph-properties fo:text-align="start" style:justify-single-word="false"/>
      <style:text-properties fo:font-size="14pt" fo:font-style="italic" officeooo:rsid="0021b27d" officeooo:paragraph-rsid="00229644" style:font-size-asian="14pt" style:font-style-asian="italic" style:font-size-complex="14pt" style:font-style-complex="italic"/>
    </style:style>
    <style:style style:name="P133" style:family="paragraph" style:parent-style-name="Standard">
      <style:paragraph-properties fo:text-align="start" style:justify-single-word="false"/>
      <style:text-properties fo:font-size="14pt" fo:font-style="italic" officeooo:rsid="0021f857" officeooo:paragraph-rsid="00229644" style:font-size-asian="14pt" style:font-style-asian="italic" style:font-size-complex="14pt" style:font-style-complex="italic"/>
    </style:style>
    <style:style style:name="P134" style:family="paragraph" style:parent-style-name="Standard">
      <style:paragraph-properties fo:text-align="start" style:justify-single-word="false"/>
      <style:text-properties fo:font-size="14pt" fo:font-style="italic" officeooo:rsid="00234623" officeooo:paragraph-rsid="00229644" style:font-size-asian="14pt" style:font-style-asian="italic" style:font-size-complex="14pt" style:font-style-complex="italic"/>
    </style:style>
    <style:style style:name="P135" style:family="paragraph" style:parent-style-name="Standard">
      <style:paragraph-properties fo:text-align="start" style:justify-single-word="false"/>
      <style:text-properties fo:font-size="14pt" fo:font-style="italic" officeooo:rsid="00247dc0" officeooo:paragraph-rsid="00229644" style:font-size-asian="14pt" style:font-style-asian="italic" style:font-size-complex="14pt" style:font-style-complex="italic"/>
    </style:style>
    <style:style style:name="P136" style:family="paragraph" style:parent-style-name="Standard">
      <style:paragraph-properties fo:text-align="start" style:justify-single-word="false"/>
      <style:text-properties fo:font-size="14pt" fo:font-style="italic" officeooo:rsid="0022fc58" officeooo:paragraph-rsid="00229644" style:font-size-asian="14pt" style:font-style-asian="italic" style:font-size-complex="14pt" style:font-style-complex="italic"/>
    </style:style>
    <style:style style:name="P137" style:family="paragraph" style:parent-style-name="Standard">
      <style:paragraph-properties fo:text-align="start" style:justify-single-word="false"/>
      <style:text-properties fo:font-size="14pt" fo:font-style="italic" officeooo:rsid="00261b9a" officeooo:paragraph-rsid="00229644" style:font-size-asian="14pt" style:font-style-asian="italic" style:font-size-complex="14pt" style:font-style-complex="italic"/>
    </style:style>
    <style:style style:name="P138" style:family="paragraph" style:parent-style-name="Standard">
      <style:paragraph-properties fo:text-align="start" style:justify-single-word="false"/>
      <style:text-properties fo:font-size="14pt" fo:font-style="italic" officeooo:rsid="00280cc7" officeooo:paragraph-rsid="00229644" style:font-size-asian="14pt" style:font-style-asian="italic" style:font-size-complex="14pt" style:font-style-complex="italic"/>
    </style:style>
    <style:style style:name="P139" style:family="paragraph" style:parent-style-name="Standard">
      <style:paragraph-properties fo:text-align="start" style:justify-single-word="false"/>
      <style:text-properties fo:font-size="14pt" fo:font-style="italic" officeooo:rsid="002a8fbd" officeooo:paragraph-rsid="00229644" style:font-size-asian="14pt" style:font-style-asian="italic" style:font-size-complex="14pt" style:font-style-complex="italic"/>
    </style:style>
    <style:style style:name="P140" style:family="paragraph" style:parent-style-name="Standard">
      <style:paragraph-properties fo:text-align="start" style:justify-single-word="false"/>
      <style:text-properties fo:font-size="14pt" fo:font-style="italic" officeooo:rsid="002c5691" officeooo:paragraph-rsid="00229644" style:font-size-asian="14pt" style:font-style-asian="italic" style:font-size-complex="14pt" style:font-style-complex="italic"/>
    </style:style>
    <style:style style:name="P141" style:family="paragraph" style:parent-style-name="Standard">
      <style:paragraph-properties fo:text-align="start" style:justify-single-word="false"/>
      <style:text-properties fo:font-size="14pt" fo:font-style="italic" officeooo:rsid="002d4ce8" officeooo:paragraph-rsid="00229644" style:font-size-asian="14pt" style:font-style-asian="italic" style:font-size-complex="14pt" style:font-style-complex="italic"/>
    </style:style>
    <style:style style:name="P142" style:family="paragraph" style:parent-style-name="Standard">
      <style:paragraph-properties fo:text-align="start" style:justify-single-word="false"/>
      <style:text-properties fo:font-size="14pt" fo:font-style="italic" officeooo:rsid="002d4ce8" officeooo:paragraph-rsid="00250956" style:font-size-asian="14pt" style:font-style-asian="italic" style:font-size-complex="14pt" style:font-style-complex="italic"/>
    </style:style>
    <style:style style:name="P143" style:family="paragraph" style:parent-style-name="Standard">
      <style:paragraph-properties fo:text-align="start" style:justify-single-word="false"/>
      <style:text-properties fo:font-size="14pt" fo:font-style="italic" officeooo:rsid="002dcbaf" officeooo:paragraph-rsid="00229644" style:font-size-asian="14pt" style:font-style-asian="italic" style:font-size-complex="14pt" style:font-style-complex="italic"/>
    </style:style>
    <style:style style:name="P144" style:family="paragraph" style:parent-style-name="Standard">
      <style:paragraph-properties fo:text-align="start" style:justify-single-word="false"/>
      <style:text-properties fo:font-size="14pt" fo:font-style="italic" officeooo:rsid="003067bc" officeooo:paragraph-rsid="00229644" style:font-size-asian="14pt" style:font-style-asian="italic" style:font-size-complex="14pt" style:font-style-complex="italic"/>
    </style:style>
    <style:style style:name="P145" style:family="paragraph" style:parent-style-name="Standard">
      <style:paragraph-properties fo:text-align="start" style:justify-single-word="false"/>
      <style:text-properties fo:font-size="14pt" fo:font-style="italic" fo:font-weight="bold" officeooo:rsid="0035cdee" officeooo:paragraph-rsid="00229644" style:font-size-asian="14pt" style:font-style-asian="italic" style:font-weight-asian="bold" style:font-size-complex="14pt" style:font-style-complex="italic" style:font-weight-complex="bold"/>
    </style:style>
    <style:style style:name="P146" style:family="paragraph" style:parent-style-name="Standard">
      <style:paragraph-properties fo:text-align="start" style:justify-single-word="false"/>
      <style:text-properties fo:font-size="14pt" fo:font-style="italic" fo:font-weight="bold" officeooo:rsid="0021f857" officeooo:paragraph-rsid="00229644" style:font-size-asian="14pt" style:font-style-asian="italic" style:font-weight-asian="bold" style:font-size-complex="14pt" style:font-style-complex="italic" style:font-weight-complex="bold"/>
    </style:style>
    <style:style style:name="P147" style:family="paragraph" style:parent-style-name="Standard">
      <style:text-properties fo:font-size="14pt" fo:font-style="italic" fo:font-weight="bold" officeooo:rsid="00146116" officeooo:paragraph-rsid="001abad8" style:font-size-asian="14pt" style:font-style-asian="italic" style:font-weight-asian="bold" style:font-size-complex="14pt" style:font-style-complex="italic" style:font-weight-complex="bold"/>
    </style:style>
    <style:style style:name="P148" style:family="paragraph" style:parent-style-name="Standard" style:list-style-name="L1">
      <style:paragraph-properties fo:text-align="start" style:justify-single-word="false"/>
      <style:text-properties fo:color="#407927" fo:font-size="14pt" fo:font-style="italic" style:text-underline-style="none" fo:font-weight="normal" officeooo:rsid="000631a6" officeooo:paragraph-rsid="0016a977" style:font-size-asian="12.25pt" style:font-style-asian="italic" style:font-weight-asian="normal" style:font-size-complex="14pt" style:font-style-complex="italic" style:font-weight-complex="normal"/>
    </style:style>
    <style:style style:name="P149" style:family="paragraph" style:parent-style-name="Standard" style:list-style-name="L4">
      <style:paragraph-properties fo:text-align="start" style:justify-single-word="false"/>
      <style:text-properties fo:color="#680059" fo:font-size="14pt" fo:font-style="italic" style:text-underline-style="none" fo:font-weight="bold" officeooo:rsid="001931ec" officeooo:paragraph-rsid="001ee328" style:font-size-asian="12.25pt" style:font-style-asian="italic" style:font-weight-asian="bold" style:font-size-complex="14pt" style:font-style-complex="italic" style:font-weight-complex="bold"/>
    </style:style>
    <style:style style:name="P150" style:family="paragraph" style:parent-style-name="Standard" style:list-style-name="L4">
      <style:paragraph-properties fo:text-align="start" style:justify-single-word="false"/>
      <style:text-properties fo:color="#000000" fo:font-size="14pt" fo:font-style="italic" style:text-underline-style="none" fo:font-weight="normal" officeooo:rsid="000f8d9f" officeooo:paragraph-rsid="001ee328" style:font-size-asian="12.25pt" style:font-style-asian="italic" style:font-weight-asian="normal" style:font-size-complex="14pt" style:font-style-complex="italic" style:font-weight-complex="normal"/>
    </style:style>
    <style:style style:name="P151" style:family="paragraph" style:parent-style-name="Standard" style:list-style-name="L4">
      <style:paragraph-properties fo:text-align="start" style:justify-single-word="false"/>
      <style:text-properties fo:color="#000000" fo:font-size="14pt" fo:font-style="italic" style:text-underline-style="none" fo:font-weight="normal" officeooo:rsid="001219e5" officeooo:paragraph-rsid="001ee328" style:font-size-asian="12.25pt" style:font-style-asian="italic" style:font-weight-asian="normal" style:font-size-complex="14pt" style:font-style-complex="italic" style:font-weight-complex="normal"/>
    </style:style>
    <style:style style:name="P152" style:family="paragraph" style:parent-style-name="Standard">
      <style:paragraph-properties fo:text-align="center" style:justify-single-word="false"/>
      <style:text-properties fo:color="#000000" fo:font-size="18pt" fo:font-style="italic" fo:font-weight="bold" officeooo:rsid="0022fa6d" officeooo:paragraph-rsid="0022fa6d" style:font-size-asian="15.75pt" style:font-style-asian="italic" style:font-weight-asian="bold" style:font-size-complex="18pt" style:font-style-complex="italic" style:font-weight-complex="bold"/>
    </style:style>
    <style:style style:name="P153" style:family="paragraph" style:parent-style-name="Standard">
      <style:paragraph-properties fo:text-align="start" style:justify-single-word="false"/>
      <style:text-properties fo:color="#000000" fo:font-size="16pt" fo:font-style="italic" officeooo:rsid="000f9666" officeooo:paragraph-rsid="0016a977" style:font-size-asian="16pt" style:font-style-asian="italic" style:font-size-complex="16pt" style:font-style-complex="italic"/>
    </style:style>
    <style:style style:name="P154" style:family="paragraph" style:parent-style-name="Standard">
      <style:paragraph-properties fo:text-align="start" style:justify-single-word="false"/>
      <style:text-properties fo:color="#000000" fo:font-size="16pt" fo:font-style="italic" officeooo:rsid="001863c4" officeooo:paragraph-rsid="0016a977" style:font-size-asian="16pt" style:font-style-asian="italic" style:font-size-complex="16pt" style:font-style-complex="italic"/>
    </style:style>
    <style:style style:name="P155" style:family="paragraph" style:parent-style-name="Standard" style:list-style-name="L4">
      <style:paragraph-properties fo:text-align="start" style:justify-single-word="false"/>
      <style:text-properties fo:color="#00599d" fo:font-size="14pt" fo:font-style="italic" style:text-underline-style="solid" style:text-underline-width="auto" style:text-underline-color="font-color" fo:font-weight="bold" officeooo:rsid="0010aacf" officeooo:paragraph-rsid="001ee328" style:font-size-asian="12.25pt" style:font-style-asian="italic" style:font-weight-asian="bold" style:font-size-complex="14pt" style:font-style-complex="italic" style:font-weight-complex="bold"/>
    </style:style>
    <style:style style:name="P156" style:family="paragraph" style:parent-style-name="Standard">
      <style:paragraph-properties fo:text-align="start" style:justify-single-word="false"/>
      <style:text-properties fo:font-size="22pt" fo:font-style="italic" style:text-underline-style="none" fo:font-weight="bold" officeooo:rsid="00300f50" officeooo:paragraph-rsid="0016a977" style:font-size-asian="22pt" style:font-style-asian="italic" style:font-weight-asian="bold" style:font-size-complex="22pt" style:font-style-complex="italic" style:font-weight-complex="bold"/>
    </style:style>
    <style:style style:name="P157" style:family="paragraph" style:parent-style-name="Standard">
      <style:paragraph-properties fo:text-align="center" style:justify-single-word="false"/>
      <style:text-properties fo:font-size="22pt" fo:font-style="italic" style:text-underline-style="none" fo:font-weight="bold" officeooo:rsid="00300f50" officeooo:paragraph-rsid="0016a977" style:font-size-asian="22pt" style:font-style-asian="italic" style:font-weight-asian="bold" style:font-size-complex="22pt" style:font-style-complex="italic" style:font-weight-complex="bold"/>
    </style:style>
    <style:style style:name="P158" style:family="paragraph" style:parent-style-name="Standard">
      <style:paragraph-properties fo:text-align="center" style:justify-single-word="false"/>
      <style:text-properties fo:font-size="18pt" fo:font-style="italic" officeooo:rsid="0022fa6d" officeooo:paragraph-rsid="0022fa6d" style:font-size-asian="15.75pt" style:font-style-asian="italic" style:font-size-complex="18pt" style:font-style-complex="italic"/>
    </style:style>
    <style:style style:name="P159" style:family="paragraph" style:parent-style-name="Standard">
      <style:paragraph-properties fo:text-align="start" style:justify-single-word="false"/>
      <style:text-properties fo:font-size="12pt" officeooo:rsid="0032c6f4" officeooo:paragraph-rsid="00229644" style:font-size-asian="10.5pt" style:font-size-complex="12pt"/>
    </style:style>
    <style:style style:name="P160" style:family="paragraph" style:parent-style-name="Standard">
      <style:paragraph-properties fo:text-align="start" style:justify-single-word="false"/>
      <style:text-properties fo:font-size="12pt" fo:font-style="italic" fo:font-weight="normal" officeooo:rsid="0022fc58" officeooo:paragraph-rsid="00229644" style:font-size-asian="12pt" style:font-style-asian="italic" style:font-weight-asian="normal" style:font-size-complex="12pt" style:font-style-complex="italic" style:font-weight-complex="normal"/>
    </style:style>
    <style:style style:name="P161"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1a1cf6" officeooo:paragraph-rsid="00229644" style:font-size-asian="24pt" style:font-style-asian="italic" style:font-weight-asian="bold" style:font-size-complex="24pt" style:font-style-complex="italic" style:font-weight-complex="bold"/>
    </style:style>
    <style:style style:name="P162" style:family="paragraph" style:parent-style-name="Standard">
      <style:paragraph-properties fo:text-align="start" style:justify-single-word="false"/>
      <style:text-properties fo:font-size="16pt" fo:font-style="italic" fo:font-weight="bold" officeooo:rsid="0028586b" officeooo:paragraph-rsid="00229644" style:font-size-asian="16pt" style:font-style-asian="italic" style:font-weight-asian="bold" style:font-size-complex="16pt" style:font-style-complex="italic" style:font-weight-complex="bold"/>
    </style:style>
    <style:style style:name="P163" style:family="paragraph" style:parent-style-name="Standard">
      <style:paragraph-properties fo:text-align="start" style:justify-single-word="false"/>
      <style:text-properties fo:font-size="16pt" fo:font-style="italic" fo:font-weight="bold" officeooo:rsid="001adab0" officeooo:paragraph-rsid="00229644" style:font-size-asian="16pt" style:font-style-asian="italic" style:font-weight-asian="bold" style:font-size-complex="16pt" style:font-style-complex="italic" style:font-weight-complex="bold"/>
    </style:style>
    <style:style style:name="P164" style:family="paragraph" style:parent-style-name="Standard">
      <style:paragraph-properties fo:text-align="start" style:justify-single-word="false"/>
      <style:text-properties fo:color="#ce181e" fo:font-size="14pt" fo:font-style="italic" officeooo:rsid="0032c6f4" officeooo:paragraph-rsid="00229644" style:font-size-asian="14pt" style:font-style-asian="italic" style:font-size-complex="14pt" style:font-style-complex="italic"/>
    </style:style>
    <style:style style:name="P165" style:family="paragraph" style:parent-style-name="Standard">
      <style:paragraph-properties fo:text-align="start" style:justify-single-word="false"/>
      <style:text-properties fo:color="#ce181e" fo:font-size="10pt" fo:font-style="italic" style:text-underline-style="none" fo:font-weight="bold" officeooo:rsid="00145aa7" officeooo:paragraph-rsid="001ee328" style:font-size-asian="10pt" style:font-style-asian="italic" style:font-weight-asian="bold" style:font-size-complex="10pt" style:font-style-complex="italic" style:font-weight-complex="bold"/>
    </style:style>
    <style:style style:name="P166" style:family="paragraph" style:parent-style-name="Standard" style:master-page-name="">
      <loext:graphic-properties draw:fill="none"/>
      <style:paragraph-properties fo:margin-left="-0.9cm" fo:margin-right="0.101cm" fo:text-align="end" style:justify-single-word="false" fo:text-indent="0cm" style:auto-text-indent="false" style:page-number="auto" fo:background-color="transparent"/>
      <style:text-properties fo:font-size="14pt" officeooo:rsid="00150306" officeooo:paragraph-rsid="00150306" style:font-size-asian="12.25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503c6"/>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0aacf" style:font-weight-asian="bold" style:font-weight-complex="bold"/>
    </style:style>
    <style:style style:name="T5" style:family="text">
      <style:text-properties style:text-underline-style="solid" style:text-underline-width="auto" style:text-underline-color="font-color" fo:font-weight="bold" officeooo:rsid="00300f50" style:font-weight-asian="bold" style:font-weight-complex="bold"/>
    </style:style>
    <style:style style:name="T6" style:family="text">
      <style:text-properties style:text-underline-style="solid" style:text-underline-width="auto" style:text-underline-color="font-color" officeooo:rsid="0011ab05"/>
    </style:style>
    <style:style style:name="T7" style:family="text">
      <style:text-properties style:text-underline-style="solid" style:text-underline-width="auto" style:text-underline-color="font-color" officeooo:rsid="00229644"/>
    </style:style>
    <style:style style:name="T8" style:family="text">
      <style:text-properties fo:font-style="italic" style:font-style-asian="italic" style:font-style-complex="italic"/>
    </style:style>
    <style:style style:name="T9" style:family="text">
      <style:text-properties fo:font-style="italic" officeooo:rsid="00030ffa"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text-underline-style="none" fo:font-weight="normal" officeooo:rsid="001503c6" style:font-style-asian="italic" style:font-weight-asian="normal" style:font-style-complex="italic" style:font-weight-complex="normal"/>
    </style:style>
    <style:style style:name="T12" style:family="text">
      <style:text-properties fo:font-style="italic" style:text-underline-style="none" fo:font-weight="normal" officeooo:rsid="0016106e"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6a977" style:font-style-asian="italic" style:font-weight-asian="normal" style:font-style-complex="italic" style:font-weight-complex="normal"/>
    </style:style>
    <style:style style:name="T15" style:family="text">
      <style:text-properties fo:font-style="italic" fo:font-weight="normal" officeooo:rsid="00200e2b" style:font-style-asian="italic" style:font-weight-asian="normal" style:font-style-complex="italic" style:font-weight-complex="normal"/>
    </style:style>
    <style:style style:name="T16" style:family="text">
      <style:text-properties fo:font-style="italic" fo:font-weight="normal" officeooo:rsid="00229644" style:font-style-asian="italic" style:font-weight-asian="normal" style:font-style-complex="italic" style:font-weight-complex="normal"/>
    </style:style>
    <style:style style:name="T17" style:family="text">
      <style:text-properties style:text-underline-style="none"/>
    </style:style>
    <style:style style:name="T18" style:family="text">
      <style:text-properties style:text-underline-style="none" officeooo:rsid="001503c6"/>
    </style:style>
    <style:style style:name="T19" style:family="text">
      <style:text-properties style:text-underline-style="none" fo:font-weight="bold" officeooo:rsid="00300f50"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0229644" style:font-weight-asian="bold" style:font-weight-complex="bold"/>
    </style:style>
    <style:style style:name="T22" style:family="text">
      <style:text-properties fo:font-weight="bold" officeooo:rsid="0031540e" style:font-weight-asian="bold" style:font-weight-complex="bold"/>
    </style:style>
    <style:style style:name="T23" style:family="text">
      <style:text-properties fo:font-weight="bold" officeooo:rsid="0035cdee" style:font-weight-asian="bold" style:font-weight-complex="bold"/>
    </style:style>
    <style:style style:name="T24" style:family="text">
      <style:text-properties fo:font-weight="bold" officeooo:rsid="0022fa6d" style:font-weight-asian="bold" style:font-weight-complex="bold"/>
    </style:style>
    <style:style style:name="T25" style:family="text">
      <style:text-properties fo:font-weight="bold" officeooo:rsid="0022fc58" style:font-weight-asian="bold" style:font-weight-complex="bold"/>
    </style:style>
    <style:style style:name="T26" style:family="text">
      <style:text-properties fo:font-weight="bold" officeooo:rsid="00238f16" style:font-weight-asian="bold" style:font-weight-complex="bold"/>
    </style:style>
    <style:style style:name="T27" style:family="text">
      <style:text-properties fo:font-weight="bold" officeooo:rsid="002a955d" style:font-weight-asian="bold" style:font-weight-complex="bold"/>
    </style:style>
    <style:style style:name="T28" style:family="text">
      <style:text-properties fo:font-weight="bold" officeooo:rsid="002dcbaf" style:font-weight-asian="bold" style:font-weight-complex="bold"/>
    </style:style>
    <style:style style:name="T29" style:family="text">
      <style:text-properties fo:font-weight="bold" officeooo:rsid="00234623" style:font-weight-asian="bold" style:font-weight-complex="bold"/>
    </style:style>
    <style:style style:name="T30" style:family="text">
      <style:text-properties fo:color="#000000"/>
    </style:style>
    <style:style style:name="T31" style:family="text">
      <style:text-properties fo:color="#000000" officeooo:rsid="00300f50"/>
    </style:style>
    <style:style style:name="T32" style:family="text">
      <style:text-properties fo:color="#000000" style:text-underline-style="solid" style:text-underline-width="auto" style:text-underline-color="font-color"/>
    </style:style>
    <style:style style:name="T33" style:family="text">
      <style:text-properties fo:color="#000000" style:text-underline-style="solid" style:text-underline-width="auto" style:text-underline-color="font-color" officeooo:rsid="00300f50"/>
    </style:style>
    <style:style style:name="T34" style:family="text">
      <style:text-properties fo:color="#000000" style:text-underline-style="solid" style:text-underline-width="auto" style:text-underline-color="font-color" officeooo:rsid="002d0b80"/>
    </style:style>
    <style:style style:name="T35" style:family="text">
      <style:text-properties fo:color="#000000" style:text-underline-style="solid" style:text-underline-width="auto" style:text-underline-color="font-color" officeooo:rsid="001a32a7"/>
    </style:style>
    <style:style style:name="T36" style:family="text">
      <style:text-properties fo:color="#000000" style:text-underline-style="solid" style:text-underline-width="auto" style:text-underline-color="font-color" fo:font-weight="normal" officeooo:rsid="001a32a7" style:font-weight-asian="normal" style:font-weight-complex="normal"/>
    </style:style>
    <style:style style:name="T37" style:family="text">
      <style:text-properties fo:color="#000000" fo:font-weight="normal" style:font-weight-asian="normal" style:font-weight-complex="normal"/>
    </style:style>
    <style:style style:name="T38" style:family="text">
      <style:text-properties fo:color="#000000" fo:font-weight="normal" officeooo:rsid="00300f50" style:font-weight-asian="normal" style:font-weight-complex="normal"/>
    </style:style>
    <style:style style:name="T39" style:family="text">
      <style:text-properties fo:color="#000000" fo:font-weight="normal" officeooo:rsid="001a32a7" style:font-weight-asian="normal" style:font-weight-complex="normal"/>
    </style:style>
    <style:style style:name="T40" style:family="text">
      <style:text-properties fo:color="#000000" style:text-underline-style="none" fo:font-weight="normal" style:font-weight-asian="normal" style:font-weight-complex="normal"/>
    </style:style>
    <style:style style:name="T41" style:family="text">
      <style:text-properties fo:color="#000000" style:text-underline-style="none" fo:font-weight="normal" officeooo:rsid="00300f50" style:font-weight-asian="normal" style:font-weight-complex="normal"/>
    </style:style>
    <style:style style:name="T42" style:family="text">
      <style:text-properties fo:color="#000000" style:text-underline-style="none" fo:font-weight="normal" officeooo:rsid="002d0b80" style:font-weight-asian="normal" style:font-weight-complex="normal"/>
    </style:style>
    <style:style style:name="T43" style:family="text">
      <style:text-properties fo:color="#000000" style:text-underline-style="none" fo:font-weight="bold" officeooo:rsid="001ee328" style:font-weight-asian="bold" style:font-weight-complex="bold"/>
    </style:style>
    <style:style style:name="T44" style:family="text">
      <style:text-properties fo:color="#000000" style:text-underline-style="none" officeooo:rsid="001ee328"/>
    </style:style>
    <style:style style:name="T45" style:family="text">
      <style:text-properties fo:color="#000000" fo:font-style="normal" officeooo:rsid="00300f50" style:font-style-asian="normal" style:font-style-complex="normal"/>
    </style:style>
    <style:style style:name="T46" style:family="text">
      <style:text-properties fo:color="#000000" officeooo:rsid="001a32a7"/>
    </style:style>
    <style:style style:name="T47" style:family="text">
      <style:text-properties fo:color="#000000" officeooo:rsid="001633ea"/>
    </style:style>
    <style:style style:name="T48" style:family="text">
      <style:text-properties fo:color="#000000" officeooo:rsid="001624e8"/>
    </style:style>
    <style:style style:name="T49" style:family="text">
      <style:text-properties fo:color="#000000" officeooo:rsid="002b8d1e"/>
    </style:style>
    <style:style style:name="T50" style:family="text">
      <style:text-properties fo:color="#000000" officeooo:rsid="002e586b"/>
    </style:style>
    <style:style style:name="T51" style:family="text">
      <style:text-properties fo:color="#000000" officeooo:rsid="000e1ca1"/>
    </style:style>
    <style:style style:name="T52" style:family="text">
      <style:text-properties fo:color="#000000" officeooo:rsid="000ec370"/>
    </style:style>
    <style:style style:name="T53" style:family="text">
      <style:text-properties fo:color="#000000" officeooo:rsid="0012e7de"/>
    </style:style>
    <style:style style:name="T54" style:family="text">
      <style:text-properties fo:color="#000000" officeooo:rsid="001c5951"/>
    </style:style>
    <style:style style:name="T55" style:family="text">
      <style:text-properties fo:color="#000000" officeooo:rsid="00223121"/>
    </style:style>
    <style:style style:name="T56" style:family="text">
      <style:text-properties fo:color="#000000" fo:font-weight="bold" officeooo:rsid="00223121" style:font-weight-asian="bold" style:font-weight-complex="bold"/>
    </style:style>
    <style:style style:name="T57" style:family="text">
      <style:text-properties fo:color="#000000" fo:font-weight="bold" officeooo:rsid="00236bb8" style:font-weight-asian="bold" style:font-weight-complex="bold"/>
    </style:style>
    <style:style style:name="T58" style:family="text">
      <style:text-properties fo:color="#000000" fo:font-weight="bold" officeooo:rsid="00241d0e" style:font-weight-asian="bold" style:font-weight-complex="bold"/>
    </style:style>
    <style:style style:name="T59" style:family="text">
      <style:text-properties fo:color="#000000" fo:font-weight="bold" officeooo:rsid="001ee328" style:font-weight-asian="bold" style:font-weight-complex="bold"/>
    </style:style>
    <style:style style:name="T60" style:family="text">
      <style:text-properties fo:color="#000000" officeooo:rsid="00236bb8"/>
    </style:style>
    <style:style style:name="T61" style:family="text">
      <style:text-properties fo:color="#000000" officeooo:rsid="00241d0e"/>
    </style:style>
    <style:style style:name="T62" style:family="text">
      <style:text-properties fo:color="#000000" officeooo:rsid="00200d68"/>
    </style:style>
    <style:style style:name="T63" style:family="text">
      <style:text-properties fo:color="#000000" officeooo:rsid="00245d39"/>
    </style:style>
    <style:style style:name="T64" style:family="text">
      <style:text-properties fo:color="#000000" officeooo:rsid="002d0b80"/>
    </style:style>
    <style:style style:name="T65" style:family="text">
      <style:text-properties fo:color="#000000" officeooo:rsid="001ee328"/>
    </style:style>
    <style:style style:name="T66" style:family="text">
      <style:text-properties fo:color="#000000" fo:font-size="18pt" fo:font-weight="bold" style:font-size-asian="18pt" style:font-weight-asian="bold" style:font-size-complex="18pt" style:font-weight-complex="bold"/>
    </style:style>
    <style:style style:name="T67" style:family="text">
      <style:text-properties fo:color="#000000" fo:font-size="18pt" fo:font-weight="bold" officeooo:rsid="00200e2b" style:font-size-asian="18pt" style:font-weight-asian="bold" style:font-size-complex="18pt" style:font-weight-complex="bold"/>
    </style:style>
    <style:style style:name="T68" style:family="text">
      <style:text-properties fo:color="#000000" officeooo:rsid="00200e2b"/>
    </style:style>
    <style:style style:name="T69" style:family="text">
      <style:text-properties fo:color="#000000" fo:font-size="14pt" fo:font-style="italic" style:text-underline-style="none" style:font-size-asian="14pt" style:font-style-asian="italic" style:font-size-complex="14pt" style:font-style-complex="italic"/>
    </style:style>
    <style:style style:name="T70" style:family="text">
      <style:text-properties fo:font-size="14pt" style:font-size-asian="14pt" style:font-size-complex="14pt"/>
    </style:style>
    <style:style style:name="T71" style:family="text">
      <style:text-properties fo:font-size="14pt" style:text-underline-style="none" fo:font-weight="normal" style:font-size-asian="14pt" style:font-weight-asian="normal" style:font-size-complex="14pt" style:font-weight-complex="normal"/>
    </style:style>
    <style:style style:name="T72" style:family="text">
      <style:text-properties fo:font-size="14pt" style:text-underline-style="none" fo:font-weight="normal" officeooo:rsid="00300f50" style:font-size-asian="14pt" style:font-weight-asian="normal" style:font-size-complex="14pt" style:font-weight-complex="normal"/>
    </style:style>
    <style:style style:name="T73" style:family="text">
      <style:text-properties fo:font-size="14pt" fo:font-style="normal" style:text-underline-style="none" officeooo:rsid="001503c6" style:font-size-asian="14pt" style:font-style-asian="normal" style:font-size-complex="14pt" style:font-style-complex="normal"/>
    </style:style>
    <style:style style:name="T74" style:family="text">
      <style:text-properties fo:font-size="14pt" fo:font-style="normal" style:text-underline-style="none" officeooo:rsid="00300f50" style:font-size-asian="14pt" style:font-style-asian="normal" style:font-size-complex="14pt" style:font-style-complex="normal"/>
    </style:style>
    <style:style style:name="T75" style:family="text">
      <style:text-properties fo:font-size="14pt" fo:font-style="italic" style:text-underline-style="none" fo:font-weight="normal" officeooo:rsid="000631a6" style:font-size-asian="12.25pt" style:font-style-asian="italic" style:font-weight-asian="normal" style:font-size-complex="14pt" style:font-style-complex="italic" style:font-weight-complex="normal"/>
    </style:style>
    <style:style style:name="T76" style:family="text">
      <style:text-properties fo:font-size="14pt" fo:font-style="italic" style:text-underline-style="none" fo:font-weight="normal" officeooo:rsid="0007a617" style:font-size-asian="12.25pt" style:font-style-asian="italic" style:font-weight-asian="normal" style:font-size-complex="14pt" style:font-style-complex="italic" style:font-weight-complex="normal"/>
    </style:style>
    <style:style style:name="T77" style:family="text">
      <style:text-properties fo:font-size="14pt" fo:font-style="italic" style:text-underline-style="none" officeooo:rsid="00030ffa" style:font-size-asian="12.25pt" style:font-style-asian="italic" style:font-size-complex="14pt" style:font-style-complex="italic"/>
    </style:style>
    <style:style style:name="T78" style:family="text">
      <style:text-properties fo:font-size="14pt" fo:font-style="italic" style:text-underline-style="none" officeooo:rsid="0016a977" style:font-size-asian="12.25pt" style:font-style-asian="italic" style:font-size-complex="14pt" style:font-style-complex="italic"/>
    </style:style>
    <style:style style:name="T79" style:family="text">
      <style:text-properties fo:font-size="14pt" fo:font-style="italic" style:font-size-asian="14pt" style:font-style-asian="italic" style:font-size-complex="14pt" style:font-style-complex="italic"/>
    </style:style>
    <style:style style:name="T80" style:family="text">
      <style:text-properties fo:font-size="14pt" fo:font-style="italic" officeooo:rsid="0016a977" style:font-size-asian="14pt" style:font-style-asian="italic" style:font-size-complex="14pt" style:font-style-complex="italic"/>
    </style:style>
    <style:style style:name="T81" style:family="text">
      <style:text-properties fo:font-size="14pt" fo:font-style="italic" officeooo:rsid="00200e2b" style:font-size-asian="14pt" style:font-style-asian="italic" style:font-size-complex="14pt" style:font-style-complex="italic"/>
    </style:style>
    <style:style style:name="T82" style:family="text">
      <style:text-properties fo:font-size="14pt" fo:font-style="italic" officeooo:rsid="0022fa6d" style:font-size-asian="14pt" style:font-style-asian="italic" style:font-size-complex="14pt" style:font-style-complex="italic"/>
    </style:style>
    <style:style style:name="T83" style:family="text">
      <style:text-properties fo:color="#ce181e"/>
    </style:style>
    <style:style style:name="T84" style:family="text">
      <style:text-properties fo:color="#ce181e" style:text-underline-style="solid" style:text-underline-width="auto" style:text-underline-color="font-color" fo:font-weight="bold" style:font-weight-asian="bold" style:font-weight-complex="bold"/>
    </style:style>
    <style:style style:name="T85" style:family="text">
      <style:text-properties fo:color="#ce181e" style:text-underline-style="solid" style:text-underline-width="auto" style:text-underline-color="font-color" fo:font-weight="bold" officeooo:rsid="0010aacf" style:font-weight-asian="bold" style:font-weight-complex="bold"/>
    </style:style>
    <style:style style:name="T86" style:family="text">
      <style:text-properties fo:color="#ce181e" officeooo:rsid="001931ec"/>
    </style:style>
    <style:style style:name="T87" style:family="text">
      <style:text-properties fo:color="#ce181e" officeooo:rsid="001633ea"/>
    </style:style>
    <style:style style:name="T88" style:family="text">
      <style:text-properties fo:color="#ce181e" fo:font-size="14pt" fo:font-style="italic" style:text-underline-style="none" officeooo:rsid="00030ffa" style:font-size-asian="12.25pt" style:font-style-asian="italic" style:font-size-complex="14pt" style:font-style-complex="italic"/>
    </style:style>
    <style:style style:name="T89" style:family="text">
      <style:text-properties fo:color="#ce181e" fo:font-weight="bold" style:font-weight-asian="bold" style:font-weight-complex="bold"/>
    </style:style>
    <style:style style:name="T90" style:family="text">
      <style:text-properties fo:color="#ce181e" fo:font-weight="bold" officeooo:rsid="0016c327" style:font-weight-asian="bold" style:font-weight-complex="bold"/>
    </style:style>
    <style:style style:name="T91" style:family="text">
      <style:text-properties fo:color="#ce181e" fo:font-weight="bold" officeooo:rsid="001ee8ef" style:font-weight-asian="bold" style:font-weight-complex="bold"/>
    </style:style>
    <style:style style:name="T92" style:family="text">
      <style:text-properties fo:color="#ce181e" fo:font-weight="bold" officeooo:rsid="0023e8f1" style:font-weight-asian="bold" style:font-weight-complex="bold"/>
    </style:style>
    <style:style style:name="T93" style:family="text">
      <style:text-properties fo:color="#ce181e" fo:font-weight="bold" officeooo:rsid="0029b9cd" style:font-weight-asian="bold" style:font-weight-complex="bold"/>
    </style:style>
    <style:style style:name="T94" style:family="text">
      <style:text-properties fo:color="#ce181e" fo:font-weight="bold" officeooo:rsid="002d0b80" style:font-weight-asian="bold" style:font-weight-complex="bold"/>
    </style:style>
    <style:style style:name="T95" style:family="text">
      <style:text-properties fo:color="#ce181e" style:text-underline-style="none" fo:font-weight="bold" officeooo:rsid="002d0b80" style:font-weight-asian="bold" style:font-weight-complex="bold"/>
    </style:style>
    <style:style style:name="T96" style:family="text">
      <style:text-properties style:text-line-through-style="none" style:text-line-through-type="none" style:text-position="0% 100%" style:text-underline-style="none"/>
    </style:style>
    <style:style style:name="T97" style:family="text">
      <style:text-properties style:text-line-through-style="none" style:text-line-through-type="none" style:text-position="0% 100%" style:text-underline-style="none" officeooo:rsid="001c8e71"/>
    </style:style>
    <style:style style:name="T98" style:family="text">
      <style:text-properties style:text-line-through-style="none" style:text-line-through-type="none" style:text-position="0% 100%" officeooo:rsid="0016a977"/>
    </style:style>
    <style:style style:name="T99" style:family="text">
      <style:text-properties fo:color="#680059" fo:font-size="20pt" officeooo:rsid="001c8e71" style:font-size-asian="20pt" style:font-size-complex="20pt"/>
    </style:style>
    <style:style style:name="T100" style:family="text">
      <style:text-properties fo:color="#680059" fo:font-size="20pt" officeooo:rsid="001931ec" style:font-size-asian="20pt" style:font-size-complex="20pt"/>
    </style:style>
    <style:style style:name="T101" style:family="text">
      <style:text-properties fo:color="#680059" fo:font-weight="bold" style:font-weight-asian="bold" style:font-weight-complex="bold"/>
    </style:style>
    <style:style style:name="T102" style:family="text">
      <style:text-properties officeooo:rsid="001931ec"/>
    </style:style>
    <style:style style:name="T103" style:family="text">
      <style:text-properties fo:color="#00599d"/>
    </style:style>
    <style:style style:name="T104" style:family="text">
      <style:text-properties fo:color="#00599d" fo:font-size="14pt" fo:font-style="italic" style:text-underline-style="solid" style:text-underline-width="auto" style:text-underline-color="font-color" fo:font-weight="bold" officeooo:rsid="000631a6" style:font-size-asian="12.25pt" style:font-style-asian="italic" style:font-weight-asian="bold" style:font-size-complex="14pt" style:font-style-complex="italic" style:font-weight-complex="bold"/>
    </style:style>
    <style:style style:name="T105" style:family="text">
      <style:text-properties fo:color="#00599d" style:text-underline-style="solid" style:text-underline-width="auto" style:text-underline-color="font-color" fo:font-weight="bold" style:font-weight-asian="bold" style:font-weight-complex="bold"/>
    </style:style>
    <style:style style:name="T106" style:family="text">
      <style:text-properties fo:color="#00599d" style:text-underline-style="solid" style:text-underline-width="auto" style:text-underline-color="font-color" fo:font-weight="bold" officeooo:rsid="0007a617" style:font-weight-asian="bold" style:font-weight-complex="bold"/>
    </style:style>
    <style:style style:name="T107" style:family="text">
      <style:text-properties fo:color="#00599d" style:text-underline-style="solid" style:text-underline-width="auto" style:text-underline-color="font-color" fo:font-weight="bold" officeooo:rsid="00096a61" style:font-weight-asian="bold" style:font-weight-complex="bold"/>
    </style:style>
    <style:style style:name="T108" style:family="text">
      <style:text-properties fo:color="#00599d" style:text-underline-style="solid" style:text-underline-width="auto" style:text-underline-color="font-color" fo:font-weight="bold" officeooo:rsid="000de293" style:font-weight-asian="bold" style:font-weight-complex="bold"/>
    </style:style>
    <style:style style:name="T109" style:family="text">
      <style:text-properties fo:color="#00599d" style:text-underline-style="solid" style:text-underline-width="auto" style:text-underline-color="font-color" fo:font-weight="bold" officeooo:rsid="0010aacf" style:font-weight-asian="bold" style:font-weight-complex="bold"/>
    </style:style>
    <style:style style:name="T110" style:family="text">
      <style:text-properties fo:color="#00599d" style:text-underline-style="solid" style:text-underline-width="auto" style:text-underline-color="font-color" fo:font-weight="bold" officeooo:rsid="001219e5" style:font-weight-asian="bold" style:font-weight-complex="bold"/>
    </style:style>
    <style:style style:name="T111" style:family="text">
      <style:text-properties fo:color="#00599d" style:text-underline-style="solid" style:text-underline-width="auto" style:text-underline-color="font-color" fo:font-weight="bold" officeooo:rsid="001931ec" style:font-weight-asian="bold" style:font-weight-complex="bold"/>
    </style:style>
    <style:style style:name="T112" style:family="text">
      <style:text-properties fo:color="#00599d" fo:font-weight="bold" style:font-weight-asian="bold" style:font-weight-complex="bold"/>
    </style:style>
    <style:style style:name="T113" style:family="text">
      <style:text-properties fo:color="#00599d" fo:font-weight="bold" officeooo:rsid="001b89c2" style:font-weight-asian="bold" style:font-weight-complex="bold"/>
    </style:style>
    <style:style style:name="T114" style:family="text">
      <style:text-properties fo:color="#00599d" fo:font-weight="bold" officeooo:rsid="001fb748" style:font-weight-asian="bold" style:font-weight-complex="bold"/>
    </style:style>
    <style:style style:name="T115" style:family="text">
      <style:text-properties fo:color="#00599d" fo:font-weight="bold" officeooo:rsid="001db354" style:font-weight-asian="bold" style:font-weight-complex="bold"/>
    </style:style>
    <style:style style:name="T116" style:family="text">
      <style:text-properties fo:color="#00599d" fo:font-weight="bold" officeooo:rsid="001ee8ef" style:font-weight-asian="bold" style:font-weight-complex="bold"/>
    </style:style>
    <style:style style:name="T117" style:family="text">
      <style:text-properties fo:color="#00599d" fo:font-weight="bold" officeooo:rsid="00218d73" style:font-weight-asian="bold" style:font-weight-complex="bold"/>
    </style:style>
    <style:style style:name="T118" style:family="text">
      <style:text-properties fo:color="#00599d" fo:font-weight="bold" officeooo:rsid="001c9a7e" style:font-weight-asian="bold" style:font-weight-complex="bold"/>
    </style:style>
    <style:style style:name="T119" style:family="text">
      <style:text-properties fo:color="#00599d" fo:font-weight="bold" officeooo:rsid="0023e8f1" style:font-weight-asian="bold" style:font-weight-complex="bold"/>
    </style:style>
    <style:style style:name="T120" style:family="text">
      <style:text-properties fo:color="#00599d" fo:font-weight="bold" officeooo:rsid="0024d488" style:font-weight-asian="bold" style:font-weight-complex="bold"/>
    </style:style>
    <style:style style:name="T121" style:family="text">
      <style:text-properties fo:color="#00599d" fo:font-weight="bold" officeooo:rsid="0029757d" style:font-weight-asian="bold" style:font-weight-complex="bold"/>
    </style:style>
    <style:style style:name="T122" style:family="text">
      <style:text-properties fo:color="#00599d" fo:font-weight="bold" officeooo:rsid="0029b9cd" style:font-weight-asian="bold" style:font-weight-complex="bold"/>
    </style:style>
    <style:style style:name="T123" style:family="text">
      <style:text-properties fo:color="#00599d" fo:font-weight="bold" officeooo:rsid="0016be7c" style:font-weight-asian="bold" style:font-weight-complex="bold"/>
    </style:style>
    <style:style style:name="T124" style:family="text">
      <style:text-properties fo:color="#00599d" fo:font-weight="bold" officeooo:rsid="002b8d1e" style:font-weight-asian="bold" style:font-weight-complex="bold"/>
    </style:style>
    <style:style style:name="T125" style:family="text">
      <style:text-properties fo:color="#00599d" fo:font-weight="bold" officeooo:rsid="000f4fca" style:font-weight-asian="bold" style:font-weight-complex="bold"/>
    </style:style>
    <style:style style:name="T126" style:family="text">
      <style:text-properties fo:color="#00599d" fo:font-weight="bold" officeooo:rsid="000e1ca1" style:font-weight-asian="bold" style:font-weight-complex="bold"/>
    </style:style>
    <style:style style:name="T127" style:family="text">
      <style:text-properties fo:color="#00599d" fo:font-weight="bold" officeooo:rsid="001272dd" style:font-weight-asian="bold" style:font-weight-complex="bold"/>
    </style:style>
    <style:style style:name="T128" style:family="text">
      <style:text-properties fo:color="#00599d" fo:font-weight="bold" officeooo:rsid="001633ea" style:font-weight-asian="bold" style:font-weight-complex="bold"/>
    </style:style>
    <style:style style:name="T129" style:family="text">
      <style:text-properties fo:color="#00599d" fo:font-weight="bold" officeooo:rsid="001b7f90" style:font-weight-asian="bold" style:font-weight-complex="bold"/>
    </style:style>
    <style:style style:name="T130" style:family="text">
      <style:text-properties fo:color="#407927"/>
    </style:style>
    <style:style style:name="T131" style:family="text">
      <style:text-properties fo:color="#407927" fo:font-size="14pt" fo:font-style="italic" style:text-underline-style="solid" style:text-underline-width="auto" style:text-underline-color="font-color" fo:font-weight="bold" officeooo:rsid="000631a6" style:font-size-asian="12.25pt" style:font-style-asian="italic" style:font-weight-asian="bold" style:font-size-complex="14pt" style:font-style-complex="italic" style:font-weight-complex="bold"/>
    </style:style>
    <style:style style:name="T132" style:family="text">
      <style:text-properties officeooo:rsid="0007a617"/>
    </style:style>
    <style:style style:name="T133" style:family="text">
      <style:text-properties fo:color="#ed1c24"/>
    </style:style>
    <style:style style:name="T134" style:family="text">
      <style:text-properties fo:color="#ed1c24" fo:font-size="16pt" style:text-underline-style="solid" style:text-underline-width="auto" style:text-underline-color="font-color" style:font-size-asian="16pt" style:font-size-complex="16pt"/>
    </style:style>
    <style:style style:name="T135" style:family="text">
      <style:text-properties fo:color="#ed1c24" fo:font-size="16pt" style:text-underline-style="solid" style:text-underline-width="auto" style:text-underline-color="font-color" fo:font-weight="bold" style:font-size-asian="16pt" style:font-weight-asian="bold" style:font-size-complex="16pt" style:font-weight-complex="bold"/>
    </style:style>
    <style:style style:name="T136" style:family="text">
      <style:text-properties fo:color="#ed1c24" fo:font-size="16pt" style:text-underline-style="solid" style:text-underline-width="auto" style:text-underline-color="font-color" fo:font-weight="bold" officeooo:rsid="0010aacf" style:font-size-asian="16pt" style:font-weight-asian="bold" style:font-size-complex="16pt" style:font-weight-complex="bold"/>
    </style:style>
    <style:style style:name="T137" style:family="text">
      <style:text-properties fo:color="#ed1c24" style:text-underline-style="solid" style:text-underline-width="auto" style:text-underline-color="font-color" fo:font-weight="bold" style:font-weight-asian="bold" style:font-weight-complex="bold"/>
    </style:style>
    <style:style style:name="T138" style:family="text">
      <style:text-properties fo:color="#ed1c24" style:text-underline-style="solid" style:text-underline-width="auto" style:text-underline-color="font-color" fo:font-weight="bold" officeooo:rsid="0010aacf" style:font-weight-asian="bold" style:font-weight-complex="bold"/>
    </style:style>
    <style:style style:name="T139" style:family="text">
      <style:text-properties fo:color="#ed1c24" officeooo:rsid="00245d39"/>
    </style:style>
    <style:style style:name="T140" style:family="text">
      <style:text-properties fo:color="#ed1c24" officeooo:rsid="00250956"/>
    </style:style>
    <style:style style:name="T141" style:family="text">
      <style:text-properties fo:color="#ed1c24" fo:font-weight="normal" officeooo:rsid="002d0b80" style:font-weight-asian="normal" style:font-weight-complex="normal"/>
    </style:style>
    <style:style style:name="T142" style:family="text">
      <style:text-properties fo:color="#ed1c24" officeooo:rsid="002d0b80"/>
    </style:style>
    <style:style style:name="T143" style:family="text">
      <style:text-properties fo:color="#ed1c24" fo:font-style="italic" style:font-style-asian="italic" style:font-style-complex="italic"/>
    </style:style>
    <style:style style:name="T144" style:family="text">
      <style:text-properties officeooo:rsid="00093f69"/>
    </style:style>
    <style:style style:name="T145" style:family="text">
      <style:text-properties officeooo:rsid="00096a61"/>
    </style:style>
    <style:style style:name="T146" style:family="text">
      <style:text-properties officeooo:rsid="000de293"/>
    </style:style>
    <style:style style:name="T147" style:family="text">
      <style:text-properties fo:font-size="20pt" officeooo:rsid="001931ec" style:font-size-asian="20pt" style:font-size-complex="20pt"/>
    </style:style>
    <style:style style:name="T148" style:family="text">
      <style:text-properties officeooo:rsid="0010aacf"/>
    </style:style>
    <style:style style:name="T149" style:family="text">
      <style:text-properties officeooo:rsid="001219e5"/>
    </style:style>
    <style:style style:name="T150" style:family="text">
      <style:text-properties fo:color="#006c3b" officeooo:rsid="001931ec"/>
    </style:style>
    <style:style style:name="T151" style:family="text">
      <style:text-properties officeooo:rsid="001a2826"/>
    </style:style>
    <style:style style:name="T152" style:family="text">
      <style:text-properties officeooo:rsid="000ec370"/>
    </style:style>
    <style:style style:name="T153" style:family="text">
      <style:text-properties officeooo:rsid="002b8d1e"/>
    </style:style>
    <style:style style:name="T154" style:family="text">
      <style:text-properties officeooo:rsid="000f4fca"/>
    </style:style>
    <style:style style:name="T155" style:family="text">
      <style:text-properties officeooo:rsid="000f9666"/>
    </style:style>
    <style:style style:name="T156" style:family="text">
      <style:text-properties officeooo:rsid="002e586b"/>
    </style:style>
    <style:style style:name="T157" style:family="text">
      <style:text-properties officeooo:rsid="000e1ca1"/>
    </style:style>
    <style:style style:name="T158" style:family="text">
      <style:text-properties officeooo:rsid="002d0b80"/>
    </style:style>
    <style:style style:name="T159" style:family="text">
      <style:text-properties fo:color="#111111"/>
    </style:style>
    <style:style style:name="T160" style:family="text">
      <style:text-properties fo:color="#111111" officeooo:rsid="00245d39"/>
    </style:style>
    <style:style style:name="T161" style:family="text">
      <style:text-properties fo:color="#111111" officeooo:rsid="00246ce6"/>
    </style:style>
    <style:style style:name="T162" style:family="text">
      <style:text-properties fo:color="#111111" officeooo:rsid="002d0b80"/>
    </style:style>
    <style:style style:name="T163" style:family="text">
      <style:text-properties fo:color="#111111" officeooo:rsid="0025dbff"/>
    </style:style>
    <style:style style:name="T164" style:family="text">
      <style:text-properties fo:color="#111111" officeooo:rsid="00200e2b"/>
    </style:style>
    <style:style style:name="T165" style:family="text">
      <style:text-properties fo:color="#111111" fo:font-size="18pt" fo:font-weight="bold" officeooo:rsid="00200e2b" style:font-size-asian="18pt" style:font-weight-asian="bold" style:font-size-complex="18pt" style:font-weight-complex="bold"/>
    </style:style>
    <style:style style:name="T166" style:family="text">
      <style:text-properties officeooo:rsid="001b7f90"/>
    </style:style>
    <style:style style:name="T167" style:family="text">
      <style:text-properties officeooo:rsid="001c5951"/>
    </style:style>
    <style:style style:name="T168" style:family="text">
      <style:text-properties officeooo:rsid="0016a977"/>
    </style:style>
    <style:style style:name="T169" style:family="text">
      <style:text-properties officeooo:rsid="0017d4f7" style:font-size-asian="14pt"/>
    </style:style>
    <style:style style:name="T170" style:family="text">
      <style:text-properties officeooo:rsid="0021a4f1"/>
    </style:style>
    <style:style style:name="T171" style:family="text">
      <style:text-properties officeooo:rsid="00220555"/>
    </style:style>
    <style:style style:name="T172" style:family="text">
      <style:text-properties officeooo:rsid="0015ca20"/>
    </style:style>
    <style:style style:name="T173" style:family="text">
      <style:text-properties officeooo:rsid="001b89c2"/>
    </style:style>
    <style:style style:name="T174" style:family="text">
      <style:text-properties officeooo:rsid="001fb748"/>
    </style:style>
    <style:style style:name="T175" style:family="text">
      <style:text-properties officeooo:rsid="001ee8ef"/>
    </style:style>
    <style:style style:name="T176" style:family="text">
      <style:text-properties officeooo:rsid="0022f796"/>
    </style:style>
    <style:style style:name="T177" style:family="text">
      <style:text-properties officeooo:rsid="00218d73"/>
    </style:style>
    <style:style style:name="T178" style:family="text">
      <style:text-properties style:text-position="super 58%" officeooo:rsid="0015ca20"/>
    </style:style>
    <style:style style:name="T179" style:family="text">
      <style:text-properties officeooo:rsid="0012fc7d"/>
    </style:style>
    <style:style style:name="T180" style:family="text">
      <style:text-properties officeooo:rsid="0016c327"/>
    </style:style>
    <style:style style:name="T181" style:family="text">
      <style:text-properties officeooo:rsid="00181ded"/>
    </style:style>
    <style:style style:name="T182" style:family="text">
      <style:text-properties officeooo:rsid="0023e8f1"/>
    </style:style>
    <style:style style:name="T183" style:family="text">
      <style:text-properties officeooo:rsid="0024d488"/>
    </style:style>
    <style:style style:name="T184" style:family="text">
      <style:text-properties officeooo:rsid="0029757d"/>
    </style:style>
    <style:style style:name="T185" style:family="text">
      <style:text-properties officeooo:rsid="0029b9cd"/>
    </style:style>
    <style:style style:name="T186" style:family="text">
      <style:text-properties officeooo:rsid="001ee328"/>
    </style:style>
    <style:style style:name="T187" style:family="text">
      <style:text-properties officeooo:rsid="00200e2b"/>
    </style:style>
    <style:style style:name="T188" style:family="text">
      <style:text-properties fo:font-size="18pt" fo:font-weight="bold" officeooo:rsid="00200e2b" style:font-size-asian="18pt" style:font-weight-asian="bold" style:font-size-complex="18pt" style:font-weight-complex="bold"/>
    </style:style>
    <style:style style:name="T189" style:family="text">
      <style:text-properties fo:font-size="18pt" fo:font-weight="bold" officeooo:rsid="00214e7d" style:font-size-asian="18pt" style:font-weight-asian="bold" style:font-size-complex="18pt" style:font-weight-complex="bold"/>
    </style:style>
    <style:style style:name="T190" style:family="text">
      <style:text-properties officeooo:rsid="00214e7d"/>
    </style:style>
    <style:style style:name="T191" style:family="text">
      <style:text-properties officeooo:rsid="0034ac7a"/>
    </style:style>
    <style:style style:name="T192" style:family="text">
      <style:text-properties officeooo:rsid="0035cdee"/>
    </style:style>
    <style:style style:name="T193" style:family="text">
      <style:text-properties officeooo:rsid="0032c6f4"/>
    </style:style>
    <style:style style:name="T194" style:family="text">
      <style:text-properties officeooo:rsid="001ecc96"/>
    </style:style>
    <style:style style:name="T195" style:family="text">
      <style:text-properties officeooo:rsid="0021f857"/>
    </style:style>
    <style:style style:name="T196" style:family="text">
      <style:text-properties officeooo:rsid="0022fc58"/>
    </style:style>
    <style:style style:name="T197" style:family="text">
      <style:text-properties officeooo:rsid="00261b9a"/>
    </style:style>
    <style:style style:name="T198" style:family="text">
      <style:text-properties officeooo:rsid="0028586b"/>
    </style:style>
    <style:style style:name="T199" style:family="text">
      <style:text-properties officeooo:rsid="002a48cd"/>
    </style:style>
    <style:style style:name="T200" style:family="text">
      <style:text-properties officeooo:rsid="002a955d"/>
    </style:style>
    <style:style style:name="T201" style:family="text">
      <style:text-properties officeooo:rsid="002dcbaf"/>
    </style:style>
    <style:style style:name="T202" style:family="text">
      <style:text-properties officeooo:rsid="00317d70"/>
    </style:style>
    <style:style style:name="T203" style:family="text">
      <style:text-properties officeooo:rsid="00234623"/>
    </style:style>
    <style:style style:name="T204" style:family="text">
      <style:text-properties officeooo:rsid="0022fa6d"/>
    </style:style>
    <style:style style:name="T205" style:family="text">
      <style:text-properties officeooo:rsid="00238f16"/>
    </style:style>
    <style:style style:name="T206" style:family="text">
      <style:text-properties officeooo:rsid="00250956"/>
    </style:style>
    <style:style style:name="T207" style:family="text">
      <style:text-properties officeooo:rsid="002ea375"/>
    </style:style>
    <style:style style:name="T208" style:family="text">
      <style:text-properties officeooo:rsid="0025350c"/>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8.5pt solid #ed1c24" style:shadow="none" draw:shadow-opacity="100%"/>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9.01pt solid #ed1c24" style:shadow="none" draw:shadow-opacity="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NOTICE</text:p>
      <text:p text:style-name="P1"><text:s/></text:p>
      <text:p text:style-name="P1">D’UTILISATION</text:p>
      <text:p text:style-name="P1"/>
      <text:p text:style-name="P1">DU SITE</text:p>
      <text:p text:style-name="P1"/>
      <text:p text:style-name="P1">« PIERRES</text:p>
      <text:p text:style-name="P81">D’ENGILIS »</text:p>
      <text:p text:style-name="P82"/>
      <text:p text:style-name="P83"/>
      <text:p text:style-name="P83"/>
      <text:p text:style-name="P83"/>
      <text:p text:style-name="P83"/>
      <text:p text:style-name="P83"/>
      <text:p text:style-name="P166"/>
      <text:p text:style-name="P84"><text:soft-page-break/>SOMMAIRE</text:p>
      <text:p text:style-name="P84"/>
      <text:p text:style-name="P101"><text:s text:c="3"/><text:span text:style-name="T1">INTRODUCTION</text:span></text:p>
      <text:p text:style-name="P102"/>
      <text:p text:style-name="P85"/>
      <text:p text:style-name="P87">1. <text:span text:style-name="T1">INTERFACE ADMINISTRATION DE WORDPRESS</text:span></text:p>
      <text:p text:style-name="P103"/>
      <text:p text:style-name="P90"><text:tab/><text:span text:style-name="T187">1.1 </text:span><text:span text:style-name="T15">C</text:span><text:span text:style-name="T16">omment se connecter à l’interface d’administration</text:span></text:p>
      <text:p text:style-name="P90"><text:span text:style-name="T168"><text:tab/>1.2 </text:span><text:span text:style-name="T14">Barre de menu supérieure</text:span></text:p>
      <text:p text:style-name="P91"><text:tab/>1.<text:span text:style-name="T187">3</text:span> <text:span text:style-name="T13">Barre de menu latérale</text:span></text:p>
      <text:p text:style-name="P103"/>
      <text:p text:style-name="P86"/>
      <text:p text:style-name="P86">2.<text:span text:style-name="T1"> PAGE D’ACCUEIL</text:span></text:p>
      <text:p text:style-name="P104"/>
      <text:p text:style-name="P89"><text:tab/>2.1 <text:span text:style-name="T8">Modifier le slider</text:span><text:span text:style-name="T143">*</text:span><text:span text:style-name="T8"> du haut</text:span></text:p>
      <text:p text:style-name="P89"/>
      <text:p text:style-name="P89"><text:tab/><text:tab/> <text:s text:c="8"/><text:span text:style-name="T13">Contexte</text:span></text:p>
      <text:p text:style-name="P89"><text:tab/><text:tab/>2.1.1 <text:span text:style-name="T13">Ajouter un article</text:span></text:p>
      <text:p text:style-name="P89"><text:tab/><text:tab/>2.1.2 <text:span text:style-name="T13">Supprimer un article</text:span></text:p>
      <text:p text:style-name="P89"><text:tab/><text:tab/>2.1.3 <text:span text:style-name="T13">Ajouter une catégorie</text:span></text:p>
      <text:p text:style-name="P89"><text:tab/><text:tab/>2.1.4 <text:span text:style-name="T13">Supprimer une catégorie</text:span></text:p>
      <text:p text:style-name="P89"><text:tab/><text:tab/>2.1.5 <text:span text:style-name="T13">Modifier une image</text:span></text:p>
      <text:p text:style-name="P89"><text:tab/><text:tab/>2.1.6 <text:span text:style-name="T13">Modifier un texte</text:span></text:p>
      <text:p text:style-name="P89"/>
      <text:p text:style-name="P89"><text:tab/>2.2 <text:span text:style-name="T8">Modifier le « A Propos »</text:span></text:p>
      <text:p text:style-name="P89"/>
      <text:p text:style-name="P89"><text:tab/>2.3 <text:span text:style-name="T8">Modifier les produits mis en avant</text:span></text:p>
      <text:p text:style-name="P89"/>
      <text:p text:style-name="P89"><text:tab/>2.4 <text:span text:style-name="T8">Modifier le footer</text:span><text:span text:style-name="T143">*</text:span></text:p>
      <text:p text:style-name="P105"/>
      <text:p text:style-name="P88"><text:tab/></text:p>
      <text:p text:style-name="P86"><text:span text:style-name="T18">3. </text:span><text:span text:style-name="T2">PRODUITS ET GALERIE</text:span></text:p>
      <text:p text:style-name="P109"><text:tab/></text:p>
      <text:p text:style-name="P86"><text:span text:style-name="T18"><text:tab/>3.1 </text:span><text:span text:style-name="T12">A</text:span><text:span text:style-name="T11">jouter des produits</text:span></text:p>
      <text:p text:style-name="P87"><text:span text:style-name="T17"><text:tab/>3.2 </text:span><text:span text:style-name="T12">A</text:span><text:span text:style-name="T10">jouter des photos dans la galerie</text:span></text:p>
      <text:p text:style-name="P87"><text:span text:style-name="T17"><text:tab/>3.3 </text:span><text:span text:style-name="T12">S</text:span><text:span text:style-name="T10">upprimer une photo dans la galerie</text:span></text:p>
      <text:p text:style-name="P87"><text:span text:style-name="T17"><text:tab/>3.4 </text:span><text:span text:style-name="T12">M</text:span><text:span text:style-name="T10">odifier les photos dans le slider bas de la page d’accueil</text:span></text:p>
      <text:p text:style-name="P86"/>
      <text:p text:style-name="P86"/>
      <text:p text:style-name="P87"><text:span text:style-name="T17">4. </text:span><text:span text:style-name="T1">EXTENSION CONTACT FORM 7</text:span></text:p>
      <text:p text:style-name="P103"/>
      <text:p text:style-name="P94"><text:span text:style-name="T73"><text:tab/>4</text:span><text:span text:style-name="T74">.1</text:span><text:span text:style-name="T70"> </text:span><text:span text:style-name="T72">I</text:span><text:span text:style-name="T71">nstallation de l’extension contact form 7</text:span></text:p>
      <text:p text:style-name="P93"><text:span text:style-name="T45"><text:tab/>4.2</text:span><text:span text:style-name="T37"> </text:span><text:span text:style-name="T38">C</text:span><text:span text:style-name="T37">réation de formulaire</text:span></text:p>
      <text:p text:style-name="P108"><text:span text:style-name="T45"><text:tab/>4.3</text:span><text:span text:style-name="T30"> </text:span><text:span text:style-name="T41">I</text:span><text:span text:style-name="T40">ntégration des formulaire</text:span><text:span text:style-name="T42">s</text:span></text:p>
      <text:p text:style-name="P108"><text:span text:style-name="T42"/></text:p>
      <text:p text:style-name="P108"><text:span text:style-name="T42"/></text:p>
      <text:p text:style-name="P112"><text:span text:style-name="T142">* </text:span><text:span text:style-name="T46">slider</text:span><text:span text:style-name="T36"> </text:span><text:span text:style-name="T39">: fenêtre permettant le défilement de plusieurs images. Le slider est aussi appelé carrousel.</text:span></text:p>
      <text:p text:style-name="P111"><text:span text:style-name="T95">*</text:span><text:span text:style-name="T43">footer </text:span><text:span text:style-name="T44">: veut dire « bas de page » en français</text:span></text:p>
      <text:p text:style-name="P95"><text:soft-page-break/><text:span text:style-name="T9">I</text:span><text:span text:style-name="T8">NTRODUCTION</text:span></text:p>
      <text:p text:style-name="P106"/>
      <text:p text:style-name="P98"><text:span text:style-name="T77"><text:tab/>L’outil avec lequel votre site a été créé s’appelle « </text:span><text:span text:style-name="T88">WORDPRESS</text:span><text:span text:style-name="T77"> ». </text:span><text:span text:style-name="T78">C’</text:span><text:span text:style-name="T79">est un système de gestion de contenu gratuit </text:span><text:span text:style-name="T80">qui permet de créer des sites web de façon assez simple. </text:span><text:span text:style-name="T81">C</text:span><text:span text:style-name="T80">’est accessible pour tout le monde même les personnes débutantes dans le domaine.</text:span></text:p>
      <text:p text:style-name="P107"/>
      <text:p text:style-name="P107"/>
      <text:p text:style-name="P107"/>
      <text:p text:style-name="P107"/>
      <text:p text:style-name="P161">1 Présentation de l’interface d’administration de Wordpress</text:p>
      <text:p text:style-name="P125"/>
      <text:p text:style-name="P125"/>
      <text:p text:style-name="P125"/>
      <text:p text:style-name="P125"/>
      <text:p text:style-name="P162">1.1 : <text:span text:style-name="T7">COMMENT SE CONNECTER A L’INTERFACE D’ADMINISTRATION</text:span></text:p>
      <text:p text:style-name="P126"/>
      <text:p text:style-name="P159"><text:span text:style-name="T82">P</text:span><text:span text:style-name="T79">our accéder </text:span><text:span text:style-name="T82">à</text:span><text:span text:style-name="T79"> la page de connexion de l’interface d’administration vo</text:span><text:span text:style-name="T82">u</text:span><text:span text:style-name="T79">s devez entrer dans votre navigateur l’url suivante </text:span><text:a xlink:type="simple" xlink:href="http://nom-de-votre-site.fr/wp-admin" text:style-name="Internet_20_link" text:visited-style-name="Visited_20_Internet_20_Link"><text:span text:style-name="T69">http://</text:span></text:a><text:a xlink:type="simple" xlink:href="http://nom-de-votre-site.fr/wp-admin" text:style-name="Internet_20_link" text:visited-style-name="Visited_20_Internet_20_Link"><text:span text:style-name="T79">nom-de-votre-site.fr/wp-admin</text:span></text:a></text:p>
      <text:p text:style-name="P127"/>
      <text:p text:style-name="P127"><text:span text:style-name="T204">U</text:span>ne fois sur la page ,un formulaire de connexion vous demande d’entrer votre login et votre mot de passe. Une fois valid<text:span text:style-name="T204">és,</text:span> vous avez enfin accès <text:span text:style-name="T204">à</text:span> l’interface d’administration.</text:p>
      <text:p text:style-name="P127"/>
      <text:p text:style-name="P127"/>
      <text:p text:style-name="P127"/>
      <text:p text:style-name="P164">Note : vous dispos<text:span text:style-name="T204">ez</text:span> de<text:span text:style-name="T20"> deux compte</text:span><text:span text:style-name="T24">s</text:span><text:span text:style-name="T20"> </text:span>pour vous connect<text:span text:style-name="T204">er</text:span>.</text:p>
      <text:p text:style-name="P164"/>
      <text:p text:style-name="P152">Compte Éditeur</text:p>
      <text:p text:style-name="P164"/>
      <text:p text:style-name="P127"><draw:frame draw:style-name="fr1" draw:name="Cadre1" text:anchor-type="paragraph" svg:x="0.049cm" svg:y="0cm" svg:width="18.891cm" draw:z-index="0"><draw:text-box fo:min-height="5.186cm"><text:p text:style-name="P164"/><text:p text:style-name="P127">- <text:span text:style-name="T20">le premier </text:span>e<text:span text:style-name="T204">st</text:span> un compte <text:span text:style-name="T191">d’éditeur qui vous donne accès uniquement au menu et option d’édition et de création des pages et articles. C’est le compte que vous utiliserez au quotidien.</text:span></text:p><text:p text:style-name="P127"/><text:p text:style-name="P145">Rappel des identifiants compte <text:span text:style-name="T204">éditeur</text:span> :</text:p><text:p text:style-name="P128"/><text:p text:style-name="P128"><text:span text:style-name="T112">login</text:span> = leprohon</text:p><text:p text:style-name="P128"><text:span text:style-name="T112">mdp </text:span>= 2018pierresdengils</text:p><text:p text:style-name="P128"><text:span text:style-name="T112">adresse mail du compte </text:span>= pierresdengilis@gmail.com</text:p><text:p text:style-name="P127"/><text:p text:style-name="P127"/></draw:text-box></draw:frame></text:p>
      <text:p text:style-name="P127"/>
      <text:p text:style-name="P127"><text:soft-page-break/></text:p>
      <text:p text:style-name="P127"/>
      <text:p text:style-name="P158"><text:span text:style-name="T20">Compte Administrateur</text:span></text:p>
      <text:p text:style-name="P128"><draw:frame draw:style-name="fr2" draw:name="Cadre2" text:anchor-type="paragraph" svg:x="-0.533cm" svg:y="0.45cm" svg:width="19.978cm" draw:z-index="1"><draw:text-box fo:min-height="7.123cm"><text:p text:style-name="P127"/><text:p text:style-name="P127">- <text:span text:style-name="T23">le second </text:span><text:span text:style-name="T192">et un </text:span><text:span text:style-name="T23">compte d’administrateur</text:span><text:span text:style-name="T192"> qui débloque l’intégralité des options et menu du site.</text:span></text:p><text:p text:style-name="P128">Il est préférable de ne l’utilis<text:span text:style-name="T205">er</text:span> que quan<text:span text:style-name="T205">d</text:span> vous devez effectuer des opération<text:span text:style-name="T205">s</text:span> qui nécessite des droits administrateur<text:span text:style-name="T205">s</text:span>.</text:p><text:p text:style-name="P128"/><text:p text:style-name="P145">Rappel des identifiants compte administrateur :</text:p><text:p text:style-name="P128"/><text:p text:style-name="P128"><text:span text:style-name="T112">login </text:span>= pascale</text:p><text:p text:style-name="P128"><text:span text:style-name="T112">mdp</text:span> = pierresdengils2018</text:p><text:p text:style-name="P128"><text:span text:style-name="T112">adresse mail du compte</text:span> = <text:a xlink:type="simple" xlink:href="mailto:pierresdengilis@gmail.com" text:style-name="Internet_20_link" text:visited-style-name="Visited_20_Internet_20_Link">pierresdengilis@gmail.com</text:a></text:p></draw:text-box></draw:frame></text:p>
      <text:p text:style-name="P128"/>
      <text:p text:style-name="P126"/>
      <text:p text:style-name="P163">1.<text:span text:style-name="T193">2</text:span> : <text:span text:style-name="T7">BARRE DE MENU SUPERIEURE</text:span></text:p>
      <text:p text:style-name="P163"/>
      <text:p text:style-name="P130"><text:span text:style-name="T194">C</text:span>e menu sert <text:span text:style-name="T194">principalement</text:span> <text:span text:style-name="T194">à a</text:span>fficher les notification<text:span text:style-name="T205">s</text:span> des <text:span text:style-name="T194">différents</text:span> outil<text:span text:style-name="T205">s</text:span> et extension<text:span text:style-name="T205">s</text:span> qui le gère. <text:span text:style-name="T194">Vous y trouverez par défaut les notifications d’ajout de nouveau commentaire et des mises à jour disponible pour wordpress et les extensions installées.</text:span></text:p>
      <text:p text:style-name="P130"/>
      <text:p text:style-name="P131">Vous trouver<text:span text:style-name="T205">ez</text:span> sur la gauche du menu un bouton avec un icône de maison. Il vous permettra de permuter entre l’affichage de l’interface d’administration et l’affichage du site en mode lecture pour les visiteur<text:span text:style-name="T205">s</text:span>.</text:p>
      <text:p text:style-name="P131">Cette option et particulièrement utile pour vérifier que vos page<text:span text:style-name="T205">s</text:span> ou vos article<text:span text:style-name="T205">s</text:span> s’affiche<text:span text:style-name="T205">nt</text:span> bien comme <text:s/>vous le souhait<text:span text:style-name="T205">ez</text:span>.</text:p>
      <text:p text:style-name="P131"/>
      <text:p text:style-name="P132">A droite du menu vous trouverez l’affichage des info<text:span text:style-name="T205">s</text:span> du profil avec lequel vous <text:span text:style-name="T195">êtes</text:span> connect<text:span text:style-name="T205">ée</text:span>. Si vous clique<text:span text:style-name="T205">z</text:span> <text:s/><text:span text:style-name="T195">dessus vous verrez apparaître un sous menu vous permettant de modifier votre profil ainsi que le bouton de déconnexion de l’espace administrateur. </text:span></text:p>
      <text:p text:style-name="P132"/>
      <text:p text:style-name="P163"><text:s/></text:p>
      <text:p text:style-name="P163"/>
      <text:p text:style-name="P163">1.<text:span text:style-name="T193">3</text:span> :<text:span text:style-name="T7">BARRE DE MENU LATERALE (Située à gauche de la page)</text:span></text:p>
      <text:p text:style-name="P129"/>
      <text:p text:style-name="P133">Dans le menu latéral vous pourrez voir les onglet<text:span text:style-name="T205">s</text:span> suivant<text:span text:style-name="T205">s</text:span> :</text:p>
      <text:p text:style-name="P133"/>
      <text:p text:style-name="P133"><text:span text:style-name="T20">- <text:s/>Tableau de bord :</text:span></text:p>
      <text:p text:style-name="P134"><text:span text:style-name="T205"><text:tab/>D</text:span>epuis cet onglet vous pourrez accéder à l’accueil de l’interface d’administration qui affiche plusieurs widget<text:span text:style-name="T205">s</text:span> affichant des infos de supervision sur vos activité<text:span text:style-name="T205">s</text:span> récentes ainsi que des infos sur les extension<text:span text:style-name="T205">s</text:span> compatible installé<text:span text:style-name="T205">es.</text:span></text:p>
      <text:p text:style-name="P134"/>
      <text:p text:style-name="P134"><text:soft-page-break/>Vous <text:span text:style-name="T205">pourrez accéder également à la page du gestionnaire de mise à jour de Wordpress et de vos extensions.</text:span></text:p>
      <text:p text:style-name="P133"/>
      <text:p text:style-name="P133"/>
      <text:p text:style-name="P133"><text:span text:style-name="T20">- </text:span><text:span text:style-name="T25">Articles :</text:span></text:p>
      <text:p text:style-name="P135"><text:span text:style-name="T205"><text:tab/>C</text:span>’est depuis cet onglet que vous pourrez <text:s/>ajouter, supprimer, et voir l’ensemble de vos articles . </text:p>
      <text:p text:style-name="P135">Vous <text:span text:style-name="T205">pourrez</text:span> également depuis cet onglet créer des catégorie<text:span text:style-name="T205">s</text:span> et des tags pour vous permettre de trier , organiser et retrouver plus facilement vos article<text:span text:style-name="T205">s</text:span>.</text:p>
      <text:p text:style-name="P133"/>
      <text:p text:style-name="P133"/>
      <text:p text:style-name="P133"><text:span text:style-name="T20">- </text:span><text:span text:style-name="T25">Média :</text:span></text:p>
      <text:p text:style-name="P135"><text:span text:style-name="T205"><text:tab/>C</text:span>’est ici que vous pouvez ajouter des images, des vidéo<text:span text:style-name="T205">s</text:span> ou encore des <text:span text:style-name="T197">musiques sur Wordpress pour pouvoir les intégrer par la suite dans vos pages et vos articles.</text:span> </text:p>
      <text:p text:style-name="P133"/>
      <text:p text:style-name="P133"/>
      <text:p text:style-name="P146">- <text:span text:style-name="T196">Google Map SRM :</text:span></text:p>
      <text:p text:style-name="P136"><text:tab/>Google Map SRM est une extension qui vous permettra d’intégrer des carte google map dans vos pages et vos articles.</text:p>
      <text:p text:style-name="P133"/>
      <text:p text:style-name="P133"/>
      <text:p text:style-name="P133"><text:span text:style-name="T20">- </text:span><text:span text:style-name="T25">Pages :</text:span></text:p>
      <text:p text:style-name="P135"><text:span text:style-name="T205"><text:tab/>C</text:span>’est depuis cet onglet que vous pourrez <text:s/>ajouter, supprimer, et voir l’ensemble de vos <text:span text:style-name="T197">pages</text:span> . Vous <text:span text:style-name="T205">pourrez</text:span> également depuis cet onglet créer des catégorie<text:span text:style-name="T205">s</text:span> et des tags pour vous permettre de trier , organiser et retrouver plus facilement vos <text:span text:style-name="T197">Pages</text:span>.</text:p>
      <text:p text:style-name="P133"/>
      <text:p text:style-name="P133"/>
      <text:p text:style-name="P133"><text:span text:style-name="T20">- <text:s/></text:span><text:span text:style-name="T25">Commentaires :</text:span></text:p>
      <text:p text:style-name="P137"><text:span text:style-name="T205"><text:tab/>C</text:span>omme son nom l’indique, c’est depuis cet espace que vous pourrez gérer les commentaire<text:span text:style-name="T205">s</text:span> que les internaute<text:span text:style-name="T205">s</text:span> laisse<text:span text:style-name="T205">ront</text:span> sur votre site si vous choisissez d’activer les commentaire<text:span text:style-name="T205">s sur vos pages et vos articles.</text:span></text:p>
      <text:p text:style-name="P133"/>
      <text:p text:style-name="P133"/>
      <text:p text:style-name="P133"><text:span text:style-name="T20">- </text:span><text:span text:style-name="T25">Flamingo :</text:span></text:p>
      <text:p text:style-name="P138"><text:span text:style-name="T205"><text:tab/>F</text:span>lamingo est une extension qui permet de stocker <text:span text:style-name="T198">une sauvegarde des</text:span> mail<text:span text:style-name="T205">s</text:span> cré<text:span text:style-name="T205">é</text:span> par les internautes sur les formulaire<text:span text:style-name="T205">s</text:span> <text:s/>de contact et de devis dans la base de données du site.</text:p>
      <text:p text:style-name="P138">Elle vous per<text:span text:style-name="T198">met donc de pouvoir récupérer le contenu de la demande d’un client si jamais vous avez des problèmes de réception sur votre boite mail. Cela vous assure de ne perdre aucune commande de futur client à cause de la perte d’un mail.</text:span></text:p>
      <text:p text:style-name="P133"/>
      <text:p text:style-name="P133"/>
      <text:p text:style-name="P133"><text:span text:style-name="T20">- </text:span><text:span text:style-name="T25">Contact :</text:span></text:p>
      <text:p text:style-name="P126"><text:tab/><text:span text:style-name="T205">C</text:span>et onglet correspond a l’extension Contact Form 7. c’est grace a elle et depuis cet onglet que vous pourrez créer et gérer vos formulaire de contacts. </text:p>
      <text:p text:style-name="P133"/>
      <text:p text:style-name="P133"><text:span text:style-name="T20"/></text:p>
      <text:p text:style-name="P133"><text:span text:style-name="T20"/></text:p>
      <text:p text:style-name="P133"><text:span text:style-name="T20"/></text:p>
      <text:p text:style-name="P133"><text:span text:style-name="T20"/></text:p>
      <text:p text:style-name="P133"><text:soft-page-break/><text:span text:style-name="T20">- </text:span><text:span text:style-name="T25">WooCommerce :</text:span></text:p>
      <text:p text:style-name="P126"><text:tab/>WooCommerce et une extension de e-commerce. <text:span text:style-name="T199">Depuis cet onglet vous pourrez gérer les paramètres de votre catalogue. C’est également depuis ici que vous pourrez activer et gérer si vous le souhaiter les option de panier pour créer votre boutique en ligne.</text:span></text:p>
      <text:p text:style-name="P133"/>
      <text:p text:style-name="P133"/>
      <text:p text:style-name="P146">- <text:span text:style-name="T196">Produits :</text:span></text:p>
      <text:p text:style-name="P126"><text:span text:style-name="T199"><text:tab/>C’est depuis cet onglet</text:span> que vous pourrez ajouter, modifier o<text:span text:style-name="T205">u</text:span> <text:span text:style-name="T205">supprimer</text:span> vos produits présent dans votre catalogue <text:span text:style-name="T205">WooCommerce</text:span>.</text:p>
      <text:p text:style-name="P133"/>
      <text:p text:style-name="P133"/>
      <text:p text:style-name="P133"><text:span text:style-name="T20">- </text:span><text:span text:style-name="T26">Apparence :</text:span></text:p>
      <text:p text:style-name="P139"><text:tab/><text:span text:style-name="T205">C</text:span>et onglet comme son nom l’indique vous permettra de configurer <text:span text:style-name="T205">l’apparence</text:span> du thème de votre site (menu, fond du site, logo, slogan, etc).</text:p>
      <text:p text:style-name="P133"/>
      <text:p text:style-name="P133"/>
      <text:p text:style-name="P133"><text:span text:style-name="T20">- </text:span><text:span text:style-name="T25">Extensions :</text:span></text:p>
      <text:p text:style-name="P139"><text:tab/><text:span text:style-name="T205">I</text:span>ci vous pourrez ajouter, <text:span text:style-name="T200">supprimer</text:span>, activer, désactiver des extension<text:span text:style-name="T205">s</text:span> pour votre site.</text:p>
      <text:p text:style-name="P139"><text:span text:style-name="T27">Note</text:span><text:span text:style-name="T200"> : </text:span>Les <text:span text:style-name="T200">extensions</text:span> son<text:span text:style-name="T206">t</text:span> un moyen très simple d’ajouter de <text:span text:style-name="T200">nouvelles</text:span> fonctionnalité<text:span text:style-name="T206">s</text:span> <text:span text:style-name="T206">à</text:span> votre site. <text:span text:style-name="T200">Cependant un trop grand nombre d’extension contribue à ralentir et alourdir votre site. Il est donc conseillé de n’installer et activer que les extensions nécessaires au fonctionnement de votre site. </text:span></text:p>
      <text:p text:style-name="P133"/>
      <text:p text:style-name="P133"/>
      <text:p text:style-name="P136"><text:span text:style-name="T20">- Utilisateurs :</text:span></text:p>
      <text:p text:style-name="P140"><text:tab/>Depuis cet espace vous alle<text:span text:style-name="T206">z</text:span> pouvoir gérer les utilisateur<text:span text:style-name="T206">s</text:span> de votre site. Cela comprend les profil<text:span text:style-name="T206">s</text:span> des administrateurs du site, ainsi que les éditeurs, les auteurs et pour finir les abonnées. Cet onglet e<text:span text:style-name="T206">s</text:span>t très utile pour pouvoir gérer les droits de vos utilisateur<text:span text:style-name="T206">s</text:span> et d<text:span text:style-name="T206">e</text:span> qui a le droit de faire quoi sur votre <text:s/>site, en fonction de la catégorie <text:span text:style-name="T206">à</text:span> laquelle il appartient (administrateur, éditeur, auteur ou simple abonnée).</text:p>
      <text:p text:style-name="P133"/>
      <text:p text:style-name="P133"/>
      <text:p text:style-name="P136"><text:span text:style-name="T20">- Outils :</text:span></text:p>
      <text:p text:style-name="P142"><text:span text:style-name="T206"><text:tab/>C</text:span>et onglet <text:span text:style-name="T206">contient</text:span> <text:span text:style-name="T206">4</text:span> outils d’administration : </text:p>
      <text:p text:style-name="P142"><text:span text:style-name="T20">Le premier</text:span> est une fonction <text:span text:style-name="T112">d’export </text:span>qui vous permet d’exporte<text:span text:style-name="T206">r</text:span> sur votre ordinateur ou sur un autre site, des pages, des articles ou même des commentaires.</text:p>
      <text:p text:style-name="P141"><text:span text:style-name="T20">Le deuxième</text:span> est une fonction <text:span text:style-name="T112">d’import</text:span> qui propose les même<text:span text:style-name="T206">s</text:span> option<text:span text:style-name="T206">s</text:span> mais qui <text:s/><text:span text:style-name="T206">à</text:span> l’inverse de la première vous permet de les faire venir sur votre site.</text:p>
      <text:p text:style-name="P141"><text:span text:style-name="T28">L</text:span><text:span text:style-name="T20">e troisième</text:span> outil vous permet <text:span text:style-name="T112">de convertir </text:span>des catégorie<text:span text:style-name="T206">s</text:span> et des <text:s/><text:span text:style-name="T201">étiquettes.</text:span></text:p>
      <text:p text:style-name="P143">Pour finir <text:span text:style-name="T20">le quatrième </text:span>e<text:span text:style-name="T206">s</text:span>t une option <text:span text:style-name="T133">un peu plus dangereuse </text:span><text:span text:style-name="T140">à</text:span><text:span text:style-name="T133"> manipuler </text:span>avec précaution car elle vous permet d’effacer les données de votre site.</text:p>
      <text:p text:style-name="P133"/>
      <text:p text:style-name="P133"/>
      <text:p text:style-name="P136"><text:span text:style-name="T20">- All-in-one wp migration :</text:span></text:p>
      <text:p text:style-name="P136"><text:tab/>All-in-one wp migration est une extension qui va vous permettre de sauvegarder votre site en créant une archive de l’intégralité du contenu du site et de sa base de données.</text:p>
      <text:p text:style-name="P133"/>
      <text:p text:style-name="P133"/>
      <text:p text:style-name="P133"/>
      <text:p text:style-name="P136"><text:soft-page-break/><text:span text:style-name="T20">- Réglages :</text:span></text:p>
      <text:p text:style-name="P144"><text:tab/><text:span text:style-name="T206">C</text:span>ette section vous <text:span text:style-name="T206">permettra</text:span> d’accéder au<text:span text:style-name="T206">x</text:span> information<text:span text:style-name="T206">s</text:span> générale<text:span text:style-name="T206">s</text:span> de votre site tel que le slogan, le titre de votre site, son adresse url ou encore l’adresse du compte mail qui est configur<text:span text:style-name="T206">ée</text:span> pour le site. Vous <text:span text:style-name="T202">trouverez</text:span> également dans les sous onglet<text:span text:style-name="T206">s</text:span> correspondant toute<text:span text:style-name="T206">s</text:span> les option<text:span text:style-name="T206">s</text:span> par défaut de votre site. <text:s/></text:p>
      <text:p text:style-name="P133"/>
      <text:p text:style-name="P133"/>
      <text:p text:style-name="P133"><text:span text:style-name="T20">- </text:span><text:span text:style-name="T25">Elementor :</text:span></text:p>
      <text:p text:style-name="P136"><text:tab/>Elementor est une extension de la famille des page<text:span text:style-name="T206">s</text:span> builder. Concrètement il vous donnera accès <text:span text:style-name="T206">à</text:span> un menu contenant de nombreux outils pour modifier en profondeur l’organisation, les effet<text:span text:style-name="T206">s</text:span> et la mise en page de vos pages et de vos articles (ajout de colonne, section, création d’effet, modification des couleur<text:span text:style-name="T206">s</text:span> des élément<text:span text:style-name="T206">s</text:span>, etc). <text:span text:style-name="T207">Vous pourrez accéder aux outils d’édition d’Elementor en cliquant sur le bouton éditer avec Elementor situé en haut de l’outil d’édition des pages et des articles de Wordpress.</text:span></text:p>
      <text:p text:style-name="P133"/>
      <text:p text:style-name="P133"/>
      <text:p text:style-name="P136"><text:span text:style-name="T20">- Meta</text:span><text:span text:style-name="T29">Slider</text:span><text:span text:style-name="T20"> :</text:span></text:p>
      <text:p text:style-name="P136"><text:tab/>Meta<text:span text:style-name="T203">Slider est une extension qui permet de créer et intégrer facilement des diaporamas dans vos pages web.</text:span></text:p>
      <text:p text:style-name="P136"/>
      <text:p text:style-name="P136"/>
      <text:p text:style-name="P136"><text:span text:style-name="T20">- </text:span><text:span text:style-name="T29">Réduire le menu :</text:span></text:p>
      <text:p text:style-name="P134"><text:tab/>Comme son nom l’indique cette option permet de cacher le menu pour augmenter la taille du corps de l’outil d’administration, <text:span text:style-name="T206">c</text:span>e qui permet d’avoir une meilleure lisibilité sur de petit<text:span text:style-name="T206">s</text:span> écrans.</text:p>
      <text:p text:style-name="P136"/>
      <text:p text:style-name="P160"/>
      <text:p text:style-name="P107"/>
      <text:p text:style-name="P86"/>
      <text:p text:style-name="P37"><text:span text:style-name="T170">2</text:span>- <text:span text:style-name="T171">PAGE D’ACCUEIL </text:span></text:p>
      <text:p text:style-name="P35"/>
      <text:p text:style-name="P35"/>
      <text:p text:style-name="P31">2.1- <text:span text:style-name="T6">MODIFIER LE SLIDER DU HAUT</text:span></text:p>
      <text:p text:style-name="P14"/>
      <text:p text:style-name="P18"><text:span text:style-name="T20">Contexte :</text:span> </text:p>
      <text:p text:style-name="P18"/>
      <text:p text:style-name="P18">Le slider du haut est un affichage, à intervalle régulier, de <text:span text:style-name="T171">plusieurs articles, </text:span>4 « <text:span text:style-name="T112">articles</text:span> » <text:span text:style-name="T171">à ce jour</text:span>. </text:p>
      <text:p text:style-name="P18"/>
      <text:p text:style-name="P19">Au sens du logiciel Wordpress, un article peut contenir toutes sortes d’éléments comme des images, du texte, et même des vidéos. </text:p>
      <text:p text:style-name="P19"/>
      <text:p text:style-name="P19">Dans le cas du site « <text:span text:style-name="T112">Pierres d’Engilis </text:span>», les articles créés pour alimenter le slider contiennent 2 éléments :</text:p>
      <text:p text:style-name="P19"/>
      <text:p text:style-name="P19"><text:tab/>- du texte (partie centrale de la fenêtre d’administration)</text:p>
      <text:p text:style-name="P19"><text:tab/>- une image (en bas à droite de la fenêtre)</text:p>
      <text:p text:style-name="P19"/>
      <text:p text:style-name="P147"><text:soft-page-break/>Ce qu’il est possible de faire :</text:p>
      <text:p text:style-name="P19"/>
      <text:p text:style-name="P19"><text:tab/>-Ajouter/Supprimer <text:span text:style-name="T172">un article (dans le but de faire défiler plus d’images ou moins d’images)</text:span></text:p>
      <text:p text:style-name="P19"><text:tab/>-<text:span text:style-name="T171">Ajouter/Supprimer une catégorie</text:span></text:p>
      <text:p text:style-name="P19"><text:tab/>-<text:span text:style-name="T172">Modifier une/plusieurs images </text:span></text:p>
      <text:p text:style-name="P19"><text:tab/>-<text:span text:style-name="T172">Modifier le texte</text:span></text:p>
      <text:p text:style-name="P19"/>
      <text:p text:style-name="P19"/>
      <text:p text:style-name="P28"><text:span text:style-name="T170">2</text:span>.1.<text:span text:style-name="T171">1 </text:span>- Ajouter un article :</text:p>
      <text:p text:style-name="P20"/>
      <text:p text:style-name="P20"/>
      <text:p text:style-name="P21">- Dans l’interface Wordpress, barre menu de gauche :</text:p>
      <text:p text:style-name="P21"/>
      <text:p text:style-name="P21">- Cliquer sur onglet « <text:span text:style-name="T112">Articles</text:span> »</text:p>
      <text:p text:style-name="P21"/>
      <text:p text:style-name="P21">- <text:span text:style-name="T173">Tout en haut de la page, à coté du titre, cliquer sur le bouton «</text:span><text:span text:style-name="T113"> Ajouter </text:span><text:span text:style-name="T173">»</text:span></text:p>
      <text:p text:style-name="P21"/>
      <text:p text:style-name="P21">- <text:span text:style-name="T173">Saisir un titre (ex : Slider Five »)</text:span></text:p>
      <text:p text:style-name="P21"/>
      <text:p text:style-name="P21">- <text:span text:style-name="T173">Ajouter du texte ou faire un copier/coller du texte déjà défini dans un autre article.</text:span></text:p>
      <text:p text:style-name="P21"/>
      <text:p text:style-name="P21">- <text:span text:style-name="T174">Choisir la catégorie à l’emplacement «</text:span><text:span text:style-name="T114">Catégorie</text:span><text:span text:style-name="T174"> » dans la barre latérale droite (« Galerie » correspond aux photos à importer dans la Galerie, « </text:span><text:span text:style-name="T114">Slider Haut</text:span><text:span text:style-name="T174"> » correspond aux photos et textes qui vont défiler dans le slider d’en-tête)</text:span></text:p>
      <text:p text:style-name="P21"/>
      <text:p text:style-name="P21">- Tout en bas de la page, à droite, à l’emplacement : « <text:span text:style-name="T112">Image mis</text:span><text:span text:style-name="T115">e</text:span><text:span text:style-name="T112"> en avant</text:span> », <text:span text:style-name="T173">cliquer sur le lien «  </text:span><text:span text:style-name="T113">Définir l’image mise en avant </text:span><text:span text:style-name="T173">»</text:span></text:p>
      <text:p text:style-name="P21"/>
      <text:p text:style-name="P21">- <text:span text:style-name="T175">Cliquer sur le bouton « </text:span><text:span text:style-name="T116">Publier</text:span><text:span text:style-name="T175"> » puis sur le bouton « </text:span><text:span text:style-name="T91">Mettre à jour</text:span><text:span text:style-name="T116"> </text:span><text:span text:style-name="T175">»</text:span></text:p>
      <text:p text:style-name="P21"/>
      <text:p text:style-name="P21"/>
      <text:p text:style-name="P29"><text:span text:style-name="T170">2</text:span>.<text:span text:style-name="T176">1.2</text:span>- Supprimer un article</text:p>
      <text:p text:style-name="P29"/>
      <text:p text:style-name="P29"/>
      <text:p text:style-name="P21">- Dans l’interface Wordpress, barre menu de gauche :</text:p>
      <text:p text:style-name="P21"/>
      <text:p text:style-name="P32">- Cliquer sur onglet « <text:span text:style-name="T112">Articles</text:span> »</text:p>
      <text:p text:style-name="P32">- <text:span text:style-name="T177">Sous l’article à supprimer, cliquer sur « </text:span><text:span text:style-name="T117">Corbeille</text:span><text:span text:style-name="T177"> »</text:span></text:p>
      <text:p text:style-name="P29"/>
      <text:p text:style-name="P29"/>
      <text:p text:style-name="P29"><text:span text:style-name="T170">2.1</text:span>.3 – Ajouter une catégorie</text:p>
      <text:p text:style-name="P22"/>
      <text:p text:style-name="P22"/>
      <text:p text:style-name="P21">- Dans l’interface Wordpress, barre menu de gauche :</text:p>
      <text:p text:style-name="P21"/>
      <text:p text:style-name="P32">- Cliquer sur onglet « <text:span text:style-name="T112">Articles</text:span> »</text:p>
      <text:p text:style-name="P32"/>
      <text:p text:style-name="P32">- <text:span text:style-name="T177">Cliquer sur le sous-menu « </text:span><text:span text:style-name="T117">Catégories</text:span><text:span text:style-name="T177"> »</text:span></text:p>
      <text:p text:style-name="P33"><text:soft-page-break/></text:p>
      <text:p text:style-name="P33">- Remplir les informations concernant la nouvelle catégorie</text:p>
      <text:p text:style-name="P33"/>
      <text:p text:style-name="P33">- Cliquer sur « <text:span text:style-name="T112">Ajouter une nouvelle catégorie</text:span> »</text:p>
      <text:p text:style-name="P20"/>
      <text:p text:style-name="P20"/>
      <text:p text:style-name="P29"><text:span text:style-name="T170">2.1</text:span>.<text:span text:style-name="T177">4</text:span> – <text:span text:style-name="T177">Supprimer</text:span> une catégorie</text:p>
      <text:p text:style-name="P22"/>
      <text:p text:style-name="P22"/>
      <text:p text:style-name="P21">- Dans l’interface Wordpress, barre menu de gauche :</text:p>
      <text:p text:style-name="P21"/>
      <text:p text:style-name="P32">- Cliquer sur onglet « <text:span text:style-name="T112">Articles</text:span> »</text:p>
      <text:p text:style-name="P32"/>
      <text:p text:style-name="P32">- <text:span text:style-name="T177">Cliquer sur le sous-menu « </text:span><text:span text:style-name="T117">Catégories </text:span><text:span text:style-name="T177">»</text:span></text:p>
      <text:p text:style-name="P33"/>
      <text:p text:style-name="P33">- Sous la catégorie à supprimer, cliquer sur le lien « <text:span text:style-name="T112">Supprimer</text:span> »</text:p>
      <text:p text:style-name="P19"/>
      <text:p text:style-name="P19"/>
      <text:p text:style-name="P19"/>
      <text:p text:style-name="P19"/>
      <text:p text:style-name="P30"><text:span text:style-name="T170">2.1</text:span>.<text:span text:style-name="T177">5</text:span> – Modifier une image :</text:p>
      <text:p text:style-name="P19"/>
      <text:p text:style-name="P19"/>
      <text:p text:style-name="P21">- Dans l’interface Wordpress, barre menu de gauche :</text:p>
      <text:p text:style-name="P21"/>
      <text:p text:style-name="P21">- Cliquer sur onglet « <text:span text:style-name="T112">Articles</text:span> »</text:p>
      <text:p text:style-name="P21"/>
      <text:p text:style-name="P21">- Cliquer sur « <text:span text:style-name="T112">Slider One </text:span>» <text:span text:style-name="T172">(qui correspond au 1</text:span><text:span text:style-name="T178">er</text:span><text:span text:style-name="T172"> article)</text:span></text:p>
      <text:p text:style-name="P21"/>
      <text:p text:style-name="P21">-Tout en bas de la page, à droite, à l’emplacement « <text:span text:style-name="T112">Image mis</text:span><text:span text:style-name="T118">e</text:span><text:span text:style-name="T112"> en avant </text:span>», cliquer sur l’image :</text:p>
      <text:p text:style-name="P21"/>
      <text:p text:style-name="P21"><text:span text:style-name="T179">(</text:span>Une fenêtre s’ouvre affichant les images déjà présentes dans la bibliothèque. <text:span text:style-name="T179">)</text:span>Il est alors possible de choisir une image déjà présente en cliquant dessus puis en appuyant sur le bouton « <text:span text:style-name="T112">Définir l’image mise en avant </text:span>»</text:p>
      <text:p text:style-name="P21"/>
      <text:p text:style-name="P21">Pour choisir une image<text:span text:style-name="T20"> non présente</text:span> dans la bibliothèque, cliquer sur l’onglet « <text:span text:style-name="T112">Téléverser</text:span> <text:span text:style-name="T112">des fichiers </text:span>» en haut à gauche de la fenêtre, puis sur « <text:span text:style-name="T112">Choisir des fichiers </text:span>» . </text:p>
      <text:p text:style-name="P18">Une nouvelle fenêtre s’ouvre sur l’arborescence de l’ordinateur. Sélectionner l’image choisie puis valider. L’image se télécharge. </text:p>
      <text:p text:style-name="P21"/>
      <text:p text:style-name="P34">!!! <text:span text:style-name="T180">Les images du slider ont des dimensions précises : 1094 pixels en largeur 453 pixels en hauteur. Afin d’éviter un affichage inadapté, il est conseillé de respecter approximativement ces proportions !!!</text:span></text:p>
      <text:p text:style-name="P21"/>
      <text:p text:style-name="P21"><text:span text:style-name="T179">- Cliquer sur le bouton </text:span>« <text:span text:style-name="T112">Définir l’image mise en avant</text:span> »</text:p>
      <text:p text:style-name="P21"/>
      <text:p text:style-name="P18">- Cliquer sur le bouton bleu « <text:span text:style-name="T89">Mettre à jour</text:span> » dans la barre latérale droite en haut de la page afin que la modification soit prise en compte sur le site.</text:p>
      <text:p text:style-name="P18"><text:soft-page-break/></text:p>
      <text:p text:style-name="P23"><text:span text:style-name="T20">Attention : </text:span>Cette procédure permet de changer la 1ere image du slider. Pour changer les autres, il faudra cliquer sur les autres articles (onglet « <text:span text:style-name="T112">Articles</text:span> » : Slider Two / Slider Three / Slider Four) et répéter l’opération.</text:p>
      <text:p text:style-name="P23"/>
      <text:p text:style-name="P23"/>
      <text:p text:style-name="P30"><text:span text:style-name="T170">2.1</text:span>.<text:span text:style-name="T177">6</text:span> – Modifier le texte :</text:p>
      <text:p text:style-name="P23"/>
      <text:p text:style-name="P23"/>
      <text:p text:style-name="P21">- Dans l’interface Wordpress, barre menu de gauche :</text:p>
      <text:p text:style-name="P21"/>
      <text:p text:style-name="P21">- Cliquer sur onglet « <text:span text:style-name="T112">Articles</text:span> »</text:p>
      <text:p text:style-name="P21"/>
      <text:p text:style-name="P21">- Cliquer sur « <text:span text:style-name="T112">Slider One</text:span> » <text:span text:style-name="T172">(qui correspond au 1</text:span><text:span text:style-name="T178">er</text:span><text:span text:style-name="T172"> article)</text:span></text:p>
      <text:p text:style-name="P21"/>
      <text:p text:style-name="P23">Dans la partie centrale de la page, se trouve le texte actuel. <text:span text:style-name="T180">Pour le modifier, effacer le texte présent et le remplacer par le nouveau avec la méthode de traitement de texte classique</text:span></text:p>
      <text:p text:style-name="P23"/>
      <text:p text:style-name="P23">- <text:span text:style-name="T180">Valider les modifications en cliquant sur le bouton bleu « </text:span><text:span text:style-name="T90">Mettre à jour</text:span><text:span text:style-name="T180"> » en haut à droite de la page.</text:span></text:p>
      <text:p text:style-name="P24"><text:span text:style-name="T20">Attention,</text:span> si une modification est réalisée au niveau du texte, il faut s’assurer de <text:span text:style-name="T181">modifier également l</text:span>es textes de tous les autres articles.</text:p>
      <text:p text:style-name="P21"/>
      <text:p text:style-name="P21"/>
      <text:p text:style-name="P15">2.2 – MODIFIER LE »A PROPOS »</text:p>
      <text:p text:style-name="P25"/>
      <text:p text:style-name="P23"/>
      <text:p text:style-name="P21">- Dans l’interface Wordpress, barre menu de gauche :</text:p>
      <text:p text:style-name="P21">- <text:span text:style-name="T182">Cliquer sur l’onglet « </text:span><text:span text:style-name="T119">Pages</text:span><text:span text:style-name="T182"> »</text:span></text:p>
      <text:p text:style-name="P21">- <text:span text:style-name="T182">Cliquer sur « </text:span><text:span text:style-name="T119">Accueil</text:span><text:span text:style-name="T182"> »</text:span></text:p>
      <text:p text:style-name="P21">- <text:span text:style-name="T182">Cliquer sur « Modifier avec Elémentor»</text:span></text:p>
      <text:p text:style-name="P21">- <text:span text:style-name="T183">Positionner le curseur sur l’encadrement « </text:span><text:span text:style-name="T120">A propos</text:span><text:span text:style-name="T183"> » et cliquer dessus</text:span></text:p>
      <text:p text:style-name="P21">- <text:span text:style-name="T183">Dans la fenêtre latérale, modifier directement le texte et/ou l’image</text:span></text:p>
      <text:p text:style-name="P26"><text:s/></text:p>
      <text:p text:style-name="P21">- <text:span text:style-name="T182">Cliquer sur « </text:span><text:span text:style-name="T92">Mettre à jour</text:span><text:span text:style-name="T182"> » en bas de la fenêtre pour enregistrer les modifications.</text:span></text:p>
      <text:p text:style-name="P21"/>
      <text:p text:style-name="P21"/>
      <text:p text:style-name="P16">2.3 – MODIFIER LES PRODUITS MIS EN AVANT</text:p>
      <text:p text:style-name="P21"/>
      <text:p text:style-name="P21"/>
      <text:p text:style-name="P21">- Dans l’interface Wordpress, barre menu de gauche :</text:p>
      <text:p text:style-name="P21"/>
      <text:p text:style-name="P21">- <text:span text:style-name="T182">Cliquer sur l’onglet « </text:span><text:span text:style-name="T119">Pages</text:span><text:span text:style-name="T182"> »</text:span></text:p>
      <text:p text:style-name="P21"/>
      <text:p text:style-name="P21">- <text:span text:style-name="T182">Cliquer sur « </text:span><text:span text:style-name="T119">Accueil </text:span><text:span text:style-name="T182">»</text:span></text:p>
      <text:p text:style-name="P21">- <text:span text:style-name="T182">Cliquer sur « </text:span><text:span text:style-name="T119">Modifier avec Elémentor</text:span><text:span text:style-name="T182">»</text:span></text:p>
      <text:p text:style-name="P21">- <text:span text:style-name="T183">Positionner le curseur sur l’encadrement « </text:span><text:span text:style-name="T120">Produits </text:span><text:span text:style-name="T183">» et cliquer dessus (entre 2 images)</text:span></text:p>
      <text:p text:style-name="P21">- <text:span text:style-name="T184">Dans la fenêtre latérale gauche, cliquer sur « </text:span><text:span text:style-name="T121">Ajouter des images</text:span><text:span text:style-name="T184"> »</text:span></text:p>
      <text:p text:style-name="P21"/>
      <text:p text:style-name="P27"><text:soft-page-break/>Une nouvelle fenêtre s’ouvre, il y a alors la possibilité d’ajouter de nouvelles images ou d’en supprimer.</text:p>
      <text:p text:style-name="P27"/>
      <text:p text:style-name="P27">- Valider en cliquant sur « <text:span text:style-name="T112">Insérer la galerie </text:span>»</text:p>
      <text:p text:style-name="P27">- Cliquer sur « <text:span text:style-name="T89">Mettre à jour </text:span>» en bas de la fenêtre latérale gauche.</text:p>
      <text:p text:style-name="P27"/>
      <text:p text:style-name="P27"/>
      <text:p text:style-name="P17">2.4 – MODIFIER LE FOOTER</text:p>
      <text:p text:style-name="P17"/>
      <text:p text:style-name="P8">Le footer<text:span text:style-name="T89"> </text:span>est divisé en 4 parties, les éléments du footer de Pierres d’Engilis sont situés dans le footer 2 et le footer 4</text:p>
      <text:p text:style-name="P17"/>
      <text:p text:style-name="P9">- Dans l’interface Wordpress, barre menu de gauche :</text:p>
      <text:p text:style-name="P21">- <text:span text:style-name="T185">Cliquer sur l’Onglet «</text:span><text:span text:style-name="T122"> Apparence</text:span><text:span text:style-name="T185"> » et choisir « Widgets »</text:span></text:p>
      <text:p text:style-name="P21">- <text:span text:style-name="T185">Cliquer sur « </text:span><text:span text:style-name="T122">Footer 2 </text:span><text:span text:style-name="T185">» pour modifier les coordonnées ou sur « </text:span><text:span text:style-name="T122">Footer 4</text:span><text:span text:style-name="T185"> » pour modifier la carte</text:span></text:p>
      <text:p text:style-name="P21">- <text:span text:style-name="T185">Cliquer sur la partie à modifier et effectuer les changements</text:span></text:p>
      <text:p text:style-name="P21">- <text:span text:style-name="T185">Cliquer sur « </text:span><text:span text:style-name="T93">Enregistrer </text:span><text:span text:style-name="T185">»</text:span></text:p>
      <text:p text:style-name="P21"/>
      <text:p text:style-name="P99"><text:span text:style-name="T65"/></text:p>
      <text:p text:style-name="P92"/>
      <text:p text:style-name="P97"><text:span text:style-name="T97">3</text:span><text:span text:style-name="T96">.</text:span><text:span text:style-name="T98">PRODUITS ET GALERIE</text:span></text:p>
      <text:p text:style-name="P86"/>
      <text:p text:style-name="P86"/>
      <text:p text:style-name="P80"/>
      <text:p text:style-name="P10"><text:span text:style-name="T99">3</text:span><text:span text:style-name="T100">.1</text:span><text:span text:style-name="T102"> A</text:span>jouter des produits :</text:p>
      <text:p text:style-name="P10"/>
      <text:p text:style-name="P2">Je vous ai installée une extension qui s’appelle « <text:span text:style-name="T103">WooCommerce</text:span> ». <text:span text:style-name="T208">E</text:span>lle est présente sur la colonne de gauche du tableau de bord juste au dessus de « Produits ». Elle vous permettra de gérer les <text:span text:style-name="T186">réglages</text:span>, les prix et autres.</text:p>
      <text:p text:style-name="P2"/>
      <text:p text:style-name="P10"/>
      <text:list xml:id="list824659309" text:style-name="L1">
        <text:list-item>
          <text:p text:style-name="P113"><text:span text:style-name="T75">Dans la barre en haut, </text:span><text:span text:style-name="T76">à</text:span><text:span text:style-name="T75"> gauche, Cliquer sur « </text:span><text:span text:style-name="T104">Pierres d’Engili</text:span><text:span text:style-name="T131">s</text:span><text:span text:style-name="T75"> ».</text:span></text:p>
          <text:p text:style-name="P114"/>
        </text:list-item>
        <text:list-item>
          <text:p text:style-name="P113"><text:span text:style-name="T75">Vous allez </text:span><text:span text:style-name="T76">être</text:span><text:span text:style-name="T75"> rediriger vers une page, sur la barre qui se trouve sur la gauche, cliquer sur « </text:span><text:span text:style-name="T104">Produits</text:span><text:span text:style-name="T75"> » puis ensuite sur « </text:span><text:span text:style-name="T104">Ajouter Un Produit</text:span><text:span text:style-name="T75"> ».</text:span></text:p>
          <text:p text:style-name="P114"/>
        </text:list-item>
        <text:list-item>
          <text:p text:style-name="P114">Remplir les champs demandés comme «  <text:span text:style-name="T130">Nom du produit, le prix, la description courte du produit…... »</text:span></text:p>
          <text:p text:style-name="P148"/>
        </text:list-item>
        <text:list-item>
          <text:p text:style-name="P114">Ensuite sur la colonne de droite, il y a plusieurs <text:span text:style-name="T132">fenêtres</text:span> dont une qui se nomme « <text:span text:style-name="T105">Image produit</text:span> ».</text:p>
          <text:p text:style-name="P114"/>
        </text:list-item>
        <text:list-item>
          <text:p text:style-name="P114">Cliquer sur « <text:span text:style-name="T106">D</text:span><text:span text:style-name="T105">éfinir l’image produit</text:span> ». (<text:span text:style-name="T132">Ajouter la plus belle photo car ça sera la première qui s’affichera en tête de toutes les <text:s/>autres.)</text:span></text:p>
          <text:p text:style-name="P114"/>
        </text:list-item>
        <text:list-item>
          <text:p text:style-name="P124"><text:soft-page-break/>N’hésitez pas à cliquer en haut à droite sur le bouton « <text:span text:style-name="T134">Publier </text:span>» à CHAQUE modification que vous effectuez, <text:span text:style-name="T144">cela</text:span> enregistre votre travail et évite de le perdre sil y a une mauvaise manipulation.</text:p>
          <text:p text:style-name="P124"/>
        </text:list-item>
        <text:list-item>
          <text:p text:style-name="P115">Ensuite, descendre sur la <text:span text:style-name="T145">même</text:span> colonne à droite, <text:span text:style-name="T145">jusqu’à</text:span> la <text:span text:style-name="T145">fenêtre</text:span> « <text:span text:style-name="T105">Galerie</text:span> <text:span text:style-name="T105">Produit </text:span>» ; Cliquer sur « <text:span text:style-name="T105">Ajouter des images à la galerie </text:span>». </text:p>
          <text:p text:style-name="P115"/>
        </text:list-item>
        <text:list-item>
          <text:p text:style-name="P115">Cliquer sur « <text:span text:style-name="T107">T</text:span><text:span text:style-name="T105">éléverser des fichiers</text:span> » <text:span text:style-name="T146">puis sur «</text:span><text:span text:style-name="T108"> Choisir des fichiers </text:span><text:span text:style-name="T146">» </text:span>cela <text:span text:style-name="T145">téléchargera</text:span> <text:s/>les photos que vous avez <text:span text:style-name="T145">sélectionnées</text:span> dans vos fichiers ordinateur puis finaliser en cliquant sur « <text:span text:style-name="T105">Ajouter à la galerie </text:span>».</text:p>
          <text:p text:style-name="P115"/>
        </text:list-item>
        <text:list-item>
          <text:p text:style-name="P116">Les photos se sont ajoutées à votre galerie, vous pouvez répéter <text:span text:style-name="T137">l</text:span><text:span text:style-name="T135">’action n°6</text:span> pour enregistrer vos modifications.</text:p>
          <text:p text:style-name="P116"/>
        </text:list-item>
        <text:list-item>
          <text:p text:style-name="P116"><text:s/>Pour aller voir le résultat sur le site, vous cliquez de nouveau sur le « <text:span text:style-name="T105">Pierres</text:span> <text:span text:style-name="T105">d’Engilis</text:span> » en haut à gauche de la page et vous allez être rediriger vers un aperçu de votre site. En cliquant sur la page « <text:span text:style-name="T105">Produits </text:span>» dans le menu, vous pourrez voir le dernier ajout du produit.</text:p>
        </text:list-item>
      </text:list>
      <text:p text:style-name="P3"/>
      <text:p text:style-name="P3"/>
      <text:p text:style-name="P3"/>
      <text:p text:style-name="P11"><text:span text:style-name="T99">3</text:span><text:span text:style-name="T100">.2</text:span><text:span text:style-name="T147"> </text:span><text:span text:style-name="T169">A</text:span>jouter des nouvelles photos dans la Galerie :</text:p>
      <text:p text:style-name="P4"/>
      <text:list xml:id="list2881897657" text:style-name="L2">
        <text:list-item>
          <text:p text:style-name="P117">Cliquer de nouveau sur « <text:span text:style-name="T105">Pierres d’Engilis</text:span> » en haut à gauche de la page. </text:p>
          <text:p text:style-name="P117">Vous allez <text:span text:style-name="T148">être</text:span> redirigée vers la page o<text:span text:style-name="T148">ù</text:span> vous pouvez faire vos modifications.</text:p>
          <text:p text:style-name="P117"/>
        </text:list-item>
        <text:list-item>
          <text:p text:style-name="P117">Su<text:span text:style-name="T148">r</text:span> la colonne de gauche, cliquer sur « <text:span text:style-name="T105">Pages</text:span> », ensuite sur « <text:span text:style-name="T112">Toutes les</text:span> <text:span text:style-name="T112">pages</text:span> ». <text:span text:style-name="T148">Une autre page s’ouvre.</text:span></text:p>
          <text:p text:style-name="P117"/>
        </text:list-item>
        <text:list-item>
          <text:p text:style-name="P117">Positionner votre souris sur « <text:span text:style-name="T105">Galerie - Elementor </text:span>» <text:span text:style-name="T148">sans cliquer</text:span>, un mini menu va apparaître avec «<text:span text:style-name="T130"> modifier, modifier rapidement, corbeille….. </text:span>» cliquer sur « <text:span text:style-name="T105">modifier</text:span> ».</text:p>
          <text:p text:style-name="P117"/>
        </text:list-item>
        <text:list-item>
          <text:p text:style-name="P117"><text:span text:style-name="T148">L</text:span>a page galerie va s’ouvrir ; <text:span text:style-name="T148">cliquer sur le bouton bleu « </text:span><text:span text:style-name="T109">Modifier avec Elementor ».</text:span></text:p>
          <text:p text:style-name="P117"/>
        </text:list-item>
        <text:list-item>
          <text:p text:style-name="P118">Vous allez atterrir sur la page du site avec une colonne à gauche pourvu d’une en-tête « <text:span text:style-name="T105">Elementor </text:span>».</text:p>
          <text:p text:style-name="P118"/>
        </text:list-item>
        <text:list-item>
          <text:p text:style-name="P118">Mettre le curseur de votre souris sur les images déjà existantes, un cadre bleu va apparaître. Faire un <text:span text:style-name="T20">clic droit de la souris</text:span> et cliquer sur « <text:span text:style-name="T105"> Modifier</text:span> <text:span text:style-name="T105">Widget </text:span>». A ce moment-là, la colonne à gauche va changer et faire voir les images déjà installées.</text:p>
          <text:p text:style-name="P118"/>
        </text:list-item>
        <text:list-item>
          <text:p text:style-name="P118">Cliquer sur « <text:span text:style-name="T105">Ajouter des images</text:span> ». Comme pour les images Produits, <text:span text:style-name="T149">appuyer sur </text:span>« <text:span text:style-name="T105">Téléverser les fichiers </text:span>» <text:span text:style-name="T149">puis sur « </text:span><text:span text:style-name="T110">Choisir des fichiers</text:span><text:span text:style-name="T149"> » que vous souhaitez pour les « </text:span><text:span text:style-name="T110">Ajouter à la galerie</text:span><text:span text:style-name="T149"> ».</text:span></text:p>
          <text:p text:style-name="P118"/>
        </text:list-item>
        <text:list-item>
          <text:p text:style-name="P120"><text:soft-page-break/>Après avoir télécharger vos photos, vous allez être sur une fenêtre « <text:span text:style-name="T105">Modifier</text:span> <text:span text:style-name="T105">la galerie </text:span>» avec les dernières photos ajoutées. Pour finaliser, appuyer sur « <text:span text:style-name="T105">Insérer la galerie</text:span> ». Voilà, vos photos se sont ajoutées à la suite des autres déjà présentes.</text:p>
          <text:p text:style-name="P120"/>
        </text:list-item>
        <text:list-item>
          <text:p text:style-name="P120">Maintenant, <text:span text:style-name="T84">n’oubliez pas </text:span>de cliquer sur le bouton vert en bas à droite de la colonne « <text:span text:style-name="T135">Mettre à jour</text:span><text:span text:style-name="T133"> </text:span>». Celui ci a la même fonction que le bouton « <text:span text:style-name="T83">Publier</text:span> » ; Il enregistre les modifications apportées au site. </text:p>
        </text:list-item>
      </text:list>
      <text:p text:style-name="P5"/>
      <text:p text:style-name="P5"/>
      <text:p text:style-name="P12"><text:span text:style-name="T99">3</text:span><text:span text:style-name="T100">.3</text:span><text:span text:style-name="T102"> S</text:span>upprimer une photo de la galerie : </text:p>
      <text:p text:style-name="P12"/>
      <text:list xml:id="list2461866190" text:style-name="L3">
        <text:list-item>
          <text:p text:style-name="P122">Le procédé est pratiquement le même que pour en ajouter. Quand vous êtes sur la page <text:span text:style-name="T103">Galerie du site,</text:span> clic droit de la souris pour modifier le Widget (autrement dit vous reprenez <text:span text:style-name="T83">le n°6</text:span> du paragraphe <text:span text:style-name="T86">1.2</text:span><text:span text:style-name="T102">)</text:span>.</text:p>
          <text:p text:style-name="P122"><text:s/></text:p>
        </text:list-item>
        <text:list-item>
          <text:p text:style-name="P122">Cliquer sur « <text:span text:style-name="T105">Ajouter des images </text:span>», ensuite dans la colonne de gauche « <text:span text:style-name="T105">Modifier la galerie </text:span>». cliquez sur les petites croix en haut a droite de chaque photo que vous souhaitez supprimées. Finalisez en cliquant sur «  <text:span text:style-name="T105">Insérer la</text:span> <text:span text:style-name="T105">galerie »</text:span> ; les photos supprimées auront disparus.</text:p>
        </text:list-item>
      </text:list>
      <text:p text:style-name="P6"/>
      <text:p text:style-name="P6"/>
      <text:p text:style-name="P6"/>
      <text:p text:style-name="P6"/>
      <text:p text:style-name="P6"/>
      <text:p text:style-name="P13"><text:span text:style-name="T99">3</text:span><text:span text:style-name="T100">.4</text:span><text:span text:style-name="T150"> </text:span>Pour modifier les photos dans le slider en bas de la page d’accueil : </text:p>
      <text:p text:style-name="P13"/>
      <text:list xml:id="list1486129158" text:style-name="L4">
        <text:list-item>
          <text:p text:style-name="P123">Revenir sur la page où l’on peut faire toutes les modifications en cliquant sur « <text:span text:style-name="T103">Pierres d’Engilis</text:span> ». Ensuite reproduisez le <text:span text:style-name="T83">n°2</text:span> du paragraphe <text:span text:style-name="T83">1.2</text:span><text:span text:style-name="T101">.</text:span></text:p>
          <text:p text:style-name="P149"/>
        </text:list-item>
        <text:list-item>
          <text:p text:style-name="P150">Positionner votre souris sur « <text:span text:style-name="T111">Accueil- Page d’Accueil-Elementor</text:span><text:span text:style-name="T105"> </text:span>» <text:span text:style-name="T148">sans cliquer</text:span>, un mini menu va apparaître avec «<text:span text:style-name="T130"> modifier, modifier rapidement, corbeille….. </text:span>» cliquer sur « <text:span text:style-name="T105">modifier</text:span> ».</text:p>
          <text:p text:style-name="P150"/>
        </text:list-item>
        <text:list-item>
          <text:p text:style-name="P150"><text:span text:style-name="T148">L</text:span>a page <text:span text:style-name="T151">d’accueil</text:span> va s’ouvrir ; <text:span text:style-name="T148">cliquer sur le bouton bleu « </text:span><text:span text:style-name="T109">Modifier avec Elementor ».</text:span></text:p>
          <text:p text:style-name="P155"/>
        </text:list-item>
        <text:list-item>
          <text:p text:style-name="P119">Mettre le curseur de votre souris sur les images déjà existantes, un cadre bleu va apparaître. Faire un <text:span text:style-name="T20">clic droit de la souris</text:span> et cliquer sur « <text:span text:style-name="T105"> Modifier</text:span> <text:span text:style-name="T105">Widget </text:span>». A ce moment-là, la colonne à gauche va changer et faire voir les images déjà installées.</text:p>
          <text:p text:style-name="P119"/>
        </text:list-item>
        <text:list-item>
          <text:p text:style-name="P119">Cliquer sur « <text:span text:style-name="T105">Ajouter des images</text:span> ». Comme pour les images Produits, <text:span text:style-name="T149">appuyer sur </text:span>« <text:span text:style-name="T105">Téléverser les fichiers </text:span>» <text:span text:style-name="T149">puis sur « </text:span><text:span text:style-name="T110">Choisir des fichiers</text:span><text:span text:style-name="T149"> » que vous souhaitez pour les « </text:span><text:span text:style-name="T110">Ajouter à la galerie</text:span><text:span text:style-name="T149"> ».</text:span></text:p>
          <text:p text:style-name="P119"/>
        </text:list-item>
        <text:list-item>
          <text:p text:style-name="P121">Après avoir télécharger vos photos, vous allez être sur une fenêtre « <text:span text:style-name="T105">Modifier</text:span> <text:span text:style-name="T105">la galerie </text:span>» avec les dernières photos ajoutées. Pour finaliser, appuyer sur « <text:span text:style-name="T105">Insérer la galerie</text:span> ». Voilà, vos photos se sont ajoutées à la suite des autres déjà présentes.</text:p>
          <text:p text:style-name="P121"/>
        </text:list-item>
        <text:list-item>
          <text:p text:style-name="P151"><text:soft-page-break/><text:span text:style-name="T4">Maintenant</text:span><text:span text:style-name="T109">, </text:span><text:span text:style-name="T85">n’oubliez pas </text:span><text:span text:style-name="T4">de cliquer sur le bouton vert en bas à droite de la</text:span><text:span text:style-name="T109"> </text:span><text:span text:style-name="T4">colonne «</text:span><text:span text:style-name="T109"> </text:span><text:span text:style-name="T136">Mettre à jour</text:span><text:span text:style-name="T138"> </text:span><text:span text:style-name="T4">». Celui ci a la même fonction que le bouton</text:span><text:span text:style-name="T109"> </text:span><text:span text:style-name="T4">«</text:span><text:span text:style-name="T109"> </text:span><text:span text:style-name="T85">Publier</text:span><text:span text:style-name="T109"> </text:span><text:span text:style-name="T4">»; Il enregistre les modifications apportées au site. </text:span></text:p>
        </text:list-item>
      </text:list>
      <text:p text:style-name="P7"/>
      <text:p text:style-name="P7"/>
      <text:p text:style-name="P165"><text:span text:style-name="T39"/></text:p>
      <text:p text:style-name="P36"/>
      <text:p text:style-name="P55"><text:span text:style-name="T21">4.</text:span><text:span text:style-name="T20">Extension Contact </text:span><text:span text:style-name="T22">F</text:span><text:span text:style-name="T20">orm 7</text:span></text:p>
      <text:p text:style-name="P156"/>
      <text:p text:style-name="P157"/>
      <text:p text:style-name="P56"><text:span text:style-name="T19">4.1</text:span><text:span text:style-name="T3"> </text:span><text:span text:style-name="T5">I</text:span><text:span text:style-name="T3">nstallation de l’extension contact form 7</text:span></text:p>
      <text:p text:style-name="P58"/>
      <text:p text:style-name="P58"><text:span text:style-name="T189"><text:tab/>1 </text:span><text:span text:style-name="T190">– C</text:span>liquer sur l’onglet <text:span text:style-name="T112">Extensions</text:span> dans la colonne <text:span text:style-name="T152">du menu du tableau de bord situé à</text:span> gauche de <text:span text:style-name="T153">l’écran</text:span> <text:s/></text:p>
      <text:p text:style-name="P59"/>
      <text:p text:style-name="P59"><text:span text:style-name="T189"><text:tab/>2 </text:span><text:span text:style-name="T190">– C</text:span>liquer sur le bouton <text:span text:style-name="T112">Ajouter</text:span><text:span text:style-name="T83"> </text:span>situ<text:span text:style-name="T153">é </text:span><text:s/>en haut <text:span text:style-name="T153">à</text:span> gauche de la page. <text:s/><text:span text:style-name="T153">V</text:span><text:span text:style-name="T47">ous pouvez y accéder aussi directement depuis le sous onglet </text:span><text:span text:style-name="T123">Ajouter</text:span><text:span text:style-name="T48"> </text:span><text:span text:style-name="T47">de l’onglet </text:span><text:span text:style-name="T123">Extensions</text:span><text:span text:style-name="T47"> d</text:span><text:span text:style-name="T30">u tableau de bord</text:span></text:p>
      <text:p text:style-name="P59">vous alle<text:span text:style-name="T153">z</text:span> être redirigé sur la page <text:span text:style-name="T124">A</text:span><text:span text:style-name="T112">jouter des extensions.</text:span></text:p>
      <text:p text:style-name="P59"/>
      <text:p text:style-name="P59"><text:span text:style-name="T189"><text:tab/>3 </text:span><text:span text:style-name="T190">– D</text:span>ans la <text:span text:style-name="T154">barre</text:span> de recherche situ<text:span text:style-name="T153">ée</text:span> en haut de la page <text:span text:style-name="T154">entrez </text:span><text:span text:style-name="T125">Contact Form 7</text:span><text:span text:style-name="T154"> comme non d’extension.</text:span></text:p>
      <text:p text:style-name="P57">La liste des extension<text:span text:style-name="T153">s</text:span> <text:span text:style-name="T153">correspondant</text:span> <text:span text:style-name="T153">à</text:span> <text:span text:style-name="T153">c</text:span>e nom apparaît.</text:p>
      <text:p text:style-name="P57"/>
      <text:p text:style-name="P57"><text:span text:style-name="T188"><text:tab/>4</text:span><text:span text:style-name="T187"> – </text:span>cliquer sur le bouton <text:span text:style-name="T112">Installer</text:span> situ<text:span text:style-name="T153">é</text:span> en haut <text:span text:style-name="T153">à</text:span> droite de la fiche de présentation de l’extension</text:p>
      <text:p text:style-name="P57">l’<text:span text:style-name="T155">extension</text:span> <text:span text:style-name="T155">s’installe.</text:span></text:p>
      <text:p text:style-name="P60"/>
      <text:p text:style-name="P60"><text:span text:style-name="T188"><text:tab/>5</text:span><text:span text:style-name="T187"> – U</text:span>ne fois install<text:span text:style-name="T153">ée</text:span>, vous devez activer l’extension pour pouvoir l’utiliser</text:p>
      <text:p text:style-name="P60">pour cela <text:span text:style-name="T157">cliquer sur l’onglet </text:span><text:span text:style-name="T126">Extensions</text:span><text:span text:style-name="T157"> dans la colonne du menu du tableau </text:span>puis dans le sous onglet <text:span text:style-name="T112">Extensions installées</text:span><text:span text:style-name="T30">. </text:span></text:p>
      <text:p text:style-name="P60"><text:span text:style-name="T30">Vous voye</text:span><text:span text:style-name="T49">z</text:span><text:span text:style-name="T30"> apparaître la liste des </text:span><text:span text:style-name="T49">application</text:span><text:span text:style-name="T30"> install</text:span><text:span text:style-name="T49">ées</text:span><text:span text:style-name="T30">. <text:s/>Repére</text:span><text:span text:style-name="T49">z</text:span><text:span text:style-name="T30"> la ligne de l’extension <text:s/></text:span><text:span text:style-name="T125">Contact Form 7 </text:span><text:span text:style-name="T30">puis cliquer sur le bouton </text:span><text:span text:style-name="T112">Activer</text:span><text:span text:style-name="T30"> situ</text:span><text:span text:style-name="T49">é</text:span><text:span text:style-name="T30"> en dessous du nom de l’extension.</text:span></text:p>
      <text:p text:style-name="P40"/>
      <text:p text:style-name="P61"><text:span text:style-name="T67"><text:tab/>6</text:span><text:span text:style-name="T68"> – </text:span><text:span text:style-name="T50">M</text:span><text:span text:style-name="T30">aintenant que vous avez installer l’extension vous devez voir apparaître </text:span><text:span text:style-name="T51">l’onglet </text:span><text:span text:style-name="T127">Contact</text:span><text:span text:style-name="T126"> </text:span><text:span text:style-name="T51">dans la colonne </text:span><text:span text:style-name="T52">du menu du tableau de bord situer à</text:span><text:span text:style-name="T51"> gauche de </text:span><text:span text:style-name="T53">l’écran.</text:span></text:p>
      <text:p text:style-name="P62"><text:span text:style-name="T51">c’</text:span><text:span text:style-name="T30">est a partir de celui ci que vous pourrez créer et gérer vos formulaire.</text:span></text:p>
      <text:p text:style-name="P39"/>
      <text:p text:style-name="P39"/>
      <text:p text:style-name="P39"/>
      <text:p text:style-name="P75"><text:soft-page-break/><text:span text:style-name="T31">4.2</text:span><text:span text:style-name="T30"> </text:span><text:span text:style-name="T33">C</text:span><text:span text:style-name="T32">réation de formulaire</text:span></text:p>
      <text:p text:style-name="P41"/>
      <text:p text:style-name="P63"><text:span text:style-name="T66"><text:tab/>1</text:span><text:span text:style-name="T30">– </text:span><text:span text:style-name="T50">C</text:span><text:span text:style-name="T30">liquer sur </text:span><text:span text:style-name="T51">l’onglet </text:span><text:span text:style-name="T127">Contact</text:span><text:span text:style-name="T126"> </text:span><text:span text:style-name="T51">dans la colonne </text:span><text:span text:style-name="T52">du menu du tableau de bord situ</text:span><text:span text:style-name="T49">é</text:span><text:span text:style-name="T52"> à</text:span><text:span text:style-name="T51"> gauche de </text:span><text:span text:style-name="T30">l’écran.</text:span></text:p>
      <text:p text:style-name="P64"><text:span text:style-name="T30">Puis sur le sous onglet </text:span><text:span text:style-name="T112">Formulaire de contact</text:span></text:p>
      <text:p text:style-name="P43">vous voye<text:span text:style-name="T153">z</text:span> apparaître la page d’accueil de l’extension avec la liste de tout vos formulaire<text:span text:style-name="T153">s</text:span> en bas de la page.</text:p>
      <text:p text:style-name="P42"/>
      <text:p text:style-name="P65"><text:span text:style-name="T67"><text:tab/>2 – </text:span><text:span text:style-name="T50">C</text:span><text:span text:style-name="T30">liquer sur le bouton </text:span><text:span text:style-name="T112">créer un formulaire</text:span><text:span text:style-name="T83"> </text:span><text:span text:style-name="T47">vous pouvez y accéder aussi directement depuis le sous onglet </text:span><text:span text:style-name="T112">créer un formulaire</text:span><text:span text:style-name="T30"> </text:span><text:span text:style-name="T47">de l’onglet </text:span><text:span text:style-name="T128">Contact</text:span><text:span text:style-name="T47"> d</text:span><text:span text:style-name="T52">u tableau de bord</text:span><text:span text:style-name="T87"> </text:span><text:span text:style-name="T30">. </text:span><text:span text:style-name="T47">Celui ci vous amènera sur </text:span><text:span text:style-name="T54">l’outil</text:span><text:span text:style-name="T47"> d’édition du contenu de votre formulaire.</text:span></text:p>
      <text:p text:style-name="P44"/>
      <text:p text:style-name="P66"><text:span text:style-name="T30">En haut de </text:span><text:span text:style-name="T47">l’</text:span><text:span text:style-name="T30">outil d’édition vous pouvez voir 4 onglet ( </text:span><text:span text:style-name="T55">Formulaire, Mail, Messages et Réglages additionnel ).</text:span></text:p>
      <text:p text:style-name="P45"/>
      <text:p text:style-name="P66"><text:span text:style-name="T55">- </text:span><text:span text:style-name="T56">l’onglet formulaire </text:span><text:span text:style-name="T55">: </text:span><text:span text:style-name="T30"><text:s text:c="2"/></text:span><text:span text:style-name="T55">il vous permettra de créer la structure de votre formulaire</text:span></text:p>
      <text:p text:style-name="P45"/>
      <text:p text:style-name="P66"><text:span text:style-name="T55">- </text:span><text:span text:style-name="T56">l’onglet mail </text:span><text:span text:style-name="T55">: quant un client remplit et envoi le formulaire, vous recevez le formulaire et ses réponses par mail sur boite mail que vous avez configur</text:span><text:span text:style-name="T49">ée</text:span><text:span text:style-name="T55"> pour le site . </text:span><text:span text:style-name="T60">Cet onglet vous permettra donc de personnaliser le mail que vous recevrez lorsqu’un client vous contactera.</text:span></text:p>
      <text:p text:style-name="P46"/>
      <text:p text:style-name="P66"><text:span text:style-name="T60">- </text:span><text:span text:style-name="T57">l’onglet messages</text:span><text:span text:style-name="T60"> : il vous permettra de définir les différents message</text:span><text:span text:style-name="T49">s</text:span><text:span text:style-name="T60"> <text:s/></text:span><text:span text:style-name="T61">de validation ou d’erreurs </text:span><text:span text:style-name="T60">affiché</text:span><text:span text:style-name="T49">es</text:span><text:span text:style-name="T60"> suite </text:span><text:span text:style-name="T49">à</text:span><text:span text:style-name="T60"> la validation du </text:span><text:span text:style-name="T61">formulaire par les clients</text:span></text:p>
      <text:p text:style-name="P47"/>
      <text:p text:style-name="P66"><text:span text:style-name="T61">- </text:span><text:span text:style-name="T58">l’onglet r</text:span><text:span text:style-name="T56">églages additionnel</text:span><text:span text:style-name="T55"> : </text:span><text:span text:style-name="T61">permet de créer des configuration</text:span><text:span text:style-name="T49">s</text:span><text:span text:style-name="T61"> avancé</text:span><text:span text:style-name="T49">es</text:span><text:span text:style-name="T61"> dont nous n’aurons pas la nécessit</text:span><text:span text:style-name="T49">é</text:span><text:span text:style-name="T61"> pour le moment.</text:span></text:p>
      <text:p text:style-name="P48"/>
      <text:p text:style-name="P67"><text:span text:style-name="T67"><text:tab/>3 – </text:span><text:span text:style-name="T68">P</text:span><text:span text:style-name="T30">our éditer votre formulaire et ajouter des champs texte, des menu</text:span><text:span text:style-name="T49">s</text:span><text:span text:style-name="T30">, des case</text:span><text:span text:style-name="T49">s</text:span><text:span text:style-name="T30"> </text:span><text:span text:style-name="T49">à</text:span><text:span text:style-name="T30"> cocher , etc … </text:span><text:span text:style-name="T62">utiliser les bouton</text:span><text:span text:style-name="T49">s</text:span><text:span text:style-name="T62"> de la barre d’outils de la page d’édition du formulaire.</text:span></text:p>
      <text:p text:style-name="P48"/>
      <text:p text:style-name="P68"><text:span text:style-name="T30">exemple de formulaire </text:span><text:span text:style-name="T61">de contact </text:span><text:span text:style-name="T30">:</text:span></text:p>
      <text:p text:style-name="P48"/>
      <text:p text:style-name="P48"/>
      <text:p text:style-name="P48">&lt;label&gt; Nom (*)</text:p>
      <text:p text:style-name="P48"><text:s text:c="5"/>[text text-323]&lt;/label&gt;</text:p>
      <text:p text:style-name="P48"/>
      <text:p text:style-name="P48">&lt;label&gt; Prénom (*)</text:p>
      <text:p text:style-name="P48"><text:s text:c="5"/>[text text-324]&lt;/label&gt;</text:p>
      <text:p text:style-name="P48"><text:soft-page-break/></text:p>
      <text:p text:style-name="P48">&lt;label&gt; Email (*)</text:p>
      <text:p text:style-name="P48"><text:s text:c="4"/>[email email-419] &lt;/label&gt;</text:p>
      <text:p text:style-name="P48"/>
      <text:p text:style-name="P48">&lt;label&gt; Téléphone</text:p>
      <text:p text:style-name="P48"><text:s text:c="4"/>[tel tel-999] &lt;/label&gt;</text:p>
      <text:p text:style-name="P48"/>
      <text:p text:style-name="P48">&lt;label&gt; Sujet</text:p>
      <text:p text:style-name="P48"><text:s text:c="4"/>[text your-subject] &lt;/label&gt;</text:p>
      <text:p text:style-name="P48"/>
      <text:p text:style-name="P48">&lt;label&gt; Détail de votre demande</text:p>
      <text:p text:style-name="P48"><text:s text:c="4"/>[textarea your-message] &lt;/label&gt;</text:p>
      <text:p text:style-name="P48"/>
      <text:p text:style-name="P48">[acceptance acceptance-309] j'accepte les termes et conditions d'utilisation du site [/acceptance]</text:p>
      <text:p text:style-name="P48"/>
      <text:p text:style-name="P48">[submit "Envoyer"]</text:p>
      <text:p text:style-name="P47"/>
      <text:p text:style-name="P49"><text:span text:style-name="T188"><text:tab/>4 </text:span><text:span text:style-name="T187">– P</text:span>our éditer le message contenu dans le mail que vous recevrez contenant les réponse<text:span text:style-name="T158">s</text:span> du formulai<text:span text:style-name="T158">re</text:span>, rendez vous dans l’onglet Mail de l’outil d’édition.</text:p>
      <text:p text:style-name="P49"/>
      <text:p text:style-name="P69"><text:span text:style-name="T30">Ensuite modifier le texte contenu dans </text:span><text:span text:style-name="T63">la zone de texte du corps</text:span><text:span text:style-name="T139"> du message.</text:span><text:span text:style-name="T160"> </text:span></text:p>
      <text:p text:style-name="P76"/>
      <text:p text:style-name="P76">Vous pouvez y écrire n’importe quel texte explicatif pour vous permettre de structurer le message et les réponse<text:span text:style-name="T158">s</text:span> obtenu<text:span text:style-name="T158">es</text:span> du formulaire.</text:p>
      <text:p text:style-name="P76"/>
      <text:p text:style-name="P70"><text:span text:style-name="T159">Comme vous avez pu le voir lors de la création du formulaire dans l’onglet formulaire de l’outil d’édition, quant vous créer </text:span><text:span text:style-name="T161">un champs (texte, menu, case </text:span><text:span text:style-name="T162">à</text:span><text:span text:style-name="T161"> cocher, etc.) un code court et créer également. </text:span><text:span text:style-name="T163">Ce code cour </text:span><text:span text:style-name="T162">correspond</text:span><text:span text:style-name="T163"> </text:span><text:span text:style-name="T162">à</text:span><text:span text:style-name="T163"> l’identifiant du champ du formulaire et permet donc de récupérer et d’afficher la valeur qui a été entr</text:span><text:span text:style-name="T162">ée</text:span><text:span text:style-name="T163"> par le client.</text:span></text:p>
      <text:p text:style-name="P77"/>
      <text:p text:style-name="P71"><text:span text:style-name="T159">Exemple de</text:span><text:span text:style-name="T112"> code court </text:span><text:span text:style-name="T159">pour <text:s/>un champ texte : [text-323]</text:span></text:p>
      <text:p text:style-name="P77"/>
      <text:p text:style-name="P71"><text:span text:style-name="T162">P</text:span><text:span text:style-name="T159">our que les réponse</text:span><text:span text:style-name="T162">s</text:span><text:span text:style-name="T159"> d</text:span><text:span text:style-name="T163">u</text:span><text:span text:style-name="T159"> formulaire </text:span><text:span text:style-name="T163">envoy</text:span><text:span text:style-name="T162">ées</text:span><text:span text:style-name="T163"> par le client </text:span><text:span text:style-name="T159">apparaisse</text:span><text:span text:style-name="T162">nt</text:span><text:span text:style-name="T159"> <text:s/></text:span><text:span text:style-name="T163">dans </text:span><text:span text:style-name="T159">le corps du mail </text:span><text:span text:style-name="T163">que vous recevrez</text:span><text:span text:style-name="T159">, il faudra </text:span><text:span text:style-name="T163">donc y insérer tout les texte</text:span><text:span text:style-name="T162">s</text:span><text:span text:style-name="T163"> court</text:span><text:span text:style-name="T162">s</text:span><text:span text:style-name="T163"> correspondant au valeur <text:s/>entr</text:span><text:span text:style-name="T162">ées</text:span><text:span text:style-name="T163"> par le client dans les champs de votre formulaire.</text:span></text:p>
      <text:p text:style-name="P78"/>
      <text:p text:style-name="P72"><text:span text:style-name="T163">E</text:span><text:span text:style-name="T159">xemple de contenu du corps de message dans l’onglet mail pour un formulaire de contact :</text:span></text:p>
      <text:p text:style-name="P79"><text:soft-page-break/></text:p>
      <text:p text:style-name="P79">Pour: [text-323] &lt;[email-419]&gt;</text:p>
      <text:p text:style-name="P79">Sujet: [your-subject]</text:p>
      <text:p text:style-name="P79"/>
      <text:p text:style-name="P79"><text:span text:style-name="T158">C</text:span>e message a été envoy<text:span text:style-name="T158">é</text:span> par un visiteur depuis le formulaire de contact depuis le site http://simplon1.dylangouzenne.fr.</text:p>
      <text:p text:style-name="P79"/>
      <text:p text:style-name="P79">coordonées du client :</text:p>
      <text:p text:style-name="P79">Nom : [text-323]</text:p>
      <text:p text:style-name="P79">Prénom : [text-324]</text:p>
      <text:p text:style-name="P79">Email : [email-419]</text:p>
      <text:p text:style-name="P79">Téléphone : [tel-999]</text:p>
      <text:p text:style-name="P79"/>
      <text:p text:style-name="P79">description de la demande du client:</text:p>
      <text:p text:style-name="P79">[your-message]</text:p>
      <text:p text:style-name="P78"/>
      <text:p text:style-name="P73"><text:span text:style-name="T165"><text:tab/>5</text:span><text:span text:style-name="T164"> – </text:span><text:span text:style-name="T162">C</text:span><text:span text:style-name="T159">liquez dans l’onglet </text:span><text:span text:style-name="T112">Message</text:span><text:span text:style-name="T30"> de l’outil d’édition pour éditer les différents message</text:span><text:span text:style-name="T64">s</text:span><text:span text:style-name="T30"> de validation et d’erreurs du formulaire.</text:span></text:p>
      <text:p text:style-name="P50"/>
      <text:p text:style-name="P50"><text:span text:style-name="T188"><text:tab/>6</text:span><text:span text:style-name="T187"> – E</text:span>ntrer les <text:s/>messages que vous souhaitez afficher dans les c<text:span text:style-name="T158">h</text:span>amps <text:span text:style-name="T158">appropriés</text:span> en fonction de l’état du formulaire puis cliquer sur le bouton <text:span text:style-name="T94">E</text:span><text:span text:style-name="T89">nregistrer</text:span> en bas de la page pour valider vos modifications</text:p>
      <text:p text:style-name="P78"/>
      <text:p text:style-name="P48"/>
      <text:p text:style-name="P48"/>
      <text:p text:style-name="P38"><text:span text:style-name="T31">4.3</text:span><text:span text:style-name="T30"> </text:span><text:span text:style-name="T33">I</text:span><text:span text:style-name="T32">ntégration des formulaire</text:span><text:span text:style-name="T34">s</text:span></text:p>
      <text:p text:style-name="P41"/>
      <text:p text:style-name="P74"><text:span text:style-name="T67"><text:tab/>1</text:span><text:span text:style-name="T68"> – </text:span><text:span text:style-name="T64">C</text:span><text:span text:style-name="T53">liquer sur </text:span><text:span text:style-name="T51">l’onglet </text:span><text:span text:style-name="T127">Contact</text:span><text:span text:style-name="T51"> dans la colonne </text:span><text:span text:style-name="T52">du menu du tableau de bord situ</text:span><text:span text:style-name="T64">é</text:span><text:span text:style-name="T52"> à</text:span><text:span text:style-name="T51"> gauche de </text:span><text:span text:style-name="T53">l’écran.</text:span></text:p>
      <text:p text:style-name="P64"><text:span text:style-name="T30">Puis sur le sous onglet </text:span><text:span text:style-name="T112">Formulaire de contact.</text:span></text:p>
      <text:p text:style-name="P48"/>
      <text:p text:style-name="P51"><text:span text:style-name="T188"><text:tab/>2</text:span><text:span text:style-name="T187"> – E</text:span>n bas de la page apparaît la liste de vos formulaire sous forme de tableau.</text:p>
      <text:p text:style-name="P51">Il comporte 4 colonne<text:span text:style-name="T158">s</text:span> : titre, code court, auteur et date . <text:s/><text:span text:style-name="T166">Vous devez copier le texte contenu dans la colonne </text:span><text:span text:style-name="T129">code court </text:span><text:span text:style-name="T166">correspondant à la ligne du formulaire que vous voulez intégrer dans une page web</text:span></text:p>
      <text:p text:style-name="P48"/>
      <text:p text:style-name="P48"><text:span text:style-name="T166">exemple de code court pour un formulaire par défaut : </text:span>[contact-form-7 id="627" title="Sans titre"]</text:p>
      <text:p text:style-name="P52"/>
      <text:p text:style-name="P52"><text:span text:style-name="T188"><text:tab/>3 </text:span><text:span text:style-name="T187">– Coller</text:span> le code court de votre formulaire que vous venez de copier, dans l<text:span text:style-name="T167">e contenu de la</text:span> page we<text:span text:style-name="T167">b sur laquelle vous souhaitez qu’il apparaisse.</text:span></text:p>
      <text:p text:style-name="P52"><text:soft-page-break/></text:p>
      <text:p text:style-name="P53"><text:span text:style-name="T20">Note </text:span>: le formulaire n’apparaîtra pas lorsque vous insérerez le code court dans l’outil d’édition de votre page web. Mais ne vous inquiét<text:span text:style-name="T158">ez</text:span> pas le formulaire sera bien visible <text:span text:style-name="T158">à</text:span> l’emplacement de votre page web o<text:span text:style-name="T156">ù</text:span> vous avez copi<text:span text:style-name="T156">é</text:span> le code court quan<text:span text:style-name="T156">d</text:span> vous <text:s/>consulterez votre site.</text:p>
      <text:p text:style-name="P52"/>
      <text:p text:style-name="P52"/>
      <text:p text:style-name="P52"><text:span text:style-name="T20">Note</text:span> : si vous avez besoin d’un complément d’information vous pouvez consulter cet article qui détaille plus amplement la configuration de contact form 7 avec des photo<text:span text:style-name="T156">s</text:span> étape par étape.</text:p>
      <text:p text:style-name="P52"/>
      <text:p text:style-name="P54">https://wpmarmite.com/contact-form-7</text:p>
      <text:p text:style-name="P9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53cm" fo:margin-right="1.4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0:11:57.938340099</meta:creation-date>
    <dc:date>2018-08-03T10:04:42.937234909</dc:date>
    <meta:editing-duration>PT9M22S</meta:editing-duration>
    <meta:editing-cycles>3</meta:editing-cycles>
    <meta:generator>LibreOffice/6.0.3.2$Linux_X86_64 LibreOffice_project/00m0$Build-2</meta:generator>
    <meta:document-statistic meta:table-count="0" meta:image-count="0" meta:object-count="0" meta:page-count="18" meta:paragraph-count="298" meta:word-count="4465" meta:character-count="26071" meta:non-whitespace-character-count="21736"/>
  </office:meta>
</office:document-meta>
</file>